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3b61e89" officeooo:paragraph-rsid="03ba5e1a" style:font-weight-asian="normal" style:font-weight-complex="normal"/>
    </style:style>
    <style:style style:name="P48" style:family="paragraph" style:parent-style-name="Text_20_body">
      <style:text-properties fo:language="en" fo:country="US" fo:font-weight="normal" officeooo:rsid="03b3ba17" officeooo:paragraph-rsid="03b3ba17" style:font-weight-asian="normal" style:font-weight-complex="normal"/>
    </style:style>
    <style:style style:name="P49" style:family="paragraph" style:parent-style-name="Text_20_body">
      <style:text-properties fo:language="en" fo:country="US" fo:font-weight="normal" officeooo:rsid="023f4cba" officeooo:paragraph-rsid="069af5ff" style:font-weight-asian="normal" style:font-weight-complex="normal"/>
    </style:style>
    <style:style style:name="P50" style:family="paragraph" style:parent-style-name="Text_20_body">
      <style:text-properties fo:language="en" fo:country="US" fo:font-weight="normal" officeooo:rsid="02387acb" officeooo:paragraph-rsid="069a7a60" style:font-weight-asian="normal" style:font-weight-complex="normal"/>
    </style:style>
    <style:style style:name="P51" style:family="paragraph" style:parent-style-name="Text_20_body">
      <style:text-properties fo:language="en" fo:country="US" fo:font-weight="normal" officeooo:rsid="02400666" officeooo:paragraph-rsid="069e1099" style:font-weight-asian="normal" style:font-weight-complex="normal"/>
    </style:style>
    <style:style style:name="P52" style:family="paragraph" style:parent-style-name="Text_20_body">
      <style:text-properties fo:language="en" fo:country="US" fo:font-weight="normal" officeooo:rsid="069a7a60" officeooo:paragraph-rsid="069a7a60" style:font-weight-asian="normal" style:font-weight-complex="normal"/>
    </style:style>
    <style:style style:name="P53" style:family="paragraph" style:parent-style-name="Text_20_body">
      <style:text-properties fo:language="en" fo:country="US" fo:font-weight="normal" officeooo:rsid="025be88b" officeooo:paragraph-rsid="06a41833" style:font-weight-asian="normal" style:font-weight-complex="normal"/>
    </style:style>
    <style:style style:name="P54" style:family="paragraph" style:parent-style-name="Text_20_body">
      <style:text-properties fo:language="en" fo:country="US" fo:font-weight="normal" officeooo:rsid="01b06b39" officeooo:paragraph-rsid="067cb245" style:font-weight-asian="normal" style:font-weight-complex="normal"/>
    </style:style>
    <style:style style:name="P55" style:family="paragraph" style:parent-style-name="Text_20_body">
      <style:text-properties fo:language="en" fo:country="US" fo:font-weight="normal" officeooo:rsid="02f7fee3" officeooo:paragraph-rsid="06b95f22" style:font-weight-asian="normal" style:font-weight-complex="normal"/>
    </style:style>
    <style:style style:name="P56" style:family="paragraph" style:parent-style-name="Text_20_body">
      <style:text-properties fo:language="en" fo:country="US" fo:font-weight="normal" officeooo:rsid="01c2104f" officeooo:paragraph-rsid="0694fd05" style:font-weight-asian="normal" style:font-weight-complex="normal"/>
    </style:style>
    <style:style style:name="P57" style:family="paragraph" style:parent-style-name="Text_20_body">
      <style:text-properties fo:language="en" fo:country="US" fo:font-weight="normal" officeooo:rsid="0275acba" officeooo:paragraph-rsid="06c242c5" style:font-weight-asian="normal" style:font-weight-complex="normal"/>
    </style:style>
    <style:style style:name="P58" style:family="paragraph" style:parent-style-name="Text_20_body">
      <style:text-properties fo:language="en" fo:country="US" fo:font-weight="normal" officeooo:rsid="02d55e34" officeooo:paragraph-rsid="0752c6f0" style:font-weight-asian="normal" style:font-weight-complex="normal"/>
    </style:style>
    <style:style style:name="P59" style:family="paragraph" style:parent-style-name="Text_20_body">
      <style:text-properties fo:language="en" fo:country="US" fo:font-weight="normal" officeooo:rsid="0752c6f0" officeooo:paragraph-rsid="0752c6f0" style:font-weight-asian="normal" style:font-weight-complex="normal"/>
    </style:style>
    <style:style style:name="P60" style:family="paragraph" style:parent-style-name="Text_20_body">
      <style:text-properties fo:language="en" fo:country="US" fo:font-weight="normal" officeooo:rsid="055a4ce7" officeooo:paragraph-rsid="078b893b" style:font-weight-asian="normal" style:font-weight-complex="normal"/>
    </style:style>
    <style:style style:name="P61" style:family="paragraph" style:parent-style-name="Text_20_body">
      <style:text-properties fo:language="en" fo:country="US" fo:font-weight="normal" officeooo:rsid="055a4ce7" officeooo:paragraph-rsid="078bfe75" style:font-weight-asian="normal" style:font-weight-complex="normal"/>
    </style:style>
    <style:style style:name="P62" style:family="paragraph" style:parent-style-name="Text_20_body">
      <style:text-properties fo:language="en" fo:country="US" fo:font-weight="normal" officeooo:rsid="07a0a382" officeooo:paragraph-rsid="07b2ac06" style:font-weight-asian="normal" style:font-weight-complex="normal"/>
    </style:style>
    <style:style style:name="P63" style:family="paragraph" style:parent-style-name="Text_20_body">
      <style:text-properties fo:language="en" fo:country="US" fo:font-weight="normal" officeooo:rsid="07a1bd61" officeooo:paragraph-rsid="07b2ac06" style:font-weight-asian="normal" style:font-weight-complex="normal"/>
    </style:style>
    <style:style style:name="P64" style:family="paragraph" style:parent-style-name="Text_20_body">
      <style:text-properties fo:language="en" fo:country="US" fo:font-weight="normal" officeooo:rsid="02e5b8e8" officeooo:paragraph-rsid="084034b0" style:font-weight-asian="normal" style:font-weight-complex="normal"/>
    </style:style>
    <style:style style:name="P65" style:family="paragraph" style:parent-style-name="Text_20_body">
      <style:text-properties fo:language="en" fo:country="US" fo:font-weight="normal" officeooo:rsid="03bdc8e3" officeooo:paragraph-rsid="08427df9" style:font-weight-asian="normal" style:font-weight-complex="normal"/>
    </style:style>
    <style:style style:name="P66" style:family="paragraph" style:parent-style-name="Text_20_body">
      <style:text-properties fo:language="en" fo:country="US" fo:font-weight="bold" officeooo:rsid="025ccdd7" officeooo:paragraph-rsid="03525f4b" style:font-weight-asian="bold" style:font-weight-complex="bold"/>
    </style:style>
    <style:style style:name="P67" style:family="paragraph" style:parent-style-name="Text_20_body">
      <style:text-properties fo:language="en" fo:country="US" fo:font-weight="bold" officeooo:rsid="01906aa2" officeooo:paragraph-rsid="03e0c4ab" style:font-weight-asian="bold" style:font-weight-complex="bold"/>
    </style:style>
    <style:style style:name="P68" style:family="paragraph" style:parent-style-name="Text_20_body">
      <style:text-properties fo:language="en" fo:country="US" fo:font-weight="bold" officeooo:rsid="03ab55a6" officeooo:paragraph-rsid="03e0c4ab" style:font-weight-asian="bold" style:font-weight-complex="bold"/>
    </style:style>
    <style:style style:name="P69" style:family="paragraph" style:parent-style-name="Text_20_body">
      <style:text-properties fo:language="en" fo:country="US" fo:font-weight="bold" officeooo:rsid="03ba8106" officeooo:paragraph-rsid="03bc1362" style:font-weight-asian="bold" style:font-weight-complex="bold"/>
    </style:style>
    <style:style style:name="P70" style:family="paragraph" style:parent-style-name="Text_20_body">
      <style:text-properties fo:language="en" fo:country="US" fo:font-weight="bold" officeooo:paragraph-rsid="016d253d" style:font-weight-asian="bold" style:font-weight-complex="bold"/>
    </style:style>
    <style:style style:name="P71" style:family="paragraph" style:parent-style-name="Text_20_body">
      <style:text-properties fo:language="en" fo:country="US" fo:font-weight="bold" officeooo:rsid="016f8b5e" officeooo:paragraph-rsid="016f8b5e" style:font-weight-asian="bold" style:font-weight-complex="bold"/>
    </style:style>
    <style:style style:name="P72" style:family="paragraph" style:parent-style-name="Text_20_body">
      <style:text-properties fo:language="en" fo:country="US" fo:font-weight="bold" officeooo:rsid="01763b46" officeooo:paragraph-rsid="01b88182" style:font-weight-asian="bold" style:font-weight-complex="bold"/>
    </style:style>
    <style:style style:name="P73" style:family="paragraph" style:parent-style-name="Text_20_body">
      <style:text-properties fo:language="en" fo:country="US" fo:font-weight="bold" officeooo:rsid="017402c1" officeooo:paragraph-rsid="017402c1" style:font-weight-asian="bold" style:font-weight-complex="bold"/>
    </style:style>
    <style:style style:name="P74" style:family="paragraph" style:parent-style-name="Text_20_body">
      <style:text-properties fo:language="en" fo:country="US" fo:font-weight="bold" officeooo:rsid="0176fe1a" officeooo:paragraph-rsid="0176fe1a" style:font-weight-asian="bold" style:font-weight-complex="bold"/>
    </style:style>
    <style:style style:name="P75" style:family="paragraph" style:parent-style-name="Text_20_body">
      <style:text-properties fo:language="en" fo:country="US" fo:font-weight="bold" officeooo:rsid="05f8daed" officeooo:paragraph-rsid="05f8daed" style:font-weight-asian="bold" style:font-weight-complex="bold"/>
    </style:style>
    <style:style style:name="P76" style:family="paragraph" style:parent-style-name="Text_20_body">
      <style:text-properties fo:language="en" fo:country="US" fo:font-weight="bold" officeooo:rsid="05f9c191" officeooo:paragraph-rsid="05f9c191" style:font-weight-asian="bold" style:font-weight-complex="bold"/>
    </style:style>
    <style:style style:name="P77" style:family="paragraph" style:parent-style-name="Text_20_body">
      <style:text-properties fo:language="en" fo:country="US" fo:font-weight="bold" officeooo:rsid="05f6af7d" officeooo:paragraph-rsid="05f6af7d" style:font-weight-asian="bold" style:font-weight-complex="bold"/>
    </style:style>
    <style:style style:name="P78" style:family="paragraph" style:parent-style-name="Text_20_body">
      <style:text-properties fo:language="en" fo:country="US" fo:font-weight="bold" officeooo:rsid="019bc3d3" officeooo:paragraph-rsid="0682bc8b"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24c667e" officeooo:paragraph-rsid="06a41833" style:font-weight-asian="bold" style:font-weight-complex="bold"/>
    </style:style>
    <style:style style:name="P82" style:family="paragraph" style:parent-style-name="Text_20_body">
      <style:text-properties fo:language="en" fo:country="US" fo:font-weight="bold" officeooo:rsid="036193af" officeooo:paragraph-rsid="020ed5b3" style:font-weight-asian="bold" style:font-weight-complex="bold"/>
    </style:style>
    <style:style style:name="P83" style:family="paragraph" style:parent-style-name="Text_20_body">
      <style:text-properties fo:language="en" fo:country="US" fo:font-weight="bold" officeooo:rsid="0730ae43" officeooo:paragraph-rsid="0730ae43" style:font-weight-asian="bold" style:font-weight-complex="bold"/>
    </style:style>
    <style:style style:name="P84" style:family="paragraph" style:parent-style-name="Text_20_body">
      <style:text-properties fo:language="en" fo:country="US" officeooo:rsid="02624ea8" officeooo:paragraph-rsid="02ab06dc"/>
    </style:style>
    <style:style style:name="P85" style:family="paragraph" style:parent-style-name="Text_20_body">
      <style:text-properties fo:language="en" fo:country="US" officeooo:rsid="02b5b150" officeooo:paragraph-rsid="06c242c5"/>
    </style:style>
    <style:style style:name="P86" style:family="paragraph" style:parent-style-name="Text_20_body">
      <style:text-properties fo:language="en" fo:country="US" officeooo:rsid="03102cd1" officeooo:paragraph-rsid="03e0c4ab"/>
    </style:style>
    <style:style style:name="P87" style:family="paragraph" style:parent-style-name="Text_20_body">
      <style:text-properties fo:language="en" fo:country="US" officeooo:rsid="03172b5c"/>
    </style:style>
    <style:style style:name="P88" style:family="paragraph" style:parent-style-name="Text_20_body">
      <style:text-properties fo:language="en" fo:country="US" officeooo:rsid="033ccd16" officeooo:paragraph-rsid="04a09974"/>
    </style:style>
    <style:style style:name="P89" style:family="paragraph" style:parent-style-name="Text_20_body">
      <style:text-properties fo:language="en" fo:country="US" fo:font-style="normal" officeooo:rsid="034969da" officeooo:paragraph-rsid="03f09eb0" style:font-style-asian="normal" style:font-style-complex="normal"/>
    </style:style>
    <style:style style:name="P90" style:family="paragraph" style:parent-style-name="Text_20_body">
      <style:text-properties fo:language="en" fo:country="US" fo:font-style="normal" officeooo:rsid="034969da" officeooo:paragraph-rsid="0272dcef" style:font-style-asian="normal" style:font-style-complex="normal"/>
    </style:style>
    <style:style style:name="P91" style:family="paragraph" style:parent-style-name="Text_20_body">
      <style:text-properties fo:language="en" fo:country="US" fo:font-style="normal" officeooo:rsid="034969da" officeooo:paragraph-rsid="034969da" style:font-style-asian="normal" style:font-style-complex="normal"/>
    </style:style>
    <style:style style:name="P92" style:family="paragraph" style:parent-style-name="Text_20_body">
      <style:text-properties fo:language="en" fo:country="US" fo:font-style="normal" officeooo:rsid="03a33f41" officeooo:paragraph-rsid="04092fc4" style:font-style-asian="normal" style:font-style-complex="normal"/>
    </style:style>
    <style:style style:name="P93" style:family="paragraph" style:parent-style-name="Text_20_body">
      <style:text-properties fo:language="en" fo:country="US" fo:font-style="normal" officeooo:rsid="033ccd16" officeooo:paragraph-rsid="04092fc4" style:font-style-asian="normal" style:font-style-complex="normal"/>
    </style:style>
    <style:style style:name="P94" style:family="paragraph" style:parent-style-name="Text_20_body">
      <style:text-properties fo:language="en" fo:country="US" fo:font-style="normal" officeooo:rsid="0272dcef" officeooo:paragraph-rsid="027f7095" style:font-style-asian="normal" style:font-style-complex="normal"/>
    </style:style>
    <style:style style:name="P95" style:family="paragraph" style:parent-style-name="Text_20_body">
      <style:text-properties fo:language="en" fo:country="US" fo:font-style="normal" officeooo:rsid="0280d57f" officeooo:paragraph-rsid="0280d57f" style:font-style-asian="normal" style:font-style-complex="normal"/>
    </style:style>
    <style:style style:name="P96" style:family="paragraph" style:parent-style-name="Text_20_body">
      <style:text-properties fo:language="en" fo:country="US" fo:font-style="normal" officeooo:rsid="03cc0228" officeooo:paragraph-rsid="03cc0228" style:font-style-asian="normal" style:font-style-complex="normal"/>
    </style:style>
    <style:style style:name="P97" style:family="paragraph" style:parent-style-name="Text_20_body">
      <style:text-properties fo:language="en" fo:country="US" fo:font-style="normal" officeooo:rsid="03c4188b" officeooo:paragraph-rsid="03c4188b" style:font-style-asian="normal" style:font-style-complex="normal"/>
    </style:style>
    <style:style style:name="P98" style:family="paragraph" style:parent-style-name="Text_20_body">
      <style:text-properties fo:language="en" fo:country="US" fo:font-style="normal" officeooo:rsid="03c52263" officeooo:paragraph-rsid="03c52263" style:font-style-asian="normal" style:font-style-complex="normal"/>
    </style:style>
    <style:style style:name="P9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2" style:family="paragraph" style:parent-style-name="Text_20_body">
      <style:text-properties fo:language="en" fo:country="US" officeooo:rsid="031a426a" officeooo:paragraph-rsid="0340dd4e"/>
    </style:style>
    <style:style style:name="P103" style:family="paragraph" style:parent-style-name="Text_20_body">
      <style:text-properties fo:language="en" fo:country="US" officeooo:rsid="031a426a" officeooo:paragraph-rsid="031a426a"/>
    </style:style>
    <style:style style:name="P104" style:family="paragraph" style:parent-style-name="Text_20_body">
      <style:text-properties fo:language="en" fo:country="US" officeooo:rsid="063936a6" officeooo:paragraph-rsid="063936a6"/>
    </style:style>
    <style:style style:name="P105" style:family="paragraph" style:parent-style-name="Text_20_body">
      <style:text-properties fo:language="en" fo:country="US" officeooo:paragraph-rsid="04012278"/>
    </style:style>
    <style:style style:name="P106" style:family="paragraph" style:parent-style-name="Text_20_body">
      <style:text-properties fo:language="en" fo:country="US" officeooo:rsid="032e0234"/>
    </style:style>
    <style:style style:name="P107" style:family="paragraph" style:parent-style-name="Text_20_body">
      <style:text-properties fo:language="en" fo:country="US" officeooo:rsid="032e0234" officeooo:paragraph-rsid="032e0234"/>
    </style:style>
    <style:style style:name="P108" style:family="paragraph" style:parent-style-name="Text_20_body">
      <style:text-properties fo:language="en" fo:country="US" officeooo:rsid="0403133c" officeooo:paragraph-rsid="0403133c"/>
    </style:style>
    <style:style style:name="P109" style:family="paragraph" style:parent-style-name="Text_20_body">
      <style:text-properties fo:language="en" fo:country="US" officeooo:rsid="03860670" officeooo:paragraph-rsid="0391c342"/>
    </style:style>
    <style:style style:name="P110" style:family="paragraph" style:parent-style-name="Text_20_body">
      <style:text-properties fo:language="en" fo:country="US" officeooo:rsid="03860670" officeooo:paragraph-rsid="03860670"/>
    </style:style>
    <style:style style:name="P111" style:family="paragraph" style:parent-style-name="Text_20_body">
      <style:text-properties fo:language="en" fo:country="US" officeooo:rsid="03936424" officeooo:paragraph-rsid="03936424"/>
    </style:style>
    <style:style style:name="P112" style:family="paragraph" style:parent-style-name="Text_20_body">
      <style:text-properties fo:language="en" fo:country="US" officeooo:rsid="0272dcef" officeooo:paragraph-rsid="027f7095"/>
    </style:style>
    <style:style style:name="P113" style:family="paragraph" style:parent-style-name="Text_20_body">
      <style:text-properties fo:language="en" fo:country="US" officeooo:paragraph-rsid="063936a6"/>
    </style:style>
    <style:style style:name="P114" style:family="paragraph" style:parent-style-name="Text_20_body">
      <style:text-properties fo:language="en" fo:country="US" officeooo:rsid="032be77a" officeooo:paragraph-rsid="034a5b24"/>
    </style:style>
    <style:style style:name="P115" style:family="paragraph" style:parent-style-name="Text_20_body">
      <style:text-properties fo:language="en" fo:country="US" officeooo:rsid="032be77a" officeooo:paragraph-rsid="0769ddca"/>
    </style:style>
    <style:style style:name="P116" style:family="paragraph" style:parent-style-name="Text_20_body">
      <style:text-properties fo:language="en" fo:country="US" officeooo:rsid="033a67a2" officeooo:paragraph-rsid="034a5b24"/>
    </style:style>
    <style:style style:name="P117" style:family="paragraph" style:parent-style-name="Text_20_body">
      <style:text-properties fo:language="en" fo:country="US" officeooo:paragraph-rsid="034a5b24"/>
    </style:style>
    <style:style style:name="P118" style:family="paragraph" style:parent-style-name="Text_20_body">
      <style:text-properties fo:language="en" fo:country="US" officeooo:rsid="033fc09c" officeooo:paragraph-rsid="037f2449"/>
    </style:style>
    <style:style style:name="P119" style:family="paragraph" style:parent-style-name="Text_20_body">
      <style:text-properties fo:language="en" fo:country="US" officeooo:rsid="033fc09c" officeooo:paragraph-rsid="066b471c"/>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63ad66a"/>
    </style:style>
    <style:style style:name="P203" style:family="paragraph" style:parent-style-name="Text_20_body">
      <style:text-properties fo:language="en" fo:country="US" officeooo:paragraph-rsid="07537b16"/>
    </style:style>
    <style:style style:name="P204" style:family="paragraph" style:parent-style-name="Text_20_body">
      <style:text-properties fo:language="en" fo:country="US" officeooo:rsid="0375944b" officeooo:paragraph-rsid="076c7993"/>
    </style:style>
    <style:style style:name="P205" style:family="paragraph" style:parent-style-name="Text_20_body">
      <style:text-properties fo:language="en" fo:country="US" officeooo:rsid="0375944b" officeooo:paragraph-rsid="076e375d"/>
    </style:style>
    <style:style style:name="P206" style:family="paragraph" style:parent-style-name="Text_20_body">
      <style:text-properties fo:language="en" fo:country="US" officeooo:rsid="05b9eddf" officeooo:paragraph-rsid="07e320a9"/>
    </style:style>
    <style:style style:name="P207" style:family="paragraph" style:parent-style-name="Text_20_body">
      <style:text-properties fo:language="en" fo:country="US" officeooo:rsid="05b9eddf" officeooo:paragraph-rsid="07edfdbc"/>
    </style:style>
    <style:style style:name="P208" style:family="paragraph" style:parent-style-name="Text_20_body">
      <style:text-properties fo:language="en" fo:country="US" officeooo:rsid="05a90688" officeooo:paragraph-rsid="07e320a9"/>
    </style:style>
    <style:style style:name="P209" style:family="paragraph" style:parent-style-name="Text_20_body">
      <style:text-properties fo:language="en" fo:country="US" officeooo:rsid="05ae4f0f" officeooo:paragraph-rsid="07e320a9"/>
    </style:style>
    <style:style style:name="P210" style:family="paragraph" style:parent-style-name="Text_20_body">
      <style:text-properties fo:language="en" fo:country="US" officeooo:rsid="05d3311f" officeooo:paragraph-rsid="07e320a9"/>
    </style:style>
    <style:style style:name="P211" style:family="paragraph" style:parent-style-name="Text_20_body">
      <style:text-properties fo:language="en" fo:country="US" officeooo:rsid="05d4fc0b" officeooo:paragraph-rsid="07e320a9"/>
    </style:style>
    <style:style style:name="P212" style:family="paragraph" style:parent-style-name="Text_20_body">
      <style:text-properties fo:language="en" fo:country="US" officeooo:rsid="05ca00aa" officeooo:paragraph-rsid="07e320a9"/>
    </style:style>
    <style:style style:name="P213" style:family="paragraph" style:parent-style-name="Text_20_body">
      <style:text-properties fo:language="en" fo:country="US" officeooo:rsid="05b1c64b" officeooo:paragraph-rsid="07e320a9"/>
    </style:style>
    <style:style style:name="P214" style:family="paragraph" style:parent-style-name="Text_20_body">
      <style:text-properties fo:language="en" fo:country="US" officeooo:rsid="05cd785a" officeooo:paragraph-rsid="07e320a9"/>
    </style:style>
    <style:style style:name="P215" style:family="paragraph" style:parent-style-name="Text_20_body">
      <style:text-properties fo:language="en" fo:country="US" officeooo:rsid="05b6a0ed" officeooo:paragraph-rsid="07e320a9"/>
    </style:style>
    <style:style style:name="P216" style:family="paragraph" style:parent-style-name="Text_20_body">
      <style:text-properties fo:language="en" fo:country="US" officeooo:rsid="05d16a55" officeooo:paragraph-rsid="07e320a9"/>
    </style:style>
    <style:style style:name="P217" style:family="paragraph" style:parent-style-name="Text_20_body">
      <style:text-properties fo:language="en" fo:country="US" officeooo:rsid="05d5238a" officeooo:paragraph-rsid="07e320a9"/>
    </style:style>
    <style:style style:name="P218" style:family="paragraph" style:parent-style-name="Text_20_body">
      <style:text-properties fo:language="en" fo:country="US" officeooo:rsid="065b51a2" officeooo:paragraph-rsid="07e320a9"/>
    </style:style>
    <style:style style:name="P219" style:family="paragraph" style:parent-style-name="Text_20_body">
      <style:text-properties fo:language="en" fo:country="US" officeooo:rsid="05c962fe" officeooo:paragraph-rsid="07e320a9"/>
    </style:style>
    <style:style style:name="P220" style:family="paragraph" style:parent-style-name="Text_20_body">
      <style:text-properties fo:language="en" fo:country="US" officeooo:rsid="03d7e143" officeooo:paragraph-rsid="08467353"/>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fo:font-weight="normal" officeooo:rsid="07f8115e" officeooo:paragraph-rsid="07f8115e" style:font-weight-asian="normal" style:font-weight-complex="normal"/>
    </style:style>
    <style:style style:name="P233" style:family="paragraph" style:parent-style-name="Text_20_body">
      <style:text-properties fo:color="#800000" fo:language="en" fo:country="US" officeooo:rsid="04b6ff30" officeooo:paragraph-rsid="063729d6"/>
    </style:style>
    <style:style style:name="P234" style:family="paragraph" style:parent-style-name="Text_20_body">
      <style:text-properties fo:color="#800000" fo:language="en" fo:country="US" fo:font-style="normal" officeooo:rsid="06306876" officeooo:paragraph-rsid="06306876" style:font-style-asian="normal" style:font-style-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800000" style:text-line-through-style="solid" style:text-line-through-type="single" fo:language="en" fo:country="US" fo:font-weight="normal" officeooo:rsid="063ad66a" officeooo:paragraph-rsid="063ee9b1" style:font-weight-asian="normal" style:font-weight-complex="normal"/>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0" style:family="paragraph" style:parent-style-name="Text_20_body">
      <style:text-properties style:use-window-font-color="true" fo:language="en" fo:country="US" officeooo:rsid="02b5b150" officeooo:paragraph-rsid="06c57fec"/>
    </style:style>
    <style:style style:name="P251" style:family="paragraph" style:parent-style-name="Text_20_body">
      <style:text-properties style:use-window-font-color="true" fo:language="en" fo:country="US" officeooo:rsid="02624ea8" officeooo:paragraph-rsid="074c0a3d"/>
    </style:style>
    <style:style style:name="P252"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66e5398" officeooo:paragraph-rsid="07edfdbc"/>
    </style:style>
    <style:style style:name="P266" style:family="paragraph" style:parent-style-name="Text_20_body">
      <style:text-properties officeooo:rsid="08249533" officeooo:paragraph-rsid="08259f39"/>
    </style:style>
    <style:style style:name="P267" style:family="paragraph" style:parent-style-name="Text_20_body">
      <style:text-properties officeooo:rsid="08259f39" officeooo:paragraph-rsid="08284436"/>
    </style:style>
    <style:style style:name="P268" style:family="paragraph" style:parent-style-name="Text_20_body">
      <style:text-properties officeooo:paragraph-rsid="08259f39"/>
    </style:style>
    <style:style style:name="P269" style:family="paragraph" style:parent-style-name="Text_20_body">
      <style:text-properties officeooo:rsid="082c124b" officeooo:paragraph-rsid="082dd507"/>
    </style:style>
    <style:style style:name="P270" style:family="paragraph" style:parent-style-name="Text_20_body">
      <style:text-properties officeooo:rsid="082d4222" officeooo:paragraph-rsid="082eca8d"/>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paragraph-properties fo:break-before="page"/>
      <style:text-properties fo:language="en" fo:country="US"/>
    </style:style>
    <style:style style:name="P276" style:family="paragraph" style:parent-style-name="Standard">
      <style:text-properties fo:language="en" fo:country="US"/>
    </style:style>
    <style:style style:name="P277" style:family="paragraph" style:parent-style-name="Standard">
      <style:text-properties fo:language="en" fo:country="US" officeooo:rsid="0057321f" officeooo:paragraph-rsid="0057321f"/>
    </style:style>
    <style:style style:name="P278" style:family="paragraph" style:parent-style-name="Standard">
      <style:text-properties fo:language="en" fo:country="US" officeooo:rsid="00735414" officeooo:paragraph-rsid="00818527"/>
    </style:style>
    <style:style style:name="P279" style:family="paragraph" style:parent-style-name="Standard">
      <style:text-properties fo:language="en" fo:country="US" officeooo:rsid="00dafa2c" officeooo:paragraph-rsid="00dafa2c"/>
    </style:style>
    <style:style style:name="P280" style:family="paragraph" style:parent-style-name="Standard">
      <style:text-properties fo:language="en" fo:country="US" officeooo:rsid="00ddbf8f" officeooo:paragraph-rsid="050b53fd"/>
    </style:style>
    <style:style style:name="P281" style:family="paragraph" style:parent-style-name="Standard">
      <style:text-properties fo:language="en" fo:country="US" officeooo:rsid="00ddbf8f" officeooo:paragraph-rsid="00ddbf8f"/>
    </style:style>
    <style:style style:name="P282" style:family="paragraph" style:parent-style-name="Standard">
      <style:text-properties fo:language="en" fo:country="US" officeooo:rsid="00eb886c" officeooo:paragraph-rsid="050ba0ee"/>
    </style:style>
    <style:style style:name="P283" style:family="paragraph" style:parent-style-name="Standard">
      <style:text-properties fo:language="en" fo:country="US" officeooo:rsid="00eb886c" officeooo:paragraph-rsid="00f59f77"/>
    </style:style>
    <style:style style:name="P284" style:family="paragraph" style:parent-style-name="Standard">
      <style:text-properties fo:language="en" fo:country="US" officeooo:rsid="0100846b" officeooo:paragraph-rsid="050ba0ee"/>
    </style:style>
    <style:style style:name="P285" style:family="paragraph" style:parent-style-name="Standard">
      <style:text-properties fo:language="en" fo:country="US" officeooo:rsid="01001564" officeooo:paragraph-rsid="01001564"/>
    </style:style>
    <style:style style:name="P286" style:family="paragraph" style:parent-style-name="Standard">
      <style:text-properties fo:language="en" fo:country="US" officeooo:rsid="0111c7e2" officeooo:paragraph-rsid="050ba0ee"/>
    </style:style>
    <style:style style:name="P287" style:family="paragraph" style:parent-style-name="Standard">
      <style:text-properties fo:language="en" fo:country="US" officeooo:rsid="0111c7e2" officeooo:paragraph-rsid="0111c7e2"/>
    </style:style>
    <style:style style:name="P288" style:family="paragraph" style:parent-style-name="Standard">
      <style:text-properties fo:language="en" fo:country="US" officeooo:rsid="011a2c8a" officeooo:paragraph-rsid="050ba0ee"/>
    </style:style>
    <style:style style:name="P289" style:family="paragraph" style:parent-style-name="Standard">
      <style:text-properties fo:language="en" fo:country="US" officeooo:rsid="011a2c8a" officeooo:paragraph-rsid="011e3880"/>
    </style:style>
    <style:style style:name="P290" style:family="paragraph" style:parent-style-name="Standard">
      <style:text-properties fo:language="en" fo:country="US" officeooo:rsid="011f99cd" officeooo:paragraph-rsid="050ba0ee"/>
    </style:style>
    <style:style style:name="P291" style:family="paragraph" style:parent-style-name="Standard">
      <style:text-properties fo:language="en" fo:country="US" officeooo:paragraph-rsid="00570938"/>
    </style:style>
    <style:style style:name="P292" style:family="paragraph" style:parent-style-name="Standard">
      <style:text-properties fo:language="en" fo:country="US" officeooo:rsid="00a2d36d" officeooo:paragraph-rsid="011f99cd"/>
    </style:style>
    <style:style style:name="P293" style:family="paragraph" style:parent-style-name="Author">
      <style:text-properties fo:language="en" fo:country="US"/>
    </style:style>
    <style:style style:name="P294" style:family="paragraph" style:parent-style-name="Author">
      <style:text-properties fo:language="en" fo:country="US" officeooo:rsid="00bb700a" officeooo:paragraph-rsid="00bb700a"/>
    </style:style>
    <style:style style:name="P295" style:family="paragraph" style:parent-style-name="Author">
      <style:text-properties fo:language="en" fo:country="US" officeooo:rsid="00bb700a" officeooo:paragraph-rsid="016da5a1"/>
    </style:style>
    <style:style style:name="P296" style:family="paragraph" style:parent-style-name="Author">
      <style:text-properties fo:language="en" fo:country="US" officeooo:rsid="00bb700a" officeooo:paragraph-rsid="03a73593"/>
    </style:style>
    <style:style style:name="P297" style:family="paragraph" style:parent-style-name="Author">
      <style:text-properties fo:language="en" fo:country="US" officeooo:rsid="00bb700a" officeooo:paragraph-rsid="07e320a9"/>
    </style:style>
    <style:style style:name="P298" style:family="paragraph" style:parent-style-name="Author">
      <style:text-properties fo:language="en" fo:country="US" officeooo:paragraph-rsid="05f6af7d"/>
    </style:style>
    <style:style style:name="P299" style:family="paragraph" style:parent-style-name="Quotations">
      <style:text-properties fo:language="en" fo:country="US"/>
    </style:style>
    <style:style style:name="P300" style:family="paragraph" style:parent-style-name="Quotations">
      <style:text-properties fo:language="en" fo:country="US" officeooo:paragraph-rsid="06274c9f"/>
    </style:style>
    <style:style style:name="P301" style:family="paragraph" style:parent-style-name="Quotations">
      <style:text-properties fo:language="en" fo:country="US" officeooo:rsid="06fd8fbb" officeooo:paragraph-rsid="06fd8fbb"/>
    </style:style>
    <style:style style:name="P302" style:family="paragraph" style:parent-style-name="Code_20_Source">
      <style:text-properties fo:language="en" fo:country="US"/>
    </style:style>
    <style:style style:name="P303" style:family="paragraph" style:parent-style-name="Code_20_Source">
      <style:text-properties fo:color="#999999" style:text-line-through-style="solid" style:text-line-through-type="single" fo:language="en" fo:country="US" officeooo:paragraph-rsid="0620f991"/>
    </style:style>
    <style:style style:name="P304" style:family="paragraph" style:parent-style-name="Table_20_Contents">
      <style:paragraph-properties fo:text-align="center" style:justify-single-word="false"/>
      <style:text-properties fo:language="en" fo:country="US" officeooo:paragraph-rsid="069a7a60"/>
    </style:style>
    <style:style style:name="P305" style:family="paragraph" style:parent-style-name="Table_20_Contents">
      <style:paragraph-properties fo:text-align="center" style:justify-single-word="false"/>
      <style:text-properties fo:language="en" fo:country="US" officeooo:rsid="0239df5f" officeooo:paragraph-rsid="069a7a60"/>
    </style:style>
    <style:style style:name="P306" style:family="paragraph" style:parent-style-name="Table_20_Contents">
      <style:paragraph-properties fo:text-align="center" style:justify-single-word="false"/>
      <style:text-properties fo:language="en" fo:country="US" officeooo:rsid="023b1690" officeooo:paragraph-rsid="069a7a60"/>
    </style:style>
    <style:style style:name="P307" style:family="paragraph" style:parent-style-name="Table_20_Contents">
      <style:paragraph-properties fo:text-align="center" style:justify-single-word="false"/>
      <style:text-properties fo:language="en" fo:country="US" officeooo:rsid="023cb190" officeooo:paragraph-rsid="069a7a60"/>
    </style:style>
    <style:style style:name="P308"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0"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2"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5"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9" style:family="paragraph" style:parent-style-name="Bibliography_20_1">
      <style:paragraph-properties>
        <style:tab-stops/>
      </style:paragraph-properties>
    </style:style>
    <style:style style:name="P320" style:family="paragraph" style:parent-style-name="Contents_20_1">
      <style:paragraph-properties>
        <style:tab-stops>
          <style:tab-stop style:position="17cm" style:type="right" style:leader-style="dotted" style:leader-text="."/>
        </style:tab-stops>
      </style:paragraph-properties>
    </style:style>
    <style:style style:name="P321" style:family="paragraph" style:parent-style-name="Contents_20_2">
      <style:paragraph-properties>
        <style:tab-stops>
          <style:tab-stop style:position="16.501cm" style:type="right" style:leader-style="dotted" style:leader-text="."/>
        </style:tab-stops>
      </style:paragraph-properties>
    </style:style>
    <style:style style:name="P322" style:family="paragraph" style:parent-style-name="Contents_20_3">
      <style:paragraph-properties>
        <style:tab-stops>
          <style:tab-stop style:position="16.002cm" style:type="right" style:leader-style="dotted" style:leader-text="."/>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text-properties officeooo:rsid="085754d5" officeooo:paragraph-rsid="085754d5"/>
    </style:style>
    <style:style style:name="P402" style:family="paragraph" style:parent-style-name="Text_20_body">
      <style:text-properties officeooo:rsid="08592467" officeooo:paragraph-rsid="08592467"/>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3">
      <style:text-properties fo:language="en" fo:country="US"/>
    </style:style>
    <style:style style:name="P414" style:family="paragraph" style:parent-style-name="Heading_20_3">
      <style:text-properties fo:language="en" fo:country="US" officeooo:rsid="0558d9ed" officeooo:paragraph-rsid="0558d9ed"/>
    </style:style>
    <style:style style:name="P415" style:family="paragraph" style:parent-style-name="Heading_20_3">
      <style:text-properties fo:language="en" fo:country="US" officeooo:paragraph-rsid="032be77a"/>
    </style:style>
    <style:style style:name="P416" style:family="paragraph" style:parent-style-name="Heading_20_3">
      <style:text-properties fo:language="en" fo:country="US" officeooo:rsid="06398ff5" officeooo:paragraph-rsid="06398ff5"/>
    </style:style>
    <style:style style:name="P417" style:family="paragraph" style:parent-style-name="Heading_20_3">
      <style:text-properties fo:language="en" fo:country="US" officeooo:rsid="032be77a" officeooo:paragraph-rsid="034a5b24"/>
    </style:style>
    <style:style style:name="P418" style:family="paragraph" style:parent-style-name="Heading_20_3">
      <style:text-properties fo:language="en" fo:country="US" officeooo:rsid="07f6148d" officeooo:paragraph-rsid="07f6148d"/>
    </style:style>
    <style:style style:name="P419" style:family="paragraph" style:parent-style-name="Heading_20_3">
      <style:text-properties fo:language="en" fo:country="US" officeooo:paragraph-rsid="034a5b24"/>
    </style:style>
    <style:style style:name="P420" style:family="paragraph" style:parent-style-name="Heading_20_3">
      <style:text-properties fo:language="en" fo:country="US" officeooo:rsid="0470e59c" officeooo:paragraph-rsid="0470e59c"/>
    </style:style>
    <style:style style:name="P421" style:family="paragraph" style:parent-style-name="Heading_20_3">
      <style:text-properties fo:language="en" fo:country="US" officeooo:rsid="02846381" officeooo:paragraph-rsid="02846381"/>
    </style:style>
    <style:style style:name="P422" style:family="paragraph" style:parent-style-name="Heading_20_3">
      <style:text-properties fo:language="en" fo:country="US" officeooo:rsid="063ad66a" officeooo:paragraph-rsid="063ad66a"/>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f228b8" officeooo:paragraph-rsid="063ad66a"/>
    </style:style>
    <style:style style:name="P425" style:family="paragraph" style:parent-style-name="Heading_20_3">
      <style:text-properties fo:language="en" fo:country="US" officeooo:rsid="02f228b8" officeooo:paragraph-rsid="05221072"/>
    </style:style>
    <style:style style:name="P426" style:family="paragraph" style:parent-style-name="Heading_20_3">
      <style:text-properties fo:language="en" fo:country="US" officeooo:rsid="02e2917d" officeooo:paragraph-rsid="02e2917d"/>
    </style:style>
    <style:style style:name="P427" style:family="paragraph" style:parent-style-name="Heading_20_3">
      <style:text-properties fo:language="en" fo:country="US" officeooo:rsid="03b837d2" officeooo:paragraph-rsid="03b837d2"/>
    </style:style>
    <style:style style:name="P428" style:family="paragraph" style:parent-style-name="Heading_20_3">
      <style:text-properties fo:language="en" fo:country="US" officeooo:rsid="03c3cc49" officeooo:paragraph-rsid="03c3cc49"/>
    </style:style>
    <style:style style:name="P429" style:family="paragraph" style:parent-style-name="Heading_20_3">
      <style:text-properties fo:language="en" fo:country="US" officeooo:rsid="04982685" officeooo:paragraph-rsid="04982685"/>
    </style:style>
    <style:style style:name="P430" style:family="paragraph" style:parent-style-name="Heading_20_3">
      <style:text-properties officeooo:rsid="06e7aece" officeooo:paragraph-rsid="06e7aece"/>
    </style:style>
    <style:style style:name="P431" style:family="paragraph" style:parent-style-name="Heading_20_3">
      <style:text-properties fo:color="#800000" style:text-line-through-style="solid" style:text-line-through-type="single" fo:language="en" fo:country="US" officeooo:rsid="063ee9b1" officeooo:paragraph-rsid="063ee9b1"/>
    </style:style>
    <style:style style:name="P432" style:family="paragraph" style:parent-style-name="Heading_20_3">
      <style:text-properties officeooo:rsid="0644d119" officeooo:paragraph-rsid="0644d119"/>
    </style:style>
    <style:style style:name="P433" style:family="paragraph" style:parent-style-name="Heading_20_3">
      <style:text-properties officeooo:rsid="06ee7779" officeooo:paragraph-rsid="06ee7779"/>
    </style:style>
    <style:style style:name="P434" style:family="paragraph" style:parent-style-name="Heading_20_3">
      <style:text-properties officeooo:rsid="083b3b2b" officeooo:paragraph-rsid="083b3b2b"/>
    </style:style>
    <style:style style:name="P435" style:family="paragraph" style:parent-style-name="Heading_20_4">
      <style:text-properties fo:language="en" fo:country="US"/>
    </style:style>
    <style:style style:name="P436"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fo:font-weight="normal" officeooo:rsid="08427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fo:font-weight="normal" officeooo:rsid="084e72ba"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e60a0b" style:font-style-asian="normal" style:font-style-complex="normal"/>
    </style:style>
    <style:style style:name="T242" style:family="text">
      <style:text-properties fo:font-style="normal" officeooo:rsid="03e67196" style:font-style-asian="normal" style:font-style-complex="normal"/>
    </style:style>
    <style:style style:name="T243" style:family="text">
      <style:text-properties fo:font-style="normal" officeooo:rsid="03f09eb0" style:font-style-asian="normal" style:font-style-complex="normal"/>
    </style:style>
    <style:style style:name="T244" style:family="text">
      <style:text-properties fo:font-style="normal" officeooo:rsid="03f0c93b" style:font-style-asian="normal" style:font-style-complex="normal"/>
    </style:style>
    <style:style style:name="T245" style:family="text">
      <style:text-properties fo:font-style="normal" officeooo:rsid="03f426c5" style:font-style-asian="normal" style:font-style-complex="normal"/>
    </style:style>
    <style:style style:name="T246" style:family="text">
      <style:text-properties fo:font-style="normal" officeooo:rsid="03f47c03" style:font-style-asian="normal" style:font-style-complex="normal"/>
    </style:style>
    <style:style style:name="T247" style:family="text">
      <style:text-properties fo:font-style="normal" officeooo:rsid="03f5eb80" style:font-style-asian="normal" style:font-style-complex="normal"/>
    </style:style>
    <style:style style:name="T248" style:family="text">
      <style:text-properties fo:font-style="normal" officeooo:rsid="03f601dd" style:font-style-asian="normal" style:font-style-complex="normal"/>
    </style:style>
    <style:style style:name="T249" style:family="text">
      <style:text-properties fo:font-style="normal" officeooo:rsid="03f6f2bc" style:font-style-asian="normal" style:font-style-complex="normal"/>
    </style:style>
    <style:style style:name="T250" style:family="text">
      <style:text-properties fo:font-style="normal" officeooo:rsid="03f8a1d3" style:font-style-asian="normal" style:font-style-complex="normal"/>
    </style:style>
    <style:style style:name="T251" style:family="text">
      <style:text-properties fo:font-style="normal" officeooo:rsid="03fa3d57" style:font-style-asian="normal" style:font-style-complex="normal"/>
    </style:style>
    <style:style style:name="T252" style:family="text">
      <style:text-properties fo:font-style="normal" officeooo:rsid="03fb169a" style:font-style-asian="normal" style:font-style-complex="normal"/>
    </style:style>
    <style:style style:name="T253" style:family="text">
      <style:text-properties fo:font-style="normal" officeooo:rsid="0401cbb4" style:font-style-asian="normal" style:font-style-complex="normal"/>
    </style:style>
    <style:style style:name="T254" style:family="text">
      <style:text-properties fo:font-style="normal" officeooo:rsid="0444dd51" style:font-style-asian="normal" style:font-style-complex="normal"/>
    </style:style>
    <style:style style:name="T255" style:family="text">
      <style:text-properties fo:font-style="normal" officeooo:rsid="0446d68e" style:font-style-asian="normal" style:font-style-complex="normal"/>
    </style:style>
    <style:style style:name="T256" style:family="text">
      <style:text-properties fo:font-style="normal" officeooo:rsid="044739fb" style:font-style-asian="normal" style:font-style-complex="normal"/>
    </style:style>
    <style:style style:name="T257" style:family="text">
      <style:text-properties fo:font-style="normal" officeooo:rsid="0469a8d9" style:font-style-asian="normal" style:font-style-complex="normal"/>
    </style:style>
    <style:style style:name="T258" style:family="text">
      <style:text-properties fo:font-style="normal" officeooo:rsid="046a22c6"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08f4dc6" style:font-style-asian="normal" style:font-style-complex="normal"/>
    </style:style>
    <style:style style:name="T261" style:family="text">
      <style:text-properties fo:font-style="normal" officeooo:rsid="007cc973" style:font-style-asian="normal" style:font-style-complex="normal"/>
    </style:style>
    <style:style style:name="T262" style:family="text">
      <style:text-properties fo:font-style="normal" officeooo:rsid="007ac48d"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34ef69d"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ceb2c" style:font-style-asian="normal" style:font-style-complex="normal"/>
    </style:style>
    <style:style style:name="T320" style:family="text">
      <style:text-properties fo:font-style="normal" officeooo:rsid="053e6462" style:font-style-asian="normal" style:font-style-complex="normal"/>
    </style:style>
    <style:style style:name="T321" style:family="text">
      <style:text-properties fo:font-style="normal" officeooo:rsid="053ff537" style:font-style-asian="normal" style:font-style-complex="normal"/>
    </style:style>
    <style:style style:name="T322" style:family="text">
      <style:text-properties fo:font-style="normal" officeooo:rsid="0552010f" style:font-style-asian="normal" style:font-style-complex="normal"/>
    </style:style>
    <style:style style:name="T323" style:family="text">
      <style:text-properties fo:font-style="normal" officeooo:rsid="055246e9" style:font-style-asian="normal" style:font-style-complex="normal"/>
    </style:style>
    <style:style style:name="T324" style:family="text">
      <style:text-properties fo:font-style="normal" officeooo:rsid="059b7993" style:font-style-asian="normal" style:font-style-complex="normal"/>
    </style:style>
    <style:style style:name="T325" style:family="text">
      <style:text-properties fo:font-style="normal" officeooo:rsid="059be3fa" style:font-style-asian="normal" style:font-style-complex="normal"/>
    </style:style>
    <style:style style:name="T326" style:family="text">
      <style:text-properties fo:font-style="normal" officeooo:rsid="059c4d21" style:font-style-asian="normal" style:font-style-complex="normal"/>
    </style:style>
    <style:style style:name="T327" style:family="text">
      <style:text-properties fo:font-style="normal" officeooo:rsid="05af5926" style:font-style-asian="normal" style:font-style-complex="normal"/>
    </style:style>
    <style:style style:name="T328" style:family="text">
      <style:text-properties fo:font-style="normal" officeooo:rsid="05e67ff5" style:font-style-asian="normal" style:font-style-complex="normal"/>
    </style:style>
    <style:style style:name="T329" style:family="text">
      <style:text-properties fo:font-style="normal" officeooo:rsid="06281d90" style:font-style-asian="normal" style:font-style-complex="normal"/>
    </style:style>
    <style:style style:name="T330" style:family="text">
      <style:text-properties fo:font-style="normal" officeooo:rsid="0628d0b2" style:font-style-asian="normal" style:font-style-complex="normal"/>
    </style:style>
    <style:style style:name="T331" style:family="text">
      <style:text-properties fo:font-style="normal" officeooo:rsid="062a5cc0" style:font-style-asian="normal" style:font-style-complex="normal"/>
    </style:style>
    <style:style style:name="T332" style:family="text">
      <style:text-properties fo:font-style="normal" officeooo:rsid="066305fb" style:font-style-asian="normal" style:font-style-complex="normal"/>
    </style:style>
    <style:style style:name="T333" style:family="text">
      <style:text-properties fo:font-style="normal" officeooo:rsid="06648f84" style:font-style-asian="normal" style:font-style-complex="normal"/>
    </style:style>
    <style:style style:name="T334" style:family="text">
      <style:text-properties fo:font-style="normal" officeooo:rsid="0664c94b" style:font-style-asian="normal" style:font-style-complex="normal"/>
    </style:style>
    <style:style style:name="T335" style:family="text">
      <style:text-properties fo:font-style="normal" officeooo:rsid="0665ce5a" style:font-style-asian="normal" style:font-style-complex="normal"/>
    </style:style>
    <style:style style:name="T336" style:family="text">
      <style:text-properties fo:font-style="normal" officeooo:rsid="0666e4f5" style:font-style-asian="normal" style:font-style-complex="normal"/>
    </style:style>
    <style:style style:name="T337" style:family="text">
      <style:text-properties fo:font-style="normal" officeooo:rsid="06684a92" style:font-style-asian="normal" style:font-style-complex="normal"/>
    </style:style>
    <style:style style:name="T338" style:family="text">
      <style:text-properties fo:font-style="normal" officeooo:rsid="066cb342" style:font-style-asian="normal" style:font-style-complex="normal"/>
    </style:style>
    <style:style style:name="T339" style:family="text">
      <style:text-properties fo:font-style="normal" officeooo:rsid="066b471c" style:font-style-asian="normal" style:font-style-complex="normal"/>
    </style:style>
    <style:style style:name="T340" style:family="text">
      <style:text-properties fo:font-style="normal" officeooo:rsid="066c9ecf" style:font-style-asian="normal" style:font-style-complex="normal"/>
    </style:style>
    <style:style style:name="T341" style:family="text">
      <style:text-properties fo:font-style="normal" officeooo:rsid="067cb245" style:font-style-asian="normal" style:font-style-complex="normal"/>
    </style:style>
    <style:style style:name="T342" style:family="text">
      <style:text-properties fo:font-style="normal" officeooo:rsid="0680c240" style:font-style-asian="normal" style:font-style-complex="normal"/>
    </style:style>
    <style:style style:name="T343" style:family="text">
      <style:text-properties fo:font-style="normal" officeooo:rsid="070f5705" style:font-style-asian="normal" style:font-style-complex="normal"/>
    </style:style>
    <style:style style:name="T344" style:family="text">
      <style:text-properties fo:font-style="normal" officeooo:rsid="070fd3fc" style:font-style-asian="normal" style:font-style-complex="normal"/>
    </style:style>
    <style:style style:name="T345" style:family="text">
      <style:text-properties fo:font-style="normal" officeooo:rsid="076eee80" style:font-style-asian="normal" style:font-style-complex="normal"/>
    </style:style>
    <style:style style:name="T346" style:family="text">
      <style:text-properties fo:font-style="normal" officeooo:rsid="0771c543" style:font-style-asian="normal" style:font-style-complex="normal"/>
    </style:style>
    <style:style style:name="T347" style:family="text">
      <style:text-properties fo:font-style="normal" officeooo:rsid="0772a620" style:font-style-asian="normal" style:font-style-complex="normal"/>
    </style:style>
    <style:style style:name="T348" style:family="text">
      <style:text-properties fo:font-style="normal" officeooo:rsid="07744118" style:font-style-asian="normal" style:font-style-complex="normal"/>
    </style:style>
    <style:style style:name="T349" style:family="text">
      <style:text-properties fo:font-style="normal" officeooo:rsid="08427df9" style:font-style-asian="normal" style:font-style-complex="normal"/>
    </style:style>
    <style:style style:name="T350" style:family="text">
      <style:text-properties fo:font-style="normal" officeooo:rsid="0844a8d0" style:font-style-asian="normal" style:font-style-complex="normal"/>
    </style:style>
    <style:style style:name="T351" style:family="text">
      <style:text-properties fo:font-style="normal" officeooo:rsid="084cbf36" style:font-style-asian="normal" style:font-style-complex="normal"/>
    </style:style>
    <style:style style:name="T352" style:family="text">
      <style:text-properties officeooo:rsid="031f7a34"/>
    </style:style>
    <style:style style:name="T353" style:family="text">
      <style:text-properties officeooo:rsid="0340dd4e"/>
    </style:style>
    <style:style style:name="T354" style:family="text">
      <style:text-properties officeooo:rsid="0353f10e"/>
    </style:style>
    <style:style style:name="T355" style:family="text">
      <style:text-properties officeooo:rsid="0357973c"/>
    </style:style>
    <style:style style:name="T356" style:family="text">
      <style:text-properties officeooo:rsid="03799604"/>
    </style:style>
    <style:style style:name="T357" style:family="text">
      <style:text-properties officeooo:rsid="0383bb54"/>
    </style:style>
    <style:style style:name="T358" style:family="text">
      <style:text-properties officeooo:rsid="038d6e8d"/>
    </style:style>
    <style:style style:name="T359" style:family="text">
      <style:text-properties officeooo:rsid="038f0514"/>
    </style:style>
    <style:style style:name="T360" style:family="text">
      <style:text-properties officeooo:rsid="039c7236"/>
    </style:style>
    <style:style style:name="T361" style:family="text">
      <style:text-properties officeooo:rsid="03a27414"/>
    </style:style>
    <style:style style:name="T362" style:family="text">
      <style:text-properties officeooo:rsid="03a445f5"/>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444ae9"/>
    </style:style>
    <style:style style:name="T412" style:family="text">
      <style:text-properties officeooo:rsid="0281f49d"/>
    </style:style>
    <style:style style:name="T413" style:family="text">
      <style:text-properties officeooo:rsid="02867e30"/>
    </style:style>
    <style:style style:name="T414" style:family="text">
      <style:text-properties officeooo:rsid="02895db2"/>
    </style:style>
    <style:style style:name="T415" style:family="text">
      <style:text-properties officeooo:rsid="028cbf81"/>
    </style:style>
    <style:style style:name="T416" style:family="text">
      <style:text-properties officeooo:rsid="029deab0"/>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officeooo:rsid="06b1beee"/>
    </style:style>
    <style:style style:name="T437" style:family="text">
      <style:text-properties style:text-position="0% 100%" officeooo:rsid="06b309e3"/>
    </style:style>
    <style:style style:name="T438" style:family="text">
      <style:text-properties officeooo:rsid="02d0e7b1"/>
    </style:style>
    <style:style style:name="T439" style:family="text">
      <style:text-properties officeooo:rsid="02d380db"/>
    </style:style>
    <style:style style:name="T440" style:family="text">
      <style:text-properties officeooo:rsid="02e9776d"/>
    </style:style>
    <style:style style:name="T441" style:family="text">
      <style:text-properties officeooo:rsid="02f4d926"/>
    </style:style>
    <style:style style:name="T442" style:family="text">
      <style:text-properties officeooo:rsid="030ecd54"/>
    </style:style>
    <style:style style:name="T443" style:family="text">
      <style:text-properties officeooo:rsid="032099b8"/>
    </style:style>
    <style:style style:name="T444" style:family="text">
      <style:text-properties officeooo:rsid="03290f57"/>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221072"/>
    </style:style>
    <style:style style:name="T517" style:family="text">
      <style:text-properties officeooo:rsid="053a70d3"/>
    </style:style>
    <style:style style:name="T518" style:family="text">
      <style:text-properties officeooo:rsid="054a33cb"/>
    </style:style>
    <style:style style:name="T519" style:family="text">
      <style:text-properties officeooo:rsid="054ff770"/>
    </style:style>
    <style:style style:name="T520" style:family="text">
      <style:text-properties officeooo:rsid="055350ea"/>
    </style:style>
    <style:style style:name="T521" style:family="text">
      <style:text-properties officeooo:rsid="055ac834"/>
    </style:style>
    <style:style style:name="T522" style:family="text">
      <style:text-properties officeooo:rsid="055eb060"/>
    </style:style>
    <style:style style:name="T523" style:family="text">
      <style:text-properties officeooo:rsid="0562c91e"/>
    </style:style>
    <style:style style:name="T524" style:family="text">
      <style:text-properties officeooo:rsid="0575a766"/>
    </style:style>
    <style:style style:name="T525" style:family="text">
      <style:text-properties officeooo:rsid="05794819"/>
    </style:style>
    <style:style style:name="T526" style:family="text">
      <style:text-properties officeooo:rsid="057c7aa8"/>
    </style:style>
    <style:style style:name="T527" style:family="text">
      <style:text-properties officeooo:rsid="057d1d8c"/>
    </style:style>
    <style:style style:name="T528" style:family="text">
      <style:text-properties officeooo:rsid="058270ba"/>
    </style:style>
    <style:style style:name="T529" style:family="text">
      <style:text-properties officeooo:rsid="0589a5fd"/>
    </style:style>
    <style:style style:name="T530" style:family="text">
      <style:text-properties officeooo:rsid="0590da3e"/>
    </style:style>
    <style:style style:name="T531" style:family="text">
      <style:text-properties officeooo:rsid="05935bb7"/>
    </style:style>
    <style:style style:name="T532" style:family="text">
      <style:text-properties officeooo:rsid="0593f811"/>
    </style:style>
    <style:style style:name="T533" style:family="text">
      <style:text-properties officeooo:rsid="05961260"/>
    </style:style>
    <style:style style:name="T534" style:family="text">
      <style:text-properties officeooo:rsid="059704a1"/>
    </style:style>
    <style:style style:name="T535" style:family="text">
      <style:text-properties officeooo:rsid="0599bca0"/>
    </style:style>
    <style:style style:name="T536" style:family="text">
      <style:text-properties officeooo:rsid="059a2437"/>
    </style:style>
    <style:style style:name="T537" style:family="text">
      <style:text-properties officeooo:rsid="059d8e03"/>
    </style:style>
    <style:style style:name="T538" style:family="text">
      <style:text-properties officeooo:rsid="059dcb1c"/>
    </style:style>
    <style:style style:name="T539" style:family="text">
      <style:text-properties officeooo:rsid="059ee0ae"/>
    </style:style>
    <style:style style:name="T540" style:family="text">
      <style:text-properties officeooo:rsid="05a12234"/>
    </style:style>
    <style:style style:name="T541" style:family="text">
      <style:text-properties officeooo:rsid="05a573e2"/>
    </style:style>
    <style:style style:name="T542" style:family="text">
      <style:text-properties officeooo:rsid="05a8cbfe"/>
    </style:style>
    <style:style style:name="T543" style:family="text">
      <style:text-properties officeooo:rsid="05c16d8f"/>
    </style:style>
    <style:style style:name="T544" style:family="text">
      <style:text-properties officeooo:rsid="05d030a1"/>
    </style:style>
    <style:style style:name="T545" style:family="text">
      <style:text-properties officeooo:rsid="03c9fbed"/>
    </style:style>
    <style:style style:name="T546" style:family="text">
      <style:text-properties officeooo:rsid="05d9ce72"/>
    </style:style>
    <style:style style:name="T547" style:family="text">
      <style:text-properties officeooo:rsid="05e4990e"/>
    </style:style>
    <style:style style:name="T548" style:family="text">
      <style:text-properties officeooo:rsid="05e5ef14"/>
    </style:style>
    <style:style style:name="T549" style:family="text">
      <style:text-properties officeooo:rsid="05eb36b3"/>
    </style:style>
    <style:style style:name="T550" style:family="text">
      <style:text-properties officeooo:rsid="05ed9236"/>
    </style:style>
    <style:style style:name="T551" style:family="text">
      <style:text-properties officeooo:rsid="05f6af7d"/>
    </style:style>
    <style:style style:name="T552" style:family="text">
      <style:text-properties officeooo:rsid="05f83cd6"/>
    </style:style>
    <style:style style:name="T553" style:family="text">
      <style:text-properties officeooo:rsid="05f8daed"/>
    </style:style>
    <style:style style:name="T554" style:family="text">
      <style:text-properties officeooo:rsid="05fb5639"/>
    </style:style>
    <style:style style:name="T555" style:family="text">
      <style:text-properties officeooo:rsid="01932785"/>
    </style:style>
    <style:style style:name="T556" style:family="text">
      <style:text-properties officeooo:rsid="0604d2ce"/>
    </style:style>
    <style:style style:name="T557" style:family="text">
      <style:text-properties officeooo:rsid="06111f55"/>
    </style:style>
    <style:style style:name="T558" style:family="text">
      <style:text-properties officeooo:rsid="062d2973"/>
    </style:style>
    <style:style style:name="T559" style:family="text">
      <style:text-properties officeooo:rsid="062dc28c"/>
    </style:style>
    <style:style style:name="T560" style:family="text">
      <style:text-properties officeooo:rsid="063139a5"/>
    </style:style>
    <style:style style:name="T561" style:family="text">
      <style:text-properties officeooo:rsid="06314af3"/>
    </style:style>
    <style:style style:name="T562" style:family="text">
      <style:text-properties officeooo:rsid="063729d6"/>
    </style:style>
    <style:style style:name="T563" style:family="text">
      <style:text-properties fo:language="en" fo:country="US"/>
    </style:style>
    <style:style style:name="T564" style:family="text">
      <style:text-properties fo:language="en" fo:country="US" officeooo:rsid="03189c51"/>
    </style:style>
    <style:style style:name="T565" style:family="text">
      <style:text-properties fo:language="en" fo:country="US" officeooo:rsid="0324b645"/>
    </style:style>
    <style:style style:name="T566" style:family="text">
      <style:text-properties fo:language="en" fo:country="US" fo:font-style="normal" officeooo:rsid="0328802c" style:font-style-asian="normal" style:font-style-complex="normal"/>
    </style:style>
    <style:style style:name="T567" style:family="text">
      <style:text-properties fo:language="en" fo:country="US" fo:font-style="normal" officeooo:rsid="04001801" style:font-style-asian="normal" style:font-style-complex="normal"/>
    </style:style>
    <style:style style:name="T568" style:family="text">
      <style:text-properties fo:language="en" fo:country="US" fo:font-style="normal" officeooo:rsid="0446d68e" style:font-style-asian="normal" style:font-style-complex="normal"/>
    </style:style>
    <style:style style:name="T569" style:family="text">
      <style:text-properties fo:language="en" fo:country="US" fo:font-style="normal" officeooo:rsid="044739fb" style:font-style-asian="normal" style:font-style-complex="normal"/>
    </style:style>
    <style:style style:name="T570" style:family="text">
      <style:text-properties fo:language="en" fo:country="US" fo:font-style="normal" officeooo:rsid="04484a3a" style:font-style-asian="normal" style:font-style-complex="normal"/>
    </style:style>
    <style:style style:name="T571" style:family="text">
      <style:text-properties fo:language="en" fo:country="US" fo:font-style="normal" officeooo:rsid="04496242" style:font-style-asian="normal" style:font-style-complex="normal"/>
    </style:style>
    <style:style style:name="T572" style:family="text">
      <style:text-properties fo:language="en" fo:country="US" fo:font-style="normal" officeooo:rsid="0541bd6d" style:font-style-asian="normal" style:font-style-complex="normal"/>
    </style:style>
    <style:style style:name="T573" style:family="text">
      <style:text-properties fo:language="en" fo:country="US" fo:font-style="normal" officeooo:rsid="01ed4fe7" style:font-style-asian="normal" style:font-style-complex="normal"/>
    </style:style>
    <style:style style:name="T574" style:family="text">
      <style:text-properties fo:language="en" fo:country="US" fo:font-style="normal" officeooo:rsid="044b3385" style:font-style-asian="normal" style:font-style-complex="normal"/>
    </style:style>
    <style:style style:name="T575" style:family="text">
      <style:text-properties fo:language="en" fo:country="US" fo:font-style="normal" officeooo:rsid="046a8ee5" style:font-style-asian="normal" style:font-style-complex="normal"/>
    </style:style>
    <style:style style:name="T576" style:family="text">
      <style:text-properties fo:language="en" fo:country="US" fo:font-style="normal" officeooo:rsid="04a34192" style:font-style-asian="normal" style:font-style-complex="normal"/>
    </style:style>
    <style:style style:name="T577" style:family="text">
      <style:text-properties fo:language="en" fo:country="US" fo:font-style="normal" officeooo:rsid="044d0515" style:font-style-asian="normal" style:font-style-complex="normal"/>
    </style:style>
    <style:style style:name="T578" style:family="text">
      <style:text-properties fo:language="en" fo:country="US" officeooo:rsid="05248e98"/>
    </style:style>
    <style:style style:name="T579" style:family="text">
      <style:text-properties fo:language="en" fo:country="US" officeooo:rsid="05de072d"/>
    </style:style>
    <style:style style:name="T580" style:family="text">
      <style:text-properties fo:language="en" fo:country="US" officeooo:rsid="05f8daed"/>
    </style:style>
    <style:style style:name="T581" style:family="text">
      <style:text-properties fo:language="en" fo:country="US" officeooo:rsid="07e16f23"/>
    </style:style>
    <style:style style:name="T582" style:family="text">
      <style:text-properties fo:language="en" fo:country="US" officeooo:rsid="066fdde1"/>
    </style:style>
    <style:style style:name="T583" style:family="text">
      <style:text-properties fo:language="en" fo:country="US" officeooo:rsid="0809f119"/>
    </style:style>
    <style:style style:name="T584" style:family="text">
      <style:text-properties officeooo:rsid="0658f134"/>
    </style:style>
    <style:style style:name="T585" style:family="text">
      <style:text-properties officeooo:rsid="066dee13"/>
    </style:style>
    <style:style style:name="T586" style:family="text">
      <style:text-properties officeooo:rsid="066fa6a6"/>
    </style:style>
    <style:style style:name="T587" style:family="text">
      <style:text-properties officeooo:rsid="06708c01"/>
    </style:style>
    <style:style style:name="T588" style:family="text">
      <style:text-properties officeooo:rsid="0671ca6a"/>
    </style:style>
    <style:style style:name="T589" style:family="text">
      <style:text-properties officeooo:rsid="023abb38"/>
    </style:style>
    <style:style style:name="T590" style:family="text">
      <style:text-properties officeooo:rsid="01bf4ea3"/>
    </style:style>
    <style:style style:name="T591" style:family="text">
      <style:text-properties officeooo:rsid="02387acb"/>
    </style:style>
    <style:style style:name="T592" style:family="text">
      <style:text-properties officeooo:rsid="069e1099"/>
    </style:style>
    <style:style style:name="T593" style:family="text">
      <style:text-properties officeooo:rsid="06aad5b2"/>
    </style:style>
    <style:style style:name="T594" style:family="text">
      <style:text-properties officeooo:rsid="06ad8546"/>
    </style:style>
    <style:style style:name="T595" style:family="text">
      <style:text-properties style:text-position="sub 58%" officeooo:rsid="06b309e3"/>
    </style:style>
    <style:style style:name="T596" style:family="text">
      <style:text-properties officeooo:rsid="06b67535"/>
    </style:style>
    <style:style style:name="T597" style:family="text">
      <style:text-properties officeooo:rsid="06c06852"/>
    </style:style>
    <style:style style:name="T598" style:family="text">
      <style:text-properties officeooo:rsid="06b07d47"/>
    </style:style>
    <style:style style:name="T599" style:family="text">
      <style:text-properties officeooo:rsid="06d88579"/>
    </style:style>
    <style:style style:name="T600" style:family="text">
      <style:text-properties officeooo:rsid="06d8f09f"/>
    </style:style>
    <style:style style:name="T601" style:family="text">
      <style:text-properties officeooo:rsid="06e979d9"/>
    </style:style>
    <style:style style:name="T602" style:family="text">
      <style:text-properties officeooo:rsid="06f0095a"/>
    </style:style>
    <style:style style:name="T603" style:family="text">
      <style:text-properties officeooo:rsid="070dd6bc"/>
    </style:style>
    <style:style style:name="T604" style:family="text">
      <style:text-properties officeooo:rsid="074c0a3d"/>
    </style:style>
    <style:style style:name="T605" style:family="text">
      <style:text-properties officeooo:rsid="076ac3b4"/>
    </style:style>
    <style:style style:name="T606" style:family="text">
      <style:text-properties officeooo:rsid="076b9de9"/>
    </style:style>
    <style:style style:name="T607" style:family="text">
      <style:text-properties officeooo:rsid="07792368"/>
    </style:style>
    <style:style style:name="T608" style:family="text">
      <style:text-properties officeooo:rsid="07453f70"/>
    </style:style>
    <style:style style:name="T609" style:family="text">
      <style:text-properties officeooo:rsid="079324b0"/>
    </style:style>
    <style:style style:name="T610" style:family="text">
      <style:text-properties officeooo:rsid="07969f53"/>
    </style:style>
    <style:style style:name="T611" style:family="text">
      <style:text-properties officeooo:rsid="07a1bd61"/>
    </style:style>
    <style:style style:name="T612" style:family="text">
      <style:text-properties officeooo:rsid="07c49093"/>
    </style:style>
    <style:style style:name="T613" style:family="text">
      <style:text-properties officeooo:rsid="07c545b0"/>
    </style:style>
    <style:style style:name="T614" style:family="text">
      <style:text-properties officeooo:rsid="07dbfbd4"/>
    </style:style>
    <style:style style:name="T615" style:family="text">
      <style:text-properties officeooo:rsid="07e16f23"/>
    </style:style>
    <style:style style:name="T616" style:family="text">
      <style:text-properties officeooo:rsid="05ebf64f"/>
    </style:style>
    <style:style style:name="T617" style:family="text">
      <style:text-properties officeooo:rsid="061ea763"/>
    </style:style>
    <style:style style:name="T618" style:family="text">
      <style:text-properties officeooo:rsid="0635e7bd"/>
    </style:style>
    <style:style style:name="T619" style:family="text">
      <style:text-properties officeooo:rsid="05a93909"/>
    </style:style>
    <style:style style:name="T620" style:family="text">
      <style:text-properties officeooo:rsid="05beaf31"/>
    </style:style>
    <style:style style:name="T621" style:family="text">
      <style:text-properties officeooo:rsid="0607c027"/>
    </style:style>
    <style:style style:name="T622" style:family="text">
      <style:text-properties officeooo:rsid="05afef47"/>
    </style:style>
    <style:style style:name="T623" style:family="text">
      <style:text-properties officeooo:rsid="05b4a867"/>
    </style:style>
    <style:style style:name="T624" style:family="text">
      <style:text-properties officeooo:rsid="0631f497"/>
    </style:style>
    <style:style style:name="T625" style:family="text">
      <style:text-properties officeooo:rsid="05cb78ef"/>
    </style:style>
    <style:style style:name="T626" style:family="text">
      <style:text-properties officeooo:rsid="05bb4c08"/>
    </style:style>
    <style:style style:name="T627" style:family="text">
      <style:text-properties officeooo:rsid="05d60fcf"/>
    </style:style>
    <style:style style:name="T628" style:family="text">
      <style:text-properties officeooo:rsid="05c962fe"/>
    </style:style>
    <style:style style:name="T629" style:family="text">
      <style:text-properties officeooo:rsid="05e04a50"/>
    </style:style>
    <style:style style:name="T630" style:family="text">
      <style:text-properties officeooo:rsid="060d0b7e"/>
    </style:style>
    <style:style style:name="T631" style:family="text">
      <style:text-properties officeooo:rsid="05f32eba"/>
    </style:style>
    <style:style style:name="T632" style:family="text">
      <style:text-properties officeooo:rsid="05b1ecdc"/>
    </style:style>
    <style:style style:name="T633" style:family="text">
      <style:text-properties officeooo:rsid="05c6ba03"/>
    </style:style>
    <style:style style:name="T634" style:family="text">
      <style:text-properties officeooo:rsid="0619836b"/>
    </style:style>
    <style:style style:name="T635" style:family="text">
      <style:text-properties officeooo:rsid="060bd3b0"/>
    </style:style>
    <style:style style:name="T636" style:family="text">
      <style:text-properties officeooo:rsid="05c90ddc"/>
    </style:style>
    <style:style style:name="T637" style:family="text">
      <style:text-properties officeooo:rsid="05c303ef"/>
    </style:style>
    <style:style style:name="T638" style:family="text">
      <style:text-properties officeooo:rsid="05cf185e"/>
    </style:style>
    <style:style style:name="T639" style:family="text">
      <style:text-properties officeooo:rsid="05e6a883"/>
    </style:style>
    <style:style style:name="T640" style:family="text">
      <style:text-properties officeooo:rsid="065c7aa2"/>
    </style:style>
    <style:style style:name="T641" style:family="text">
      <style:text-properties officeooo:rsid="0665961d"/>
    </style:style>
    <style:style style:name="T642" style:family="text">
      <style:text-properties officeooo:rsid="06614a97"/>
    </style:style>
    <style:style style:name="T643" style:family="text">
      <style:text-properties officeooo:rsid="06630cc0"/>
    </style:style>
    <style:style style:name="T644" style:family="text">
      <style:text-properties officeooo:rsid="065c8873"/>
    </style:style>
    <style:style style:name="T645" style:family="text">
      <style:text-properties officeooo:rsid="065e50e1"/>
    </style:style>
    <style:style style:name="T646" style:family="text">
      <style:text-properties officeooo:rsid="06637d31"/>
    </style:style>
    <style:style style:name="T647" style:family="text">
      <style:text-properties officeooo:rsid="05fec20d"/>
    </style:style>
    <style:style style:name="T648" style:family="text">
      <style:text-properties officeooo:rsid="0666c38c"/>
    </style:style>
    <style:style style:name="T649" style:family="text">
      <style:text-properties officeooo:rsid="07e75b65"/>
    </style:style>
    <style:style style:name="T650" style:family="text">
      <style:text-properties officeooo:rsid="080714d8"/>
    </style:style>
    <style:style style:name="T651" style:family="text">
      <style:text-properties officeooo:rsid="0808593e"/>
    </style:style>
    <style:style style:name="T652" style:family="text">
      <style:text-properties officeooo:rsid="0816f979"/>
    </style:style>
    <style:style style:name="T653" style:family="text">
      <style:text-properties officeooo:rsid="08203886"/>
    </style:style>
    <style:style style:name="T654" style:family="text">
      <style:text-properties officeooo:rsid="08259f39"/>
    </style:style>
    <style:style style:name="T655" style:family="text">
      <style:text-properties officeooo:rsid="08284436"/>
    </style:style>
    <style:style style:name="T656" style:family="text">
      <style:text-properties officeooo:rsid="082d4222"/>
    </style:style>
    <style:style style:name="T657" style:family="text">
      <style:text-properties officeooo:rsid="082dd507"/>
    </style:style>
    <style:style style:name="T658" style:family="text">
      <style:text-properties officeooo:rsid="0832c5ef"/>
    </style:style>
    <style:style style:name="T659" style:family="text">
      <style:text-properties fo:font-size="10pt" style:font-size-asian="10pt" style:font-size-complex="10pt"/>
    </style:style>
    <style:style style:name="T660" style:family="text">
      <style:text-properties officeooo:rsid="083f451e"/>
    </style:style>
    <style:style style:name="T661" style:family="text">
      <style:text-properties officeooo:rsid="0841228b"/>
    </style:style>
    <style:style style:name="T662" style:family="text">
      <style:text-properties officeooo:rsid="08427df9"/>
    </style:style>
    <style:style style:name="T663" style:family="text">
      <style:text-properties officeooo:rsid="0844a8d0"/>
    </style:style>
    <style:style style:name="T664" style:family="text">
      <style:text-properties officeooo:rsid="0847eaad"/>
    </style:style>
    <style:style style:name="T665" style:family="text">
      <style:text-properties officeooo:rsid="0849d195"/>
    </style:style>
    <style:style style:name="T666" style:family="text">
      <style:text-properties officeooo:rsid="084c26b1"/>
    </style:style>
    <style:style style:name="T667" style:family="text">
      <style:text-properties officeooo:rsid="08578d5b"/>
    </style:style>
    <style:style style:name="T668" style:family="text">
      <style:text-properties officeooo:rsid="085ee03d"/>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52"/>
      <text:p text:style-name="P255">Arkadiusz Bulski</text:p>
      <text:p text:style-name="P253"/>
      <text:p text:style-name="P253"/>
      <text:p text:style-name="P253"/>
      <text:p text:style-name="P253"/>
      <text:p text:style-name="P253"/>
      <text:p text:style-name="P253"/>
      <text:p text:style-name="P253"/>
      <text:p text:style-name="P256"><draw:frame draw:style-name="fr1" draw:name="Obraz5" text:anchor-type="paragraph" svg:width="7.13cm" svg:height="1.319cm" draw:z-index="12"><draw:image xlink:href="../../logotypes/green-logo.png" xlink:type="simple" xlink:show="embed" xlink:actuate="onLoad"/></draw:frame></text:p>
      <text:p text:style-name="P254">safe cryptographic steganographic advanced filesystem</text:p>
      <text:p text:style-name="P256"/>
      <text:p text:style-name="P256"/>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6"/>
      <text:p text:style-name="P261">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6"/>
      <text:p text:style-name="P259"><text:a xlink:type="simple" xlink:href="https://github.com/arekbulski/Cameleonica" text:style-name="Internet_20_link" text:visited-style-name="Visited_20_Internet_20_Link"><text:span text:style-name="T659">https://github.com/arekbulski/Cameleonica</text:span></text:a></text:p>
      <text:p text:style-name="P256"/>
      <text:p text:style-name="P256"/>
      <text:p text:style-name="P256"/>
      <text:p text:style-name="P256"/>
      <text:p text:style-name="P256"/>
      <text:p text:style-name="P256"/>
      <text:p text:style-name="P258">Lodz, Poland <text:date style:data-style-name="N108" text:date-value="2017-09-04T01:57:21.167182638">2017</text:date></text:p>
      <text:p text:style-name="P257"/>
      <text:p text:style-name="P257"/>
      <text:p text:style-name="P263"/>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0"><text:a xlink:type="simple" xlink:href="#__RefHeading___Toc3092_2139278338" text:style-name="Index_20_Link" text:visited-style-name="Index_20_Link">Mission Statement Safe cryptographic steganographic advanced filesystem<text:tab/>3</text:a></text:p>
          <text:p text:style-name="P321"><text:a xlink:type="simple" xlink:href="#__RefHeading___Toc3098_2139278338" text:style-name="Index_20_Link" text:visited-style-name="Index_20_Link">Introduction<text:tab/>3</text:a></text:p>
          <text:p text:style-name="P321"><text:a xlink:type="simple" xlink:href="#__RefHeading___Toc3100_2139278338" text:style-name="Index_20_Link" text:visited-style-name="Index_20_Link">Usage scenarios<text:tab/>7</text:a></text:p>
          <text:p text:style-name="P320"><text:a xlink:type="simple" xlink:href="#__RefHeading___Toc3102_2139278338" text:style-name="Index_20_Link" text:visited-style-name="Index_20_Link">Conceptual Design Ideas and Observations for a versatile filesystem<text:tab/>9</text:a></text:p>
          <text:p text:style-name="P321"><text:a xlink:type="simple" xlink:href="#__RefHeading___Toc2962_2139278338" text:style-name="Index_20_Link" text:visited-style-name="Index_20_Link">Introduction<text:tab/>9</text:a></text:p>
          <text:p text:style-name="P322"><text:a xlink:type="simple" xlink:href="#__RefHeading___Toc2966_2139278338" text:style-name="Index_20_Link" text:visited-style-name="Index_20_Link">Inodes are not efficient. (OK)<text:tab/>9</text:a></text:p>
          <text:p text:style-name="P322"><text:a xlink:type="simple" xlink:href="#__RefHeading___Toc2968_2139278338" text:style-name="Index_20_Link" text:visited-style-name="Index_20_Link">B-trees are not efficient. (OK)<text:tab/>13</text:a></text:p>
          <text:p text:style-name="P322"><text:a xlink:type="simple" xlink:href="#__RefHeading___Toc4960_1322332396" text:style-name="Index_20_Link" text:visited-style-name="Index_20_Link">Block allocation is not efficient. (OK)<text:tab/>14</text:a></text:p>
          <text:p text:style-name="P322"><text:a xlink:type="simple" xlink:href="#__RefHeading___Toc4248_1811106159" text:style-name="Index_20_Link" text:visited-style-name="Index_20_Link">Fsync is not efficient.<text:tab/>15</text:a></text:p>
          <text:p text:style-name="P322"><text:a xlink:type="simple" xlink:href="#__RefHeading___Toc22885_1405522475" text:style-name="Index_20_Link" text:visited-style-name="Index_20_Link">Cumulative representation is less useful.<text:tab/>19</text:a></text:p>
          <text:p text:style-name="P322"><text:a xlink:type="simple" xlink:href="#__RefHeading___Toc3156_190800628" text:style-name="Index_20_Link" text:visited-style-name="Index_20_Link">Atomic sector overwrite is not necessary for consistency. (OK)<text:tab/>19</text:a></text:p>
          <text:p text:style-name="P322"><text:a xlink:type="simple" xlink:href="#__RefHeading___Toc5757_4224124324" text:style-name="Index_20_Link" text:visited-style-name="Index_20_Link">Multi-view steganographic filesystems are problematic.<text:tab/>20</text:a></text:p>
          <text:p text:style-name="P322"><text:a xlink:type="simple" xlink:href="#__RefHeading___Toc5759_4224124324" text:style-name="Index_20_Link" text:visited-style-name="Index_20_Link">Encrypting disk blocks is not useful.<text:tab/>20</text:a></text:p>
          <text:p text:style-name="P322"><text:a xlink:type="simple" xlink:href="#__RefHeading___Toc2974_2139278338" text:style-name="Index_20_Link" text:visited-style-name="Index_20_Link">Overwriting files is not safe or efficient.<text:tab/>21</text:a></text:p>
          <text:p text:style-name="P322"><text:a xlink:type="simple" xlink:href="#__RefHeading___Toc5192_2083799497" text:style-name="Index_20_Link" text:visited-style-name="Index_20_Link">Decryption after reading from disk is slower.<text:tab/>22</text:a></text:p>
          <text:p text:style-name="P322"><text:a xlink:type="simple" xlink:href="#__RefHeading___Toc2976_2139278338" text:style-name="Index_20_Link" text:visited-style-name="Index_20_Link">Strategies for data allocation are mutually exclusive.<text:tab/>22</text:a></text:p>
          <text:p text:style-name="P322"><text:a xlink:type="simple" xlink:href="#__RefHeading___Toc22887_1405522475" text:style-name="Index_20_Link" text:visited-style-name="Index_20_Link">Design decisions for HDDs and SSDs are mutually exclusive.<text:tab/>24</text:a></text:p>
          <text:p text:style-name="P322"><text:a xlink:type="simple" xlink:href="#__RefHeading___Toc23250_1405522475" text:style-name="Index_20_Link" text:visited-style-name="Index_20_Link">In place modification on disk is slow and hazardous.<text:tab/>24</text:a></text:p>
          <text:p text:style-name="P322"><text:a xlink:type="simple" xlink:href="#__RefHeading___Toc28698_1405522475" text:style-name="Index_20_Link" text:visited-style-name="Index_20_Link">FUSE overhead is negligible.<text:tab/>24</text:a></text:p>
          <text:p text:style-name="P322"><text:a xlink:type="simple" xlink:href="#__RefHeading___Toc22889_1405522475" text:style-name="Index_20_Link" text:visited-style-name="Index_20_Link">First few bytes of file should be easier to read.<text:tab/>24</text:a></text:p>
          <text:p text:style-name="P322"><text:a xlink:type="simple" xlink:href="#__RefHeading___Toc4868_434784072" text:style-name="Index_20_Link" text:visited-style-name="Index_20_Link">Related files are treated independently.<text:tab/>24</text:a></text:p>
          <text:p text:style-name="P322"><text:a xlink:type="simple" xlink:href="#__RefHeading___Toc2978_2139278338" text:style-name="Index_20_Link" text:visited-style-name="Index_20_Link">Behavior is based on assumptions, not history.<text:tab/>24</text:a></text:p>
          <text:p text:style-name="P322"><text:a xlink:type="simple" xlink:href="#__RefHeading___Toc8380_1733829396" text:style-name="Index_20_Link" text:visited-style-name="Index_20_Link">Behavior is based on assumptions, not requests.<text:tab/>25</text:a></text:p>
          <text:p text:style-name="P322"><text:a xlink:type="simple" xlink:href="#__RefHeading___Toc5329_33831993" text:style-name="Index_20_Link" text:visited-style-name="Index_20_Link">Compressing split data is not optimal.<text:tab/>25</text:a></text:p>
          <text:p text:style-name="P322"><text:a xlink:type="simple" xlink:href="#__RefHeading___Toc2980_2139278338" text:style-name="Index_20_Link" text:visited-style-name="Index_20_Link">Block based formats are not flexible. (OK)<text:tab/>25</text:a></text:p>
          <text:p text:style-name="P322"><text:a xlink:type="simple" xlink:href="#__RefHeading___Toc2982_2139278338" text:style-name="Index_20_Link" text:visited-style-name="Index_20_Link">Blocks can store less than extents. (OK)<text:tab/>25</text:a></text:p>
          <text:p text:style-name="P321"><text:a xlink:type="simple" xlink:href="#__RefHeading___Toc3106_2139278338" text:style-name="Index_20_Link" text:visited-style-name="Index_20_Link">Bibliography<text:tab/>27</text:a></text:p>
          <text:p text:style-name="P320"><text:a xlink:type="simple" xlink:href="#__RefHeading___Toc4040_138362386" text:style-name="Index_20_Link" text:visited-style-name="Index_20_Link">Preliminary design Layout and methods for a versatile filesystem<text:tab/>29</text:a></text:p>
          <text:p text:style-name="P321"><text:a xlink:type="simple" xlink:href="#__RefHeading___Toc6567_138362386" text:style-name="Index_20_Link" text:visited-style-name="Index_20_Link">Introduction<text:tab/>29</text:a></text:p>
          <text:p text:style-name="P322"><text:a xlink:type="simple" xlink:href="#__RefHeading___Toc4042_138362386" text:style-name="Index_20_Link" text:visited-style-name="Index_20_Link">Data structure hierarchy<text:tab/>29</text:a></text:p>
          <text:p text:style-name="P322"><text:a xlink:type="simple" xlink:href="#__RefHeading___Toc6569_138362386" text:style-name="Index_20_Link" text:visited-style-name="Index_20_Link">Data structure fields<text:tab/>30</text:a></text:p>
          <text:p text:style-name="P322"><text:a xlink:type="simple" xlink:href="#__RefHeading___Toc4353_419811028" text:style-name="Index_20_Link" text:visited-style-name="Index_20_Link">User exposed methods<text:tab/>35</text:a></text:p>
          <text:p text:style-name="P320"><text:a xlink:type="simple" xlink:href="#__RefHeading___Toc5433_1259271636" text:style-name="Index_20_Link" text:visited-style-name="Index_20_Link">Implementation in Python/FUSE Work breakdown structure<text:tab/>39</text:a></text:p>
          <text:p text:style-name="P321"><text:a xlink:type="simple" xlink:href="#__RefHeading___Toc3098_21392783381" text:style-name="Index_20_Link" text:visited-style-name="Index_20_Link">Introduction<text:tab/>39</text:a></text:p>
          <text:p text:style-name="P320"><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4">Arkadiusz Bulski</text:p>
      <text:p text:style-name="P294"/>
      <text:h text:style-name="P409" text:outline-level="2"><text:bookmark-start text:name="__RefHeading___Toc3098_2139278338"/>Introduction<text:bookmark-end text:name="__RefHeading___Toc3098_2139278338"/></text:h>
      <text:p text:style-name="P299">Cameleonica is a <text:span text:style-name="T585">prototype </text:span>safe cryptographic steganographic advanced filesystem. </text:p>
      <text:p text:style-name="Text_20_body">This short description expands into a list of features: </text:p>
      <text:p text:style-name="P291"/>
      <text:p text:style-name="P301">It aims to guarantee confidentiality, authenticity, plausible deniability, permanent deletion, versioning, snapshots, <text:span text:style-name="T649">atomicity, </text:span>transactions, <text:span text:style-name="T649">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5"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7"/>
      <text:h text:style-name="P435"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5"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8"/>
      <text:h text:style-name="P435"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5"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1">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6">Atomicity means all operations are individually atomic, that is preserved entirely or none. Modern filesystems like Ext4 and Btrfs surprisingly do not make most operations atomic, even file writes are usually not atomic. <text:span text:style-name="T654">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4">This project aims to make all operations both atomic and ordered, which allows for very simple schemes to provide reliable persistence of both simple and structured data. </text:span></text:p>
      <text:p text:style-name="P267">Transactions are just atomic sets of atomic operations. <text:span text:style-name="T655">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8">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4">transparent </text:span>compression albeit without runtime skipping on <text:span text:style-name="T651">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9">Replication is a feature of multiple-device setups. In the past, cloning and stripping happened on block level using RAID. Today, modern filesystems like ZFS implement these on file level. This <text:span text:style-name="T656">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6"><text:bibliography-mark text:identifier="ZFS" text:bibliography-type="www" text:author="Jeff Bonwick, Bill Moore" text:title="ZFS: The Last Word in File Systems">[ZFS]</text:bibliography-mark></text:span><text:span text:style-name="T656"> explains, that are solvable when feature is implemented on filesystem rather than block device level. </text:span></text:p>
      <text:p text:style-name="P270">Tiering is a second feature of multiple-device setups, where some devices are much faster than others. For example, when a <text:span text:style-name="T658">filesystem</text:span> spans both SSDs and HDDs. <text:span text:style-name="T657">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1" text:outline-level="2"><text:bookmark-start text:name="__RefHeading___Toc3100_2139278338"/>Usage scenarios<text:bookmark-end text:name="__RefHeading___Toc3100_2139278338"/></text:h>
      <text:p text:style-name="P279">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9"/>
      <text:h text:style-name="P435" text:outline-level="4"><text:bookmark-start text:name="__RefHeading___Toc11818_1922678716"/>Graphic designer<text:bookmark-end text:name="__RefHeading___Toc11818_1922678716"/></text:h>
      <text:p text:style-name="P280">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1"/>
      <text:h text:style-name="P435" text:outline-level="4"><text:bookmark-start text:name="__RefHeading___Toc12218_1922678716"/>Human rights activist<text:bookmark-end text:name="__RefHeading___Toc12218_1922678716"/></text:h>
      <text:p text:style-name="P282">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3"/>
      <text:h text:style-name="P435" text:outline-level="4"><text:bookmark-start text:name="__RefHeading___Toc12220_1922678716"/>Medical center maintenance <text:span text:style-name="T5">staff</text:span><text:bookmark-end text:name="__RefHeading___Toc12220_1922678716"/></text:h>
      <text:p text:style-name="P284">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1">pass-phrase</text:span> can be stored on a separate device like a pendrive, so even quick formatting is not needed. </text:p>
      <text:p text:style-name="P285"/>
      <text:h text:style-name="P435" text:outline-level="4"><text:bookmark-start text:name="__RefHeading___Toc12222_1922678716"/>Linux distro maintainer<text:bookmark-end text:name="__RefHeading___Toc12222_1922678716"/></text:h>
      <text:p text:style-name="P286">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7"/>
      <text:h text:style-name="P435" text:outline-level="4"><text:bookmark-start text:name="__RefHeading___Toc12224_1922678716"/>Computer forensics expert<text:bookmark-end text:name="__RefHeading___Toc12224_1922678716"/></text:h>
      <text:p text:style-name="P288">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9"/>
      <text:h text:style-name="P435" text:outline-level="4"><text:bookmark-start text:name="__RefHeading___Toc12226_1922678716"/>Software engineer<text:bookmark-end text:name="__RefHeading___Toc12226_1922678716"/></text:h>
      <text:p text:style-name="P290">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0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6">Conceptual Design</text:span><text:line-break/><text:span text:style-name="T11">Ideas and Observations</text:span><text:span text:style-name="T9"> for a versatile filesystem</text:span><text:bookmark-end text:name="__RefHeading___Toc3102_2139278338"/></text:h>
      <text:p text:style-name="P295">Arkadiusz Bulski</text:p>
      <text:p text:style-name="P295"/>
      <text:h text:style-name="P409" text:outline-level="2"><text:bookmark-start text:name="__RefHeading___Toc2962_2139278338"/>Introduction<text:bookmark-end text:name="__RefHeading___Toc2962_2139278338"/></text:h>
      <text:p text:style-name="P233"><text:span text:style-name="T562">(</text:span>This chapter is being <text:span text:style-name="T562">expanded and edited, but is entirely readable.)</text:span></text:p>
      <text:p text:style-name="P242"/>
      <text:p text:style-name="P203">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13" text:outline-level="3"><text:bookmark-start text:name="__RefHeading___Toc2966_2139278338"/>Inodes are not efficient. <text:span text:style-name="T612">(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0">(sectors)</text:span><text:span text:style-name="T24">. </text:span><text:span text:style-name="T46">In traditional designs </text:span><text:span text:style-name="T47">most</text:span><text:span text:style-name="T46"> operation</text:span><text:span text:style-name="T47">s</text:span><text:span text:style-name="T46"> </text:span><text:span text:style-name="T150">could </text:span><text:span text:style-name="T46">be </text:span><text:span text:style-name="T57">done by </text:span><text:span text:style-name="T150">keeping only </text:span><text:span text:style-name="T46">one block </text:span><text:span text:style-name="T150">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maybe 8 MB, </text:span><text:span text:style-name="T47">and caching complete metadata was not feasible. Also changing metadata often ended up in writing just one block, which </text:span><text:span text:style-name="T58">might have been </text:span><text:span text:style-name="T150">reasonable on hard disks that back then had much less throughput and much higher latencies</text:span><text:span text:style-name="T47">. </text:span><text:span text:style-name="T24">Furthermore hard disks </text:span><text:span text:style-name="T150">supposedly </text:span><text:span text:style-name="T24">guarantee that </text:span><text:span text:style-name="T150">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3">which was </text:span><text:span text:style-name="T129">used for guaranteeing consistency after crash, </text:span><text:span text:style-name="T133">in Ext2 </text:span><text:span text:style-name="T178">and its predecessors</text:span><text:span text:style-name="T24">. </text:span><text:span text:style-name="T59">All these reasons </text:span><text:span text:style-name="T151">seemingly </text:span><text:span text:style-name="T59">contributed to </text:span><text:span text:style-name="T151">a </text:span><text:span text:style-name="T59">decision that data structures </text:span><text:span text:style-name="T178">were </text:span><text:span text:style-name="T59">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5"/>
      <text:p text:style-name="P80"><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4">(disk sectors or at most memory pages) </text:span><text:span text:style-name="T35">and </text:span><text:span text:style-name="T164">the </text:span><text:span text:style-name="T35">only </text:span><text:span text:style-name="T164">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0">entire datasets either did not gain </text:span><text:span text:style-name="T43">traction </text:span><text:span text:style-name="T180">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1">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4">and </text:span><text:span text:style-name="T53">files put </text:span><text:span text:style-name="T164">pointers into </text:span><text:span text:style-name="T56">indirect blocks</text:span><text:span text:style-name="T53">. In modern designs </text:span><text:span text:style-name="T181">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1">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1">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7">with leaf </text:span><text:span text:style-name="T119">nodes </text:span><text:span text:style-name="T53">but data is still being </text:span><text:span text:style-name="T54">divided</text:span><text:span text:style-name="T53"> into </text:span><text:span text:style-name="T181">page sized </text:span><text:span text:style-name="T53">chunks. </text:span><text:span text:style-name="T88">The issue being described here has not gone away, </text:span><text:span text:style-name="T165">only </text:span><text:span text:style-name="T182">changed shape and </text:span><text:span text:style-name="T165">switched data structures. </text:span></text:p>
      <text:p text:style-name="P49"><text:soft-page-break/></text:p>
      <text:p text:style-name="P80"><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4">and point to further blocks</text:span><text:span text:style-name="T26">, </text:span><text:span text:style-name="T183">which would point to </text:span><text:span text:style-name="T26">actual content </text:span><text:span text:style-name="T114">(indirect blocks</text:span><text:span text:style-name="T183">)</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4">is </text:span><text:span text:style-name="T26">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3">of pointer structure</text:span>, a <text:span text:style-name="T218">complete inode</text:span><text:span text:style-name="T234">, variable size structure could contain all metadata associated with a file. In memory representation may remain </text:span><text:span text:style-name="T343">decomposed into a tree </text:span><text:span text:style-name="T234">but on disk format would be </text:span><text:span text:style-name="T343">a single continuous blob </text:span><text:span text:style-name="T344">holding entirety of information</text:span><text:span text:style-name="T234">. </text:span><text:span text:style-name="T341">Complete inodes are always loaded and stored in one sweep, </text:span><text:span text:style-name="T344">reallocated on every change</text:span><text:span text:style-name="T341">. </text:span><text:span text:style-name="T342">This unfortunately requires an adequate </text:span><text:span text:style-name="T344">extent </text:span><text:span text:style-name="T342">allocator and garbage collector but those are discussed in other chapters. </text:span></text:p>
      <text:p text:style-name="P54"><draw:frame draw:style-name="fr3" draw:name="Inode complete" text:anchor-type="paragraph" svg:width="17cm" svg:height="3.117cm" draw:z-index="16"><draw:image xlink:href="../inodecomplete.png" xlink:type="simple" xlink:show="embed" xlink:actuate="onLoad"/></draw:frame></text:p>
      <text:p text:style-name="P78"><text:span text:style-name="T154">To compare performance, </text:span><text:span text:style-name="T27">consider </text:span><text:span text:style-name="T41">a </text:span><text:span text:style-name="T155">spectrum </text:span><text:span text:style-name="T41">of </text:span><text:span text:style-name="T154">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6">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6">the </text:span><text:span text:style-name="T217">block approach. </text:span></text:p>
      <text:p text:style-name="P199"/>
      <text:p text:style-name="P79"><text:span text:style-name="T82">Block</text:span><text:span text:style-name="T29"> approach </text:span><text:span text:style-name="T49">seems efficient because</text:span><text:span text:style-name="T29"> changing one </text:span><text:span text:style-name="T111">field</text:span><text:span text:style-name="T29"> </text:span><text:span text:style-name="T30">require</text:span><text:span text:style-name="T115">s</text:span><text:span text:style-name="T30"> </text:span><text:span text:style-name="T29">one block to be </text:span><text:span text:style-name="T49">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89">This reasoning is flawed because it is focused on one update operation itself </text:span><text:span text:style-name="T158">and </text:span><text:span text:style-name="T115">does </text:span><text:span text:style-name="T50">not </text:span><text:span text:style-name="T82">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50">. </text:span><text:span text:style-name="T159">Following </text:span><text:span text:style-name="T116">analysis considers amortization of </text:span><text:span text:style-name="T51">performance over </text:span><text:span text:style-name="T159">a longer </text:span><text:span text:style-name="T160">time period</text:span><text:span text:style-name="T51">. </text:span><text:span text:style-name="T31">It could be argued that </text:span><text:span text:style-name="T111">extent</text:span><text:span text:style-name="T31"> approach </text:span><text:soft-page-break/><text:span text:style-name="T31">is better in every </text:span><text:span text:style-name="T112">practical </text:span><text:span text:style-name="T31">usage scenario. </text:span><text:span text:style-name="T32">To show that, we need to recognize that hard disks </text:span><text:span text:style-name="T161">(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1">150</text:span><text:span text:style-name="T32"> MB/s of sustained throughput and ~</text:span><text:span text:style-name="T161">12</text:span><text:span text:style-name="T32"> ms seek time to random location </text:span><text:span text:style-name="T85">on average </text:span><text:span text:style-name="T161">and has capacity 1~6 </text:span><text:span text:style-name="T188">TB</text:span><text:span text:style-name="T32">.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3">Quick calculation shows that </text:span><text:span text:style-name="T590">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3"> </text:span><text:span text:style-name="T167">and perhaps </text:span><text:span text:style-name="T163">even unbelievable</text:span><text:span text:style-name="T35">, </text:span><text:span text:style-name="T189">but this math is easy to confirm. </text:span></text:p>
      <text:p text:style-name="P56"/>
      <text:p text:style-name="P52">To accommodate for clustered allocation (see Orlov allocator), we will use seek time measured over some small segment (64 MB) instead of entire disk. <text:span text:style-name="T591">Experimentally, average seek times measured on SAMSUNG HD154UI </text:span>were <text:span text:style-name="T591">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4"/>
          </table:table-cell>
          <table:table-cell table:style-name="Tabela2.B1" office:value-type="string">
            <text:p text:style-name="P304">Area size:</text:p>
          </table:table-cell>
          <table:table-cell table:style-name="Tabela2.B1" office:value-type="string">
            <text:p text:style-name="P304">Seek time sequential:</text:p>
          </table:table-cell>
          <table:table-cell table:style-name="Tabela2.B1" office:value-type="string">
            <text:p text:style-name="P304">Seek time concurrent:</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MB</text:p>
          </table:table-cell>
          <table:table-cell table:style-name="Tabela2.A1" office:value-type="string">
            <text:p text:style-name="P306">0.20 ms</text:p>
          </table:table-cell>
          <table:table-cell table:style-name="Tabela2.A1" office:value-type="string">
            <text:p text:style-name="P307">0.01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MB</text:p>
          </table:table-cell>
          <table:table-cell table:style-name="Tabela2.A1" office:value-type="string">
            <text:p text:style-name="P306">0.44 ms</text:p>
          </table:table-cell>
          <table:table-cell table:style-name="Tabela2.A1" office:value-type="string">
            <text:p text:style-name="P307">0.36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10">16 MB</text:p>
          </table:table-cell>
          <table:table-cell table:style-name="Tabela2.A1" office:value-type="string">
            <text:p text:style-name="P311">1.76 ms</text:p>
          </table:table-cell>
          <table:table-cell table:style-name="Tabela2.A1" office:value-type="string">
            <text:p text:style-name="P312">1.3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8">64 MB</text:p>
          </table:table-cell>
          <table:table-cell table:style-name="Tabela2.A1" office:value-type="string">
            <text:p text:style-name="P309">4.53 ms</text:p>
          </table:table-cell>
          <table:table-cell table:style-name="Tabela2.A1" office:value-type="string">
            <text:p text:style-name="P307">3.87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MB</text:p>
          </table:table-cell>
          <table:table-cell table:style-name="Tabela2.A1" office:value-type="string">
            <text:p text:style-name="P306">6.76 ms</text:p>
          </table:table-cell>
          <table:table-cell table:style-name="Tabela2.A1" office:value-type="string">
            <text:p text:style-name="P307">7.59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GB</text:p>
          </table:table-cell>
          <table:table-cell table:style-name="Tabela2.A1" office:value-type="string">
            <text:p text:style-name="P306">8.61 ms</text:p>
          </table:table-cell>
          <table:table-cell table:style-name="Tabela2.A1" office:value-type="string">
            <text:p text:style-name="P307">8.5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4 GB</text:p>
          </table:table-cell>
          <table:table-cell table:style-name="Tabela2.A1" office:value-type="string">
            <text:p text:style-name="P306">9.41 ms</text:p>
          </table:table-cell>
          <table:table-cell table:style-name="Tabela2.A1" office:value-type="string">
            <text:p text:style-name="P307">9.20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6 GB</text:p>
          </table:table-cell>
          <table:table-cell table:style-name="Tabela2.A1" office:value-type="string">
            <text:p text:style-name="P306">10.93 ms</text:p>
          </table:table-cell>
          <table:table-cell table:style-name="Tabela2.A1" office:value-type="string">
            <text:p text:style-name="P307">10.78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64 GB</text:p>
          </table:table-cell>
          <table:table-cell table:style-name="Tabela2.A1" office:value-type="string">
            <text:p text:style-name="P306">10.99 ms</text:p>
          </table:table-cell>
          <table:table-cell table:style-name="Tabela2.A1" office:value-type="string">
            <text:p text:style-name="P307">10.85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256 GB</text:p>
          </table:table-cell>
          <table:table-cell table:style-name="Tabela2.A1" office:value-type="string">
            <text:p text:style-name="P306">12.19 ms</text:p>
          </table:table-cell>
          <table:table-cell table:style-name="Tabela2.A1" office:value-type="string">
            <text:p text:style-name="P307">12.73 ms</text:p>
          </table:table-cell>
          <table:table-cell table:style-name="Tabela2.A1" office:value-type="string">
            <text:p text:style-name="P304"/>
          </table:table-cell>
        </table:table-row>
        <table:table-row>
          <table:table-cell table:style-name="Tabela2.A1" office:value-type="string">
            <text:p text:style-name="P304"/>
          </table:table-cell>
          <table:table-cell table:style-name="Tabela2.A1" office:value-type="string">
            <text:p text:style-name="P305">1 TB</text:p>
          </table:table-cell>
          <table:table-cell table:style-name="Tabela2.A1" office:value-type="string">
            <text:p text:style-name="P306">16.30 ms</text:p>
          </table:table-cell>
          <table:table-cell table:style-name="Tabela2.A1" office:value-type="string">
            <text:p text:style-name="P307">15.72 ms</text:p>
          </table:table-cell>
          <table:table-cell table:style-name="Tabela2.A1" office:value-type="string">
            <text:p text:style-name="P304"/>
          </table:table-cell>
        </table:table-row>
      </table:table>
      <text:p text:style-name="P50"/>
      <text:p text:style-name="P51">Above seek times are averages <text:span text:style-name="T592">over 100 samples</text:span>. <text:span text:style-name="T411">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1"><text:span text:style-name="T118">E</text:span><text:span text:style-name="T78">xtent</text:span><text:span text:style-name="T14"> approach is </text:span><text:span text:style-name="T118">shown to be </text:span><text:span text:style-name="T14">better </text:span><text:span text:style-name="T168">in </text:span><text:span text:style-name="T31">every </text:span><text:span text:style-name="T112">practical </text:span><text:span text:style-name="T31">usage scenario </text:span><text:span text:style-name="T118">by </text:span><text:span text:style-name="T14">consider</text:span><text:span text:style-name="T118">ing</text:span><text:span text:style-name="T14"> total time spent on all </text:span><text:span text:style-name="T168">file read/write </text:span><text:span text:style-name="T14">operations throughout </text:span><text:span text:style-name="T168">its </text:span><text:span text:style-name="T190">lifespan </text:span><text:span text:style-name="T191">instead of just updates</text:span><text:span text:style-name="T14">. Only metadata </text:span><text:span text:style-name="T168">blocks are </text:span><text:span text:style-name="T60">counted. </text:span><text:span text:style-name="T138">File content </text:span><text:span text:style-name="T168">is excluded from consideration</text:span><text:span text:style-name="T61">.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9">some</text:span><text:span text:style-name="T64"> </text:span><text:span text:style-name="T170">random </text:span><text:span text:style-name="T113">subset of </text:span><text:span text:style-name="T63">metadata blocks </text:span><text:span text:style-name="T129">is </text:span><text:span text:style-name="T74">accessed, either read or written, </text:span><text:span text:style-name="T193">then file gets closed and cache dropped</text:span><text:span text:style-name="T74">.</text:span><text:span text:style-name="T83"> </text:span><text:span text:style-name="T80">Blocks are assumed to be 4 K</text:span><text:span text:style-name="T96">B</text:span><text:span text:style-name="T80"> </text:span><text:span text:style-name="T170">in </text:span><text:span text:style-name="T80">size. </text:span><text:span text:style-name="T194">If file is opened read-only then extent approach requires only 1 of the 2 passes, which overestimates it in favor of the block approach. </text:span></text:p>
      <text:p text:style-name="P53"/>
      <text:p text:style-name="P66"><text:span text:style-name="T65">R</text:span><text:span text:style-name="T14">eading </text:span><text:span text:style-name="T67">or writing </text:span><text:span text:style-name="T14">N blocks take</text:span><text:span text:style-name="T120">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5"><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4"><text:span text:style-name="T369">S</text:span>imulation <text:span text:style-name="T369">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4">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3"><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5"><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14"><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7"/>
      <text:p text:style-name="P201"><text:span text:style-name="T598">Results are easily explainable. When individual blocks are stored, time is gained on updates but then more time is lost to seeking when blocks are read during next cycle. In case of R</text:span><text:span text:style-name="T595">b</text:span><text:span text:style-name="T436"> we have </text:span><text:span text:style-name="T437">smaller </text:span><text:span text:style-name="T436">arguments going into a </text:span><text:span text:style-name="T437">faster </text:span><text:span text:style-name="T436">growing function. </text:span>Plot show<text:span text:style-name="T593">s</text:span> total time of extent approach (blue) and block approach (red) for least and most accessed <text:span text:style-name="T368">files (N)</text:span>, <text:span text:style-name="T355">and least and most sizable</text:span> files <text:span text:style-name="T368">(M)</text:span>. </text:p>
      <text:p text:style-name="P200"><draw:frame draw:style-name="fr4" draw:name="Chart of extent block times" text:anchor-type="paragraph" svg:width="8.49cm" svg:height="6.07cm" draw:z-index="20"><draw:image xlink:href="../chartmn.png" xlink:type="simple" xlink:show="embed" xlink:actuate="onLoad"/></draw:frame></text:p>
      <text:p text:style-name="P198">Last two inequalities show limits on how much metadata <text:span text:style-name="T371">can</text:span> be accessed <text:span text:style-name="T594">in each cycle for the block approach to have advantage. Asymptotically, for largest files </text:span>less than 1 in <text:span text:style-name="T597">87</text:span> blocks <text:span text:style-name="T216">could be accessed. For smallest files the limit is 2 blocks. Is this really the kind of workload we are aiming to support? Remember that 1 GB file would require at least 512 metadata blocks? </text:span><text:span text:style-name="T425">It is 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p>
      <text:p text:style-name="P262"/>
      <text:p text:style-name="P55">Finally it should be admitted that model above assumes <text:span text:style-name="T596">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6">However, concurrent random disk operations will never faster than one sequential disk operation. </text:span><text:bookmark-end text:name="__DdeLink__4105_1454263879"/><text:span text:style-name="T596">That is simply the obtainable minimum. Thirdly, hardware trends suggest that delays and throughputs will become more and more asymmetric in the future </text:span><text:span text:style-name="T596"><text:bibliography-mark text:identifier="Patterson" text:bibliography-type="article" text:author="David A. Patterson, Kimberly K. Keeton" text:title="Hardware Technology Trends and Database Opportunities">[Patterson]</text:bibliography-mark></text:span><text:span text:style-name="T596">. </text:span></text:p>
      <text:p text:style-name="P12"/>
      <text:p text:style-name="P10"><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13" text:outline-level="3"><text:bookmark-start text:name="__RefHeading___Toc2968_2139278338"/>B-trees are not efficient. <text:span text:style-name="T612">(OK)</text:span><text:bookmark-end text:name="__RefHeading___Toc2968_2139278338"/></text:h>
      <text:p text:style-name="P67"><text:span text:style-name="T121">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2">huge numbers</text:span><text:span text:style-name="T15"> of files, </text:span><text:span text:style-name="T195">in the </text:span><text:span text:style-name="T196">billions.</text:span><text:span text:style-name="T15"> </text:span><text:span text:style-name="T16">B-trees are a good approach if huge amount</text:span><text:span text:style-name="T195">s</text:span><text:span text:style-name="T16"> of keys </text:span><text:span text:style-name="T195">are </text:span><text:span text:style-name="T124">expected</text:span><text:span text:style-name="T16">. </text:span><text:span text:style-name="T124">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7">However</text:span><text:span text:style-name="T195">, the operative word is asymptotically. </text:span><text:span text:style-name="T555">This asymptotic behavior seems to have mislead everyone</text:span><text:span text:style-name="T17">. It </text:span><text:span text:style-name="T198">indeed </text:span><text:span text:style-name="T17">would be justified to use B-trees </text:span><text:span text:style-name="T200">if </text:span><text:span text:style-name="T199">amounts of keys were in the </text:span><text:span text:style-name="T17">billions but that </text:span><text:span text:style-name="T71">is </text:span><text:span text:style-name="T200">not the case </text:span><text:span text:style-name="T71">in general case</text:span><text:span text:style-name="T17">. </text:span><text:span text:style-name="T20">Most</text:span><text:span text:style-name="T17"> </text:span><text:span text:style-name="T203">desktops</text:span><text:span text:style-name="T17"> hold </text:span><text:span text:style-name="T201">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3">and accessed </text:span><text:span text:style-name="T19">more efficiently, </text:span><text:span text:style-name="T201">thus making </text:span><text:span text:style-name="T147">B-trees suboptimal. </text:span></text:p>
      <text:p text:style-name="P82"><text:span text:style-name="T19">S</text:span><text:span text:style-name="T14">econd</text:span><text:span text:style-name="T204">ly, computers of the past had little memory and B-trees need to hold only a few blocks in memory during </text:span><text:span text:style-name="T14">query and update </text:span><text:span text:style-name="T204">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8 MB </text:span><text:span text:style-name="T140">of memory </text:span><text:span text:style-name="T205">or less</text:span><text:span text:style-name="T140">. However, m</text:span><text:span text:style-name="T14">odern desktop have several gigabytes and servers have </text:span><text:span text:style-name="T128">tens of gigabytes of memory</text:span><text:span text:style-name="T14">. </text:span><text:span text:style-name="T98">Conserving memory is not justified </text:span><text:span text:style-name="T123">anymore</text:span><text:span text:style-name="T98">.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3"><text:span text:style-name="T148">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4"/>
      <text:p text:style-name="P15">Consider<text:span text:style-name="T439"> two</text:span> approaches <text:span text:style-name="T438">described below</text:span>, <text:span text:style-name="T556">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P17">First approach, entire dictionary is stored <text:span text:style-name="T417">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18">6 </text:span>entries<text:span text:style-name="T422">, </text:span><text:span text:style-name="T14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6"/>
      <text:p text:style-name="P248"><text:span text:style-name="T173">Dictionary </text:span><text:span text:style-name="T14">approach </text:span><text:span text:style-name="T173">can be </text:span><text:span text:style-name="T118">shown to be </text:span><text:span text:style-name="T14">better </text:span><text:span text:style-name="T168">in </text:span><text:span text:style-name="T173">most </text:span><text:span text:style-name="T112">practical </text:span><text:span text:style-name="T31">usage scenario</text:span><text:span text:style-name="T173">s</text:span><text:span text:style-name="T31"> </text:span><text:span text:style-name="T118">by </text:span><text:span text:style-name="T14">consider</text:span><text:span text:style-name="T118">ing</text:span><text:span text:style-name="T14"> </text:span><text:span text:style-name="T209">total </text:span><text:span text:style-name="T14">time spent on all </text:span><text:span text:style-name="T210">query/</text:span><text:span text:style-name="T173">update </text:span><text:span text:style-name="T14">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2">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5"/>
      <text:p text:style-name="P249"><text:span text:style-name="T65">R</text:span><text:span text:style-name="T14">eading </text:span><text:span text:style-name="T67">or writing </text:span><text:span text:style-name="T14">N </text:span><text:span text:style-name="T172">entries</text:span><text:span text:style-name="T14"> take</text:span><text:span text:style-name="T120">s total</text:span><text:span text:style-name="T14"> (</text:span><text:span text:style-name="T83">assuming sequential and random pattern, referring to </text:span><text:span text:style-name="T171">dictionary and B-tree </text:span><text:span text:style-name="T14">approach </text:span><text:span text:style-name="T66">respect</text:span><text:span text:style-name="T67">iv</text:span><text:span text:style-name="T68">ely</text:span><text:span text:style-name="T14">): </text:span></text:p>
      <text:p text:style-name="P316"><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1"><text:span text:style-name="T369">S</text:span>imulation <text:span text:style-name="T369">of entire super-cycle is based on only one variable</text:span>, N is number of <text:span text:style-name="T599">entries accessed </text:span>in each cycle, <text:span text:style-name="T215">60</text:span> is number of cycles, <text:span text:style-name="T604">and 1M is total entries</text:span>. <text:span text:style-name="T354">Therefore total access time is</text:span><text:span text:style-name="T75">: </text:span></text:p>
      <text:p text:style-name="P317"><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0"><text:span text:style-name="T370">There are </text:span>cases where <text:span text:style-name="T600">dictionary</text:span> approach loses <text:span text:style-name="T370">to B-tree approach </text:span>in comparison. Total times <text:span text:style-name="T370">are </text:span>compared through an inequality. </text:p>
      <text:p text:style-name="P318"><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247">If amount of entries is less than 1M or varint encoding is used, then comparison would benefit the dictionary more. <text:span text:style-name="T608">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4"/>
      <text:p text:style-name="P58">This argument is basically the same as for <text:span text:style-name="T557">complete </text:span>inode<text:span text:style-name="T557">s</text:span>. <text:span text:style-name="T517">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9">Directory representation can also alternate between entire dictionary and B-tree. </text:p>
      <text:p text:style-name="P9"/>
      <text:p text:style-name="P13"><text:span text:style-name="T385">SSD disks are </text:span><text:span text:style-name="T388">not being considered </text:span><text:span text:style-name="T549">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4" text:outline-level="3"><text:bookmark-start text:name="__RefHeading___Toc4960_1322332396"/>Block allocation is not efficient. <text:span text:style-name="T612">(OK)</text:span><text:bookmark-end text:name="__RefHeading___Toc4960_1322332396"/></text:h>
      <text:p text:style-name="P60">Since the times of Fast File-System and <text:span text:style-name="T607">ending at Ext4</text:span>, disk space was divided into blocks but grouped into clusters. <text:span text:style-name="T521">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1">due to settling phase </text:span><text:span text:style-name="T521"><text:bibliography-mark text:identifier="Ruemmler94" text:bibliography-type="article" text:author="Chris Ruemmler, John Wilkes" text:title="An introduction to disk drive" text:year="1994">[Ruemmler94]</text:bibliography-mark></text:span><text:span text:style-name="T521">.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1"><text:bibliography-mark text:identifier="Aneesh08" text:bibliography-type="article" text:author="Aneesh Kumar, Mingming Cao, et al" text:title="Ext4 block and inode allocator improvements" text:year="2008">[Aneesh08]</text:bibliography-mark></text:span><text:span text:style-name="T521">. </text:span></text:p>
      <text:p text:style-name="P61"><text:span text:style-name="T521">XFS documentation </text:span><text:span text:style-name="T521"><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1">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1"/>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2">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9">here </text:span>aims to achieve the best of both worlds, <text:span text:style-name="T610">to support large allocations and avoid large relocations at garbage collection</text:span>. <text:span text:style-name="T523">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2">Extent allocation is satisfied by appending given amount (in byte resolution) to existing data in a selected segment (selection algorithm is described later). This scheme has obvious benefits of supporting large allocations <text:span text:style-name="T611">(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1"><text:bibliography-mark text:identifier="Johnson85" text:bibliography-type="article" text:author="David Johnson, Michael Garey" text:title="A 71/60 Theorem for Bin Packing" text:year="1985">[Johnson85]</text:bibliography-mark></text:span><text:span text:style-name="T611"> would probably be employed. </text:span></text:p>
      <text:p text:style-name="P62"/>
      <text:p text:style-name="P6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2"/>
      <text:p text:style-name="P62"/>
      <text:h text:style-name="P415" text:outline-level="3"><text:bookmark-start text:name="__RefHeading___Toc4248_1811106159"/>Fsync is not efficient. <text:bookmark-end text:name="__RefHeading___Toc4248_1811106159"/></text:h>
      <text:p text:style-name="P86"><text:span text:style-name="T14">Files </text:span><text:span text:style-name="T89">stored on computers </text:span><text:span text:style-name="T135">become increasingly important as businesses and governments store ever more files of evermore importance on automated systems</text:span><text:span text:style-name="T89">. </text:span><text:span text:style-name="T135">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5">s</text:span><text:span text:style-name="T90"> use an identical approach despite not </text:span><text:span text:style-name="T91">recognizing POSIX. </text:span><text:span text:style-name="T92">The well established approach replaces a file using following template: </text:span></text:p>
      <text:p text:style-name="P302">int fd = creat("file.new", S_IRUSR|S_IWUSR); </text:p>
      <text:p text:style-name="P302">write(fd, buf, <text:span text:style-name="T361">len</text:span>); </text:p>
      <text:p text:style-name="P302">fsync(fd); </text:p>
      <text:p text:style-name="P302">close(fd); </text:p>
      <text:p text:style-name="P302">rename("file.new", "file"); </text:p>
      <text:p text:style-name="P87"/>
      <text:p text:style-name="P224"><text:span text:style-name="T563">This approach has been the expected way of achieving atomic changes to files and caused a lot of pain when people were depending on different guarantees than that of fsync. </text:span><text:span text:style-name="T5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4">POSIX vs Reality</text:span></text:a><text:span text:style-name="T564">. Also, heavy reliance on fsync led to a famous major </text:span><text:a xlink:type="simple" xlink:href="https://bugzilla.mozilla.org/show_bug.cgi?id=421482" text:style-name="Internet_20_link" text:visited-style-name="Visited_20_Internet_20_Link"><text:span text:style-name="T564">performance bug</text:span></text:a><text:span text:style-name="T564"> in Firefox. </text:span></text:p>
      <text:p text:style-name="P88"><text:span text:style-name="T259">Described </text:span><text:span text:style-name="T234">behavior </text:span><text:span text:style-name="T254">(and few others) </text:span><text:span text:style-name="T234">is common in modern filesystem</text:span><text:span text:style-name="T239">s</text:span><text:span text:style-name="T234"> but </text:span><text:span text:style-name="T236">it is</text:span><text:span text:style-name="T234"> not </text:span><text:span text:style-name="T241">mandated </text:span><text:span text:style-name="T234">by POSIX </text:span><text:span text:style-name="T259">standard </text:span><text:span text:style-name="T243">so</text:span><text:span text:style-name="T234"> applications </text:span><text:span text:style-name="T243">should not </text:span><text:span text:style-name="T234">rely on </text:span><text:span text:style-name="T242">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3">are </text:span><text:span text:style-name="T235">not </text:span><text:span text:style-name="T243">part of the </text:span><text:span text:style-name="T257">published </text:span><text:span text:style-name="T243">POSIX </text:span><text:span text:style-name="T235">standard</text:span><text:span text:style-name="T243">. </text:span><text:span text:style-name="T237">Notice that all of the behaviors they describe are met by a filesystem where all operations are </text:span><text:span text:style-name="T238">both </text:span><text:span text:style-name="T237">atomic and ordered, </text:span><text:span text:style-name="T243">as proposed below</text:span><text:span text:style-name="T237">. </text:span><text:span text:style-name="T243">Article also describes how SQLite can increase performance by assuming specific filesystem behavior although user has to enable it </text:span><text:span text:style-name="T319">manually</text:span><text:span text:style-name="T243">.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4">described below. </text:span></text:p>
      <text:p text:style-name="P89"/>
      <text:p text:style-name="P92">Following code <text:span text:style-name="T366">is not safe on all filesystems but is representative of applications: </text:span></text:p>
      <text:p text:style-name="P302">int fd = creat("file.new", S_IRUSR|S_IWUSR); </text:p>
      <text:p text:style-name="P302">write(fd, buf, <text:span text:style-name="T361">len</text:span>); </text:p>
      <text:p text:style-name="P303">fsync(fd);</text:p>
      <text:p text:style-name="P302">close(fd); </text:p>
      <text:p text:style-name="P302">rename("file.new", "file"); </text:p>
      <text:p text:style-name="P93"/>
      <text:p text:style-name="P102">Whatever improvements to filesystems will be made in the future, it seems clear that applications will <text:span text:style-name="T374">continue</text:span> to use the approach established by POSIX and filesystems will have to cooperate. <text:span text:style-name="T353">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3">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2"/>
      <text:p text:style-name="P102">Below <text:span text:style-name="T372">is described </text:span>a new <text:span text:style-name="T352">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103"/>
      <text:p text:style-name="P227"><text:span text:style-name="T563">Consider a filesystem where all operations are both atomic and ordered. </text:span><text:span text:style-name="T565">Above that fsync calls are implemented as no-op. Both codes above remain to keep files consistent. This is due to the fact that application developers (usually) use fsync not to persist data immediately but to persist </text:span><text:soft-page-break/><text:span text:style-name="T565">data before metadata, which is what </text:span><text:span text:style-name="T566">ordering </text:span><text:span text:style-name="T567">behavior </text:span><text:span text:style-name="T568">implies</text:span><text:span text:style-name="T565">.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5">documentation</text:span></text:a><text:span text:style-name="T565">: </text:span></text:p>
      <text:p text:style-name="P1"/>
      <text:p text:style-name="P300">(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0">(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104">Here is some historical background: </text:p>
      <text:p text:style-name="P105"/>
      <text:p text:style-name="P105"><text:span text:style-name="T365">Persisting ordered operations used to be implemented though ordered persistence. Long time ago blocks were written one at a time (synchronous writes). Operating system buffered changes in memory (in </text:span>the buffer cache) <text:span text:style-name="T245">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19">flushing buffers </text:span><text:span text:style-name="T247">th</text:span><text:span text:style-name="T252">r</text:span><text:span text:style-name="T247">ough so called </text:span><text:span text:style-name="T219">queue draining</text:span><text:span text:style-name="T246">. System </text:span><text:span text:style-name="T247">withh</text:span><text:span text:style-name="T253">eld</text:span><text:span text:style-name="T247"> </text:span><text:span text:style-name="T246">all future writes until disk reported that </text:span><text:span text:style-name="T255">all outstanding writes completed, that </text:span><text:span text:style-name="T329">write </text:span><text:span text:style-name="T246">queue was empty. </text:span><text:span text:style-name="T248">When flushing buffers occurred quite often </text:span><text:span text:style-name="T246">this approach basically defeated the purpose of installing buffers in </text:span><text:span text:style-name="T320">hard </text:span><text:span text:style-name="T246">disks </text:span><text:span text:style-name="T248">in the first place. </text:span></text:p>
      <text:p text:style-name="P1"><text:span text:style-name="T256">L</text:span><text:span text:style-name="T249">ater another major overhaul of disks </text:span><text:span text:style-name="T321">took place</text:span><text:span text:style-name="T249">. Up to this moment systems </text:span><text:span text:style-name="T330">have </text:span><text:span text:style-name="T249">reordered requests </text:span><text:span text:style-name="T250">themselves</text:span><text:span text:style-name="T249">. Buffer cache accumulated blocks to be written and system decided, without much help from the disk, in which order should the disk write them. </text:span><text:span text:style-name="T250">It was more beneficial to process blocks in the order that minimized total time spent on jumping between locations on disk. Unfortunately, system was in no position to determine current orientation of the platter or current position of the head. </text:span><text:span text:style-name="T258">The s</text:span><text:span text:style-name="T250">ystem made decisions </text:span><text:span text:style-name="T258">based on some principle like elevator scheduling, not on exact state of the disk</text:span><text:span text:style-name="T250">. Everything changed again when disks started to reorder requests themselves, </text:span><text:span text:style-name="T331">with a technology called NCQ</text:span><text:span text:style-name="T250">. </text:span><text:span text:style-name="T256">S</text:span><text:span text:style-name="T250">ystem was </text:span><text:span text:style-name="T256">again </text:span><text:span text:style-name="T250">no longer aware of what is the status of each request. System </text:span><text:span text:style-name="T256">did not </text:span><text:span text:style-name="T250">even </text:span><text:span text:style-name="T256">know </text:span><text:span text:style-name="T250">which of them will go to the platter first. </text:span><text:span text:style-name="T251">The solution to ensuring order of writes was </text:span><text:span text:style-name="T331">again </text:span><text:span text:style-name="T251">the same, </text:span><text:span text:style-name="T256">through withholding further writes. </text:span></text:p>
      <text:p text:style-name="P225"><text:span text:style-name="T569">M</text:span><text:span text:style-name="T570">odern solution comes in form of two related mechanisms: explicit flushes and FUA requests. </text:span><text:span text:style-name="T571">Flushes are writes that are weakly ordered, demanding </text:span><text:span text:style-name="T572">that </text:span><text:span text:style-name="T571">previously scheduled writes are completed before current </text:span><text:span text:style-name="T572">writes</text:span><text:span text:style-name="T571">. Previous requests can still be reordered between themselves, </text:span><text:span text:style-name="T573">and </text:span><text:span text:style-name="T571">so can future requests. Force Unit Access </text:span><text:span text:style-name="T574">(FUA) </text:span><text:span text:style-name="T571">requests </text:span><text:span text:style-name="T574">can be reordered with any other request, imposing no ordering whatsoever, but disk reports immediately </text:span><text:span text:style-name="T575">after </text:span><text:span text:style-name="T574">they landed on the platter. </text:span><text:span text:style-name="T575">FUA requests are also said to </text:span><text:span text:style-name="T576">have priority </text:span><text:span text:style-name="T575">over </text:span><text:span text:style-name="T576">normal requests</text:span><text:span text:style-name="T575">. </text:span><text:span text:style-name="T570">System is no longer responsible for ensuring ordering. Instead the disk is being issued requests marked with these two flags. </text:span><text:span text:style-name="T577">Topic is </text:span><text:span text:style-name="T563">discussed on LWN </text:span><text:a xlink:type="simple" xlink:href="https://lwn.net/Articles/400541/" text:style-name="Internet_20_link" text:visited-style-name="Visited_20_Internet_20_Link"><text:span text:style-name="T563">The end of block barriers</text:span></text:a><text:span text:style-name="T563"> and Monolight </text:span><text:a xlink:type="simple" xlink:href="http://monolight.cc/2011/06/barriers-caches-filesystems/" text:style-name="Internet_20_link" text:visited-style-name="Visited_20_Internet_20_Link"><text:span text:style-name="T563">Barriers, Caches, Filesystems</text:span></text:a><text:span text:style-name="T563">. </text:span></text:p>
      <text:p text:style-name="P106"/>
      <text:p text:style-name="P108"><text:soft-page-break/><text:span text:style-name="T449">Consider a </text:span>filesystem where all operations are atomic and ordered: </text:p>
      <text:p text:style-name="P107"/>
      <text:p text:style-name="P235">(Needs <text:span text:style-name="T601">checking</text:span> language and entire scheme.)</text:p>
      <text:p text:style-name="P107"><text:span text:style-name="T449">F</text:span>irst sector contains <text:span text:style-name="T449">the </text:span>address of last persisted <text:span text:style-name="T449">root inode</text:span>, further sectors <text:span text:style-name="T449">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0">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0"><draw:frame draw:style-name="fr7" draw:name="Copy On Write layout" text:anchor-type="paragraph" svg:width="16.131cm" svg:height="2.101cm" draw:z-index="4"><draw:image xlink:href="../cowlayout.png" xlink:type="simple" xlink:show="embed" xlink:actuate="onLoad"/></draw:frame></text:p>
      <text:p text:style-name="P111">Upgrades can be added. A dictionary that maps <text:span text:style-name="T451">ids</text:span> into disk offsets can be referenced from the header. Directories then associate file names and files associate data with extent ids instead of <text:span text:style-name="T558">disk </text:span>offsets. Changing an inode does not affect the inodes <text:span text:style-name="T451">above </text:span>in a path to the root anymore, instead only a dictionary entry <text:span text:style-name="T451">translating the id </text:span>gets updated. <text:span text:style-name="T451">Furthermore, some structures are updated so frequently that patches (diffs) might be stored instead of full structures. That would make checkpointing more lightweight and could lead to more frequent checkpointing. </text:span></text:p>
      <text:p text:style-name="P234"><text:span text:style-name="T584">(</text:span>Add a diagram for dictionary and inodes, more compact than just inodes.<text:span text:style-name="T584">)</text:span></text:p>
      <text:p text:style-name="P94"/>
      <text:p text:style-name="P112"><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2">Both the dictionary and the values are serialized into binary blobs and stored as contiguous extents. Value blobs are appended atomically to the file, and when database gets </text:span><text:span text:style-name="T347">committed</text:span><text:span text:style-name="T272">,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0"><draw:frame draw:style-name="fr6" draw:name="KeyValue store layout" text:anchor-type="paragraph" svg:width="13.16cm" svg:height="2.29cm" draw:z-index="5"><draw:image xlink:href="../keyvaluelayout.png" xlink:type="simple" xlink:show="embed" xlink:actuate="onLoad"/></draw:frame></text:p>
      <text:p text:style-name="P95">Even simpler document store can be implemented when setcontents method is available. Only <text:soft-page-break/>one entry can be stored <text:span text:style-name="T559">at once</text:span>, but it can be <text:span text:style-name="T559">an </text:span>arbitrarily complex data structure. <text:span text:style-name="T412">Setcontents is a filesystem operation that truncates the file to zero and writes to it in one combined atomic operation. There is no reference implementation yet. </text:span></text:p>
      <text:p text:style-name="P90"/>
      <text:p text:style-name="P91"/>
      <text:h text:style-name="P416"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3"/>
      <text:p text:style-name="P113"/>
      <text:h text:style-name="P417" text:outline-level="3"><text:bookmark-start text:name="__RefHeading___Toc3156_190800628"/>Atomic sector overwrite is not necessary for consistency. <text:span text:style-name="T613">(OK)</text:span><text:bookmark-end text:name="__RefHeading___Toc3156_190800628"/></text:h>
      <text:p text:style-name="P115">Many filesystems but also frameworks like SQLite guarantee consistency by depending on the underlying hard disk to overwrite sectors (512 bytes) atomically. There are some issues with this approach, although <text:span text:style-name="T446">so far it seems to have worked </text:span>fine. First, this simply moves responsibility down the chain. <text:span text:style-name="T605">It </text:span>is generally a good idea to implement a trait yourself than depend <text:span text:style-name="T605">on external organization.</text:span> <text:span text:style-name="T605">Secondly, disk manufacturers are known for breaking specifications. Hard disks regularly lie to operating systems about flushing write buffers. Thirdly, conversation </text:span><text:span text:style-name="T605"><text:bibliography-mark text:identifier="Tweedie15" text:bibliography-type="unpublished" text:author="Stephen Tweedie" text:title="Stephen Tweedie Email.txt" text:year="2015">[Tweedie15]</text:bibliography-mark></text:span><text:span text:style-name="T605">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4"/>
      <text:p text:style-name="P204">There are <text:span text:style-name="T606">at least </text:span>two <text:span text:style-name="T606">new </text:span>ways to implement atomic changes on disk through software. Both no longer require the disk to <text:span text:style-name="T606">support </text:span>atomic sector writes <text:span text:style-name="T606">but they do require that interrupted write damages only one sector, see </text:span><text:span text:style-name="T606"><text:bibliography-mark text:identifier="Pillai13" text:bibliography-type="article" text:author="Thanumalayan Sankaranarayana Pillai, et al" text:title="Towards Efficient, Portable Application-Level Consistency" text:year="2013">[Pillai13]</text:bibliography-mark></text:span><text:span text:style-name="T606">. Other problems like </text:span>phantom writes, corrupted writes, <text:span text:style-name="T448">and </text:span>misplaced writes are not taken into account. </text:p>
      <text:p text:style-name="P114"/>
      <text:p text:style-name="P205"><text:span text:style-name="T218">Ring</text:span><text:span text:style-name="T234"> is a </text:span><text:span text:style-name="T447">disk extent that is sector aligned and divided into at least 2 fixed sized chunks. Chunks also </text:span>need to <text:span text:style-name="T447">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6"><draw:frame draw:style-name="fr7" draw:name="Atomic ring" text:anchor-type="paragraph" svg:width="12.741cm" svg:height="3.221cm" draw:z-index="6"><draw:image xlink:href="../atomicring.png" xlink:type="simple" xlink:show="embed" xlink:actuate="onLoad"/></draw:frame></text:p>
      <text:p text:style-name="P117"/>
      <text:p text:style-name="P197"><text:span text:style-name="T218">Chain</text:span><text:span text:style-name="T234"> is </text:span><text:span text:style-name="T332">a</text:span><text:span text:style-name="T234"> disk extent that is sector aligned and contains a </text:span><text:span text:style-name="T266">concatenation </text:span><text:span text:style-name="T234">of variable sized chunks.</text:span><text:span text:style-name="T266"> </text:span><text:span text:style-name="T332">Chunks </text:span><text:span text:style-name="T345">also </text:span><text:span text:style-name="T266">need to be sector aligned. </text:span><text:span text:style-name="T269">Each chunk has a format </text:span><text:span text:style-name="T266">[checksum|id|length|data].</text:span><text:span text:style-name="T332"> Usually </text:span><text:span text:style-name="T345">the </text:span><text:span text:style-name="T332">first chunk </text:span><text:span text:style-name="T336">contains</text:span><text:span text:style-name="T332"> </text:span><text:span text:style-name="T345">a base </text:span><text:span text:style-name="T332">blob while further chunks contain </text:span><text:span text:style-name="T345">patches</text:span><text:span text:style-name="T332">, but </text:span><text:span text:style-name="T345">that depends on usage</text:span><text:span text:style-name="T332">.</text:span><text:span text:style-name="T266"> </text:span><text:span text:style-name="T267">When </text:span><text:span text:style-name="T336">updating</text:span><text:span text:style-name="T267">, </text:span><text:span text:style-name="T345">an incremented </text:span><text:span text:style-name="T269">id and </text:span><text:span text:style-name="T345">other </text:span><text:span text:style-name="T268">fields </text:span><text:span text:style-name="T333">are </text:span><text:span text:style-name="T269">hashed, </text:span><text:span text:style-name="T345">then stored to disk</text:span><text:span text:style-name="T269">. </text:span><text:span text:style-name="T345">Padding can be computed from the length field</text:span><text:span text:style-name="T270">. When reloading, entire extent gets read from disk </text:span><text:span text:style-name="T333">in one sweep</text:span><text:span text:style-name="T270">. </text:span><text:span text:style-name="T334">Each chunk is parsed only if previous chunks were parsed successfully. </text:span><text:span text:style-name="T271">Valid chunks are </text:span><text:span text:style-name="T335">merged </text:span><text:span text:style-name="T271">(</text:span><text:span text:style-name="T345">patches </text:span><text:span text:style-name="T271">are applied to base </text:span><text:span text:style-name="T335">blob</text:span><text:span text:style-name="T271">) or simply last value is taken, </text:span><text:span text:style-name="T345">again depending on usage</text:span><text:span text:style-name="T271">. </text:span><text:span text:style-name="T345">Updating </text:span><text:span text:style-name="T269">requires last </text:span><text:span text:style-name="T327">offset </text:span><text:span text:style-name="T269">to be know</text:span><text:span text:style-name="T336">n</text:span><text:span text:style-name="T269">, making this mechanism stateful. </text:span><text:soft-page-break/><text:span text:style-name="T271">Note that a chain is </text:span><text:span text:style-name="T224">append </text:span><text:span text:style-name="T221">only</text:span><text:span text:style-name="T271">, meaning it can be updated </text:span><text:span text:style-name="T337">only until reaches full capacity</text:span><text:span text:style-name="T271">. </text:span><text:span text:style-name="T346">Then it must be reallocated. Rings </text:span><text:span text:style-name="T337">can be used to alternate between chains or to keep a list of chains. </text:span><text:span text:style-name="T338">Chains </text:span><text:span text:style-name="T269">can </text:span><text:span text:style-name="T338">also </text:span><text:span text:style-name="T269">be used across </text:span><text:span text:style-name="T347">multiple </text:span><text:span text:style-name="T269">devices to synchronize newest value. </text:span><text:span text:style-name="T347">In </text:span><text:span text:style-name="T340">example </text:span><text:span text:style-name="T338">below</text:span><text:span text:style-name="T340">, </text:span><text:span text:style-name="T339">first chain can be dropped from the ring, because </text:span><text:span text:style-name="T347">patch </text:span><text:span text:style-name="T339">5 was </text:span><text:span text:style-name="T338">superseded </text:span><text:span text:style-name="T339">by a base blob. </text:span><text:span text:style-name="T348">Simple alternative would be to always start a chain with base value, so the ring only keeps one chain at any moment. </text:span></text:p>
      <text:p text:style-name="P118"><draw:frame draw:style-name="fr7" draw:name="Atomic chain" text:anchor-type="paragraph" svg:width="15.829cm" svg:height="6.96cm" draw:z-index="7"><draw:image xlink:href="../atomicchain.png" xlink:type="simple" xlink:show="embed" xlink:actuate="onLoad"/></draw:frame></text:p>
      <text:p text:style-name="P119"/>
      <text:h text:style-name="P418" text:outline-level="3"><text:bookmark-start text:name="__RefHeading___Toc5757_4224124324"/>Multi-view steganographic filesystems are problematic. <text:bookmark-end text:name="__RefHeading___Toc5757_4224124324"/></text:h>
      <text:p text:style-name="P238">(This needs to be added entirely.)</text:p>
      <text:p text:style-name="P119"/>
      <text:p text:style-name="P119"/>
      <text:h text:style-name="P419" text:outline-level="3"><text:bookmark-start text:name="__RefHeading___Toc5759_4224124324"/>Encrypting disk blocks is not useful. <text:bookmark-end text:name="__RefHeading___Toc5759_4224124324"/></text:h>
      <text:p text:style-name="P120"><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1">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6">selected data structures within the </text:span>filesystem and not the <text:span text:style-name="T560">entire </text:span>block storage device <text:span text:style-name="T362">underneath</text:span>. </text:p>
      <text:p text:style-name="P25"/>
      <text:p text:style-name="P27">Consider a filesystem where encryption is applied to data structures <text:span text:style-name="T360">like inodes and data extents, and not raw disk blocks</text:span>. <text:span text:style-name="T35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8">stored </text:span>in the clear. <text:span text:style-name="T35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21">Following diagram shows an example of data structures on disk (clouds mean extents are encrypted, locations on disk are not represented):<text:span text:style-name="T139"> </text:span></text:p>
      <text:p text:style-name="P20"><draw:frame draw:style-name="fr8" draw:name="Plain and encrypted data structures" text:anchor-type="paragraph" svg:width="12.321cm" svg:height="5.02cm" draw:z-index="10"><draw:image xlink:href="../plain.png" xlink:type="simple" xlink:show="embed" xlink:actuate="onLoad" draw:filter-name="&lt;Wszystkie formaty&gt;"/></draw:frame></text:p>
      <text:p text:style-name="P232">Mention ecryptfs?</text:p>
      <text:p text:style-name="P20"/>
      <text:p text:style-name="P20"/>
      <text:h text:style-name="P420" text:outline-level="3"><text:bookmark-start text:name="__RefHeading___Toc2974_2139278338"/><text:span text:style-name="T373">Overwriting</text:span> files is not <text:span text:style-name="T373">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3"/>
      <text:p text:style-name="P34"><text:soft-page-break/>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6.74cm" draw:z-index="8"><draw:image xlink:href="../datastructs.png" xlink:type="simple" xlink:show="embed" xlink:actuate="onLoad" draw:filter-name="&lt;Wszystkie formaty&gt;"/></draw:frame></text:p>
      <text:p text:style-name="P34"/>
      <text:h text:style-name="P430" text:outline-level="3"><text:bookmark-start text:name="__RefHeading___Toc5192_2083799497"/>Decryption after reading from disk is slower. <text:span text:style-name="T668">(OK)</text:span><text:bookmark-end text:name="__RefHeading___Toc5192_2083799497"/></text:h>
      <text:p text:style-name="P401">Disk encryption schemes usually employ block ciphers instead of stream ciphers. Perhaps the reasoning is that since usually there is no authentication employed, block ciphers are at least less <text:span text:style-name="T667">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7">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402">Admittedly, this approach is only applicable to small reads. Since data is small, a second buffer is not costly in terms of memory space, but then not much gain is achieved. </text:p>
      <text:p text:style-name="Text_20_body"><draw:frame draw:style-name="fr9" draw:name="Obraz2" text:anchor-type="paragraph" svg:width="13.139cm" svg:height="4.249cm" draw:z-index="28"><draw:image xlink:href="../streamcipher.png" xlink:type="simple" xlink:show="embed" xlink:actuate="onLoad" draw:filter-name="&lt;Wszystkie formaty&gt;"/></draw:frame></text:p>
      <text:p text:style-name="P402">With large reads, entire decryption (both phases) can be done in parallel to disk reads. This approach is already well known, in particular in CUDA community. </text:p>
      <text:p text:style-name="Text_20_body"><draw:frame draw:style-name="fr9" draw:name="Obraz6" text:anchor-type="paragraph" svg:width="13.57cm" svg:height="2.35cm" draw:z-index="29"><draw:image xlink:href="../streamcipher2.png" xlink:type="simple" xlink:show="embed" xlink:actuate="onLoad" draw:filter-name="&lt;Wszystkie formaty&gt;"/></draw:frame><text:soft-page-break/></text:p>
      <text:p text:style-name="Text_20_body"/>
      <text:h text:style-name="P421"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4">recompressed, </text:span>and finally stored to another location. <text:span text:style-name="T413">Also</text:span>, compacted segment could be split apart to <text:span text:style-name="T413">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5">fallocate</text:span><text:span text:style-name="T415">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6"><text:bibliography-mark text:identifier="Rodeh12" text:bibliography-type="article" text:author="Ohad Rodeh" text:title="BTRFS: The Linux B-tree Filesystem" text:year="2012">[Rodeh12]</text:bibliography-mark></text:span><text:span text:style-name="T416">. </text:span></text:p>
      <text:p text:style-name="P34"><draw:frame draw:style-name="fr5" draw:name="Allocation strategy defragmentation" text:anchor-type="paragraph" svg:width="13.37cm" svg:height="3.45cm" draw:z-index="27"><draw:image xlink:href="../allocation-chunksrevs.png" xlink:type="simple" xlink:show="embed" xlink:actuate="onLoad"/></draw:frame><text:soft-page-break/></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2">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performance during subsequent reading, due to fragmentation. </text:p>
      <text:p text:style-name="P34"/>
      <text:p text:style-name="P34"/>
      <text:h text:style-name="P422"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34"/>
      <text:p text:style-name="P34"/>
      <text:h text:style-name="P431" text:outline-level="3"><text:bookmark-start text:name="__RefHeading___Toc23250_1405522475"/>In place modification on disk is slow and hazardous. <text:bookmark-end text:name="__RefHeading___Toc23250_1405522475"/></text:h>
      <text:p text:style-name="P241">(This needs to be added entirely.)</text:p>
      <text:p text:style-name="P34"/>
      <text:p text:style-name="P34"/>
      <text:h text:style-name="P432" text:outline-level="3"><text:bookmark-start text:name="__RefHeading___Toc28698_1405522475"/>FUSE overhead is negligible. <text:bookmark-end text:name="__RefHeading___Toc28698_1405522475"/></text:h>
      <text:p text:style-name="P229">(This needs to be added entirely.)</text:p>
      <text:p text:style-name="P34"/>
      <text:p text:style-name="P34"/>
      <text:h text:style-name="P423" text:outline-level="3"><text:bookmark-start text:name="__RefHeading___Toc22889_1405522475"/><text:soft-page-break/>First few bytes of file should be easier to read. <text:bookmark-end text:name="__RefHeading___Toc22889_1405522475"/></text:h>
      <text:p text:style-name="P122">When a directory is opened in <text:span text:style-name="T445">Nautilus</text:span>, all files within it are scanned with a <text:span text:style-name="T218">file</text:span> command that recognizes their type of content. This is a <text:span text:style-name="T550">noticeable</text:span> difference with Windows systems where file name extensions are used <text:span text:style-name="T445">to determine mime type </text:span>instead. Since <text:span text:style-name="T218">file</text:span> command is used often and <text:span text:style-name="T518">probably </text:span>uses only first few bytes, these bytes could also be stored within the inode. If a file gets querie<text:span text:style-name="T445">d</text:span> with <text:span text:style-name="T218">stat</text:span><text:span text:style-name="T234"> first, then the inode will still be in the cache to serve a read operation of </text:span><text:span text:style-name="T265">first </text:span><text:span text:style-name="T234">few bytes without any disk seeks. </text:span><text:span text:style-name="T265">This is especially easy when complete inodes are used. </text:span></text:p>
      <text:p text:style-name="P202"/>
      <text:p text:style-name="P202"/>
      <text:h text:style-name="P433"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4" text:outline-level="3"><text:bookmark-start text:name="__RefHeading___Toc2978_2139278338"/>Behavior is based on assumptions, not <text:span text:style-name="T442">history. </text:span><text:bookmark-end text:name="__RefHeading___Toc2978_2139278338"/></text:h>
      <text:p text:style-name="P40">Filesystems can gather internal statistics about the files and other data structures, specifically the patters of how they were accessed in the past. <text:span text:style-name="T44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3">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3">W</text:span>hen a file gets accessed more frequently <text:span text:style-name="T443">than others </text:span>it can be selected for defragmentation or compaction more often than other files <text:span text:style-name="T519">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4">n</text:span>s like UX design efficiency. There is no reason why this could not be applied to filesystems as well. </text:p>
      <text:p text:style-name="P45"/>
      <text:p text:style-name="P45"/>
      <text:h text:style-name="P425" text:outline-level="3"><text:bookmark-start text:name="__RefHeading___Toc8380_1733829396"/><text:soft-page-break/>Behavior is based on assumptions, not <text:span text:style-name="T516">requests. </text:span><text:bookmark-end text:name="__RefHeading___Toc8380_1733829396"/></text:h>
      <text:p text:style-name="P223"><text:span text:style-name="T563">Future access patterns can also be anticipated </text:span><text:span text:style-name="T578">by following explicit advice from the user or the application. For example, Chromium and Firefox executables always load a bunch of </text:span><text:span text:style-name="T583">Sqlite</text:span><text:span text:style-name="T578">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8">performance bug</text:span></text:a><text:span text:style-name="T578">. </text:span></text:p>
      <text:p text:style-name="P34"/>
      <text:p text:style-name="P34"/>
      <text:h text:style-name="P434" text:outline-level="3"><text:bookmark-start text:name="__RefHeading___Toc5329_33831993"/>Compressing split data is not optimal. <text:bookmark-end text:name="__RefHeading___Toc5329_33831993"/></text:h>
      <text:p text:style-name="P231">(This needs to be added entirely.)</text:p>
      <text:p text:style-name="P46"/>
      <text:p text:style-name="P46"/>
      <text:h text:style-name="P426" text:outline-level="3"><text:bookmark-start text:name="__RefHeading___Toc2980_2139278338"/><text:span text:style-name="T602">Block based formats are </text:span>not flexible. <text:span text:style-name="T661">(OK)</text:span><text:bookmark-end text:name="__RefHeading___Toc2980_2139278338"/></text:h>
      <text:p text:style-name="P64">Specifications often define <text:span text:style-name="T440">fixed </text:span>data formats and leave <text:span text:style-name="T440">no allowance for changing on-disk layout post release.</text:span> <text:span text:style-name="T660">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6"/>
      <text:p text:style-name="P46"/>
      <text:h text:style-name="P413" text:outline-level="3"><text:bookmark-start text:name="__RefHeading___Toc2982_2139278338"/>Blocks can store less than extents. <text:span text:style-name="T664">(OK)</text:span><text:bookmark-end text:name="__RefHeading___Toc2982_2139278338"/></text:h>
      <text:p text:style-name="P68"><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text:span><text:span text:style-name="T214">length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47"/>
      <text:p text:style-name="P69"><text:span text:style-name="T214">First </text:span><text:span text:style-name="T14">example, </text:span><text:span text:style-name="T214">in the old days of FFS, </text:span><text:span text:style-name="T14">directory entries used to be </text:span><text:span text:style-name="T146">grouped </text:span><text:span text:style-name="T14">in blocks. File names </text:span><text:span text:style-name="T109">are much shorte</text:span><text:span text:style-name="T110">r</text:span><text:span text:style-name="T109"> than a single block so </text:span><text:span text:style-name="T214">several names are put into each block</text:span><text:span text:style-name="T109">. However, </text:span><text:span text:style-name="T14">since file names are variable length, </text:span><text:span text:style-name="T213">then </text:span><text:span text:style-name="T14">each block has some unpredictable </text:span><text:span text:style-name="T109">amount of </text:span><text:span text:style-name="T14">space </text:span><text:span text:style-name="T109">left </text:span><text:span text:style-name="T14">unused </text:span><text:span text:style-name="T214">(a tail). </text:span></text:p>
      <text:p text:style-name="P48"><draw:frame draw:style-name="fr5" draw:name="Directory inode wasted space" text:anchor-type="paragraph" svg:width="7.361cm" svg:height="4.03cm" draw:z-index="2"><draw:image xlink:href="../dirblocks.png" xlink:type="simple" xlink:show="embed" xlink:actuate="onLoad"/></draw:frame></text:p>
      <text:p text:style-name="P65">No doubt this approach was beneficial when memory was <text:span text:style-name="T544">very limited</text:span>. <text:span text:style-name="T544">Iterating, </text:span>querying, <text:span text:style-name="T544">adding and removing</text:span> entries require<text:span text:style-name="T666">d</text:span> <text:span text:style-name="T662">holding in memory </text:span>only one block at <text:span text:style-name="T662">once</text:span>. <text:span text:style-name="T545">Consider using an extent instead. Items can be laid out next to each other without any blanks in between. The extent could have a tail but that is less than several tails. </text:span><text:span text:style-name="T240">However if </text:span><text:span text:style-name="T349">a </text:span><text:span text:style-name="T240">filesystem allow</text:span><text:span text:style-name="T349">s</text:span><text:span text:style-name="T240"> extents </text:span><text:soft-page-break/><text:span text:style-name="T240">to start and end at byte </text:span><text:span text:style-name="T349">resolution, </text:span><text:span text:style-name="T240">then literally no byte </text:span><text:span text:style-name="T351">could </text:span><text:span text:style-name="T350">go </text:span><text:span text:style-name="T240">to waste. </text:span><text:span text:style-name="T349">Btrfs support</text:span><text:span text:style-name="T350">s</text:span><text:span text:style-name="T349"> byte resolution extents, although it does use fixed structures for metadata. </text:span></text:p>
      <text:p text:style-name="P99"><draw:frame draw:style-name="fr5" draw:name="Complete inode no waste" text:anchor-type="paragraph" svg:width="10.291cm" svg:height="1.859cm" draw:z-index="3"><draw:image xlink:href="../dirextent.png" xlink:type="simple" xlink:show="embed" xlink:actuate="onLoad"/></draw:frame></text:p>
      <text:p text:style-name="P99"><text:span text:style-name="T663">Second </text:span>example, <text:span text:style-name="T663">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0"/>
      <text:p text:style-name="P220"><text:span text:style-name="T226">Normally a 64 bit number occupies exactly that much space, </text:span><text:span text:style-name="T233">64 bits</text:span><text:span text:style-name="T226">. Varint encoding divides a number into 7 bit chunks, </text:span><text:span text:style-name="T232">where every 8</text:span><text:span text:style-name="T421">th</text:span><text:span text:style-name="T232"> bit is a flag (signaling which chunk is final). Note that even petabyte addresses (</text:span><text:span text:style-name="T233">&lt;57 </text:span><text:span text:style-name="T232">bit addresses) still serialize to 64 bits or less. </text:span></text:p>
      <text:p text:style-name="P101"/>
      <text:p text:style-name="P101"/>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9">ZFS: Jeff Bonwick, Bill Moore, ZFS: The Last Word in File Systems, , </text:p>
          <text:p text:style-name="P319">McKusi84: Marshall Kirk Mckusick, William N. Joy, Samuel J. Leffler, Robert S. Fabry, A Fast File System for UNIX, 1984</text:p>
          <text:p text:style-name="P319">Twee00: Steven Tweedie, EXT3, Journaling Filesystem, 2000, http://olstrans.sourceforge.net/release/OLS2000-ext3/OLS2000-ext3.html</text:p>
          <text:p text:style-name="P319">OSTEP: Remzi H. Arpaci-Dusseau, Andrea C. Arpaci-Dusseau, Operating Systems: Three Easy Pieces, 2015, http://pages.cs.wisc.edu/~remzi/OSTEP/</text:p>
          <text:p text:style-name="P319">Mathur07: Avantika Mathur et al., The new ext4 filesystem: current status and future plans, 2007, https://www.kernel.org/doc/ols/2007/ols2007v2-pages-21-34.pdf</text:p>
          <text:p text:style-name="P319">Rodeh12: Ohad Rodeh, BTRFS: The Linux B-tree Filesystem, 2012</text:p>
          <text:p text:style-name="P319">Bcachefs: Kent Overstreet, Bcachefs guide, 2016, https://bcache.evilpiepirate.org/BcacheGuide/</text:p>
          <text:p text:style-name="P319">Agraw07: Nitin Agrawal, William J. Bolosky, John R. Douceur, Jacob R. Lorch, A Five-Year Study of File-System Metadata, 2007</text:p>
          <text:p text:style-name="P319">Patterson: David A. Patterson, Kimberly K. Keeton, Hardware Technology Trends and Database Opportunities, </text:p>
          <text:p text:style-name="P319">Douceur99: John R. Douceur and William J. Bolosky, A Large-Scale Study of File-System Contents, 1999</text:p>
          <text:p text:style-name="P319">Bigtable06: Fay Chang, Bigtable: A Distributed Storage System for Structured Data, 2006</text:p>
          <text:p text:style-name="P319">Googlefs03: Sanjay Ghemawat, Howard Gobioff, and Shun-Tak Leung, The Google File System, 2003</text:p>
          <text:p text:style-name="P319">Ruemmler94: Chris Ruemmler, John Wilkes, An introduction to disk drive, 1994</text:p>
          <text:p text:style-name="P319">Aneesh08: Aneesh Kumar, Mingming Cao, et al, Ext4 block and inode allocator improvements, 2008</text:p>
          <text:p text:style-name="P319">Sweeney96: Adam Sweeney, Doug Doucette, Wei Hu, et al, Scalability in the XFS File System, 1996, http://oss.sgi.com/projects/xfs/papers/xfs_usenix/index.html</text:p>
          <text:p text:style-name="P319">Rosenblum91: Mendel Rosenblum and John K. Ousterhout, The Design and Implementation of a Log-Structured File System, 1991</text:p>
          <text:p text:style-name="P319">Johnson85: David Johnson, Michael Garey, A 71/60 Theorem for Bin Packing, 1985</text:p>
          <text:p text:style-name="P319">Pillai13: Thanumalayan Sankaranarayana Pillai, et al, Towards Efficient, Portable Application-Level Consistency, 2013</text:p>
          <text:p text:style-name="P319">Tweedie15: Stephen Tweedie, Stephen Tweedie Email.txt, 2015</text:p>
          <text:p text:style-name="P319">Gutmann96: Peter Gutmann, Secure Deletion of Data from Magnetic andSolid-State Memory, 1996</text:p>
        </text:index-body>
      </text:bibliography>
      <text:p text:style-name="P1"/>
      <text:p text:style-name="P123">Please <text:span text:style-name="T652">note</text:span> that all cited documents are saved in <text:span text:style-name="T652">the </text:span>repository and you do not <text:span text:style-name="T652">need </text:span>to search the web to read them. This includes cited web pages. </text:p>
      <text:p text:style-name="P276"/>
      <text:p text:style-name="P275"/>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296">Arkadiusz Bulski</text:p>
      <text:p text:style-name="P296"/>
      <text:h text:style-name="P409" text:outline-level="2"><text:bookmark-start text:name="__RefHeading___Toc6567_138362386"/>Introduction<text:bookmark-end text:name="__RefHeading___Toc6567_138362386"/></text:h>
      <text:p text:style-name="P243"><text:span text:style-name="T653">(</text:span>This chapter is still being written and is therefore inconsistent and incomplete.<text:span text:style-name="T653">)</text:span></text:p>
      <text:p text:style-name="P124"/>
      <text:p text:style-name="P124"/>
      <text:h text:style-name="P427" text:outline-level="3"><text:bookmark-start text:name="__RefHeading___Toc4042_138362386"/>Data structure hierarchy<text:bookmark-end text:name="__RefHeading___Toc4042_138362386"/></text:h>
      <text:p text:style-name="P125"><text:span text:style-name="T234">Storage pool is the </text:span><text:span text:style-name="T275">highest</text:span><text:span text:style-name="T234"> data structure in hierarchy. </text:span><text:span text:style-name="T276">Both </text:span><text:span text:style-name="T234">partitions (also called backends) </text:span><text:span text:style-name="T276">and </text:span><text:span text:style-name="T273">filesystems (also called volumes) </text:span><text:span text:style-name="T234">are each assigned to at most one pool. Each partition is divided into large, fixed size, sector aligned contiguous areas called segments. Default segment size is </text:span><text:span text:style-name="T274">from </text:span><text:span text:style-name="T234">16 </text:span><text:span text:style-name="T274">to</text:span><text:span text:style-name="T234"> </text:span><text:span text:style-name="T326">128</text:span><text:span text:style-name="T234">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26">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8" text:outline-level="3"><text:bookmark-start text:name="__RefHeading___Toc6569_138362386"/>Data structure fields<text:bookmark-end text:name="__RefHeading___Toc6569_138362386"/></text:h>
      <text:h text:style-name="P435" text:outline-level="4"><text:bookmark-start text:name="__RefHeading___Toc12228_1922678716"/>Storage pool <text:bookmark-end text:name="__RefHeading___Toc12228_1922678716"/></text:h>
      <text:p text:style-name="P131">is the top most structure. <text:span text:style-name="T512">Every backend (disk) in the pool has the first segment used for 2 rings. First ring keeps a serialized blob of </text:span><text:span text:style-name="T222">diskdict</text:span><text:span text:style-name="T277"> while the second ring contains a </text:span><text:span text:style-name="T512">serialized blob of </text:span><text:span text:style-name="T223">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32"/>
      <text:p text:style-name="P96">Diskdict contains:</text:p>
      <text:list xml:id="list2739460136" text:style-name="L1">
        <text:list-item>
          <text:p text:style-name="P323"><text:span text:style-name="T234">Checksum covering further fields, </text:span><text:span text:style-name="T315">not keyed. </text:span></text:p>
        </text:list-item>
        <text:list-item>
          <text:p text:style-name="P332"><text:span text:style-name="T234">Unique long random id of the backend. </text:span><text:span text:style-name="T280">This is to ensure that disks are recognized </text:span><text:span text:style-name="T322">properly </text:span><text:span text:style-name="T280">when their system paths have changed. </text:span></text:p>
        </text:list-item>
      </text:list>
      <text:p text:style-name="P97"/>
      <text:p text:style-name="P98">Pooldict contains: </text:p>
      <text:list xml:id="list4126375679" text:style-name="L2">
        <text:list-item>
          <text:p text:style-name="P324"><text:span text:style-name="T234">Checksum covering further fields, </text:span><text:span text:style-name="T315">not keyed. </text:span></text:p>
        </text:list-item>
        <text:list-item>
          <text:p text:style-name="P333"><text:span text:style-name="T234">Unique long random id of the pool. </text:span><text:span text:style-name="T280">This can be used to </text:span><text:span text:style-name="T288">differentiate</text:span><text:span text:style-name="T280"> between pools. </text:span></text:p>
        </text:list-item>
        <text:list-item>
          <text:p text:style-name="P334"><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4">List of volumes in the pool: their random ids, </text:span><text:span text:style-name="T287">unique</text:span><text:span text:style-name="T234"> names, </text:span><text:span text:style-name="T288">non unique labels for convenience, </text:span><text:span text:style-name="T234">extent infos (locations and sizes in </text:span><text:span text:style-name="T295">unified </text:span><text:span text:style-name="T234">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33"/>
      <text:h text:style-name="P435"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2153406485" text:style-name="L3">
        <text:list-item>
          <text:p text:style-name="P325"><text:span text:style-name="T234">Checksum covering further fields, </text:span><text:span text:style-name="T312">keyed from </text:span><text:span text:style-name="T313">pooldict</text:span><text:span text:style-name="T312">. </text:span></text:p>
        </text:list-item>
        <text:list-item>
          <text:p text:style-name="P335"><text:span text:style-name="T234">Unique long random id of the </text:span><text:span text:style-name="T293">volume</text:span><text:span text:style-name="T234">. </text:span><text:span text:style-name="T280">This can be </text:span><text:span text:style-name="T294">attached to backup images and reused when restoring a volume from an image. </text:span></text:p>
        </text:list-item>
        <text:list-item>
          <text:p text:style-name="P340"><text:span text:style-name="T293">E</text:span><text:span text:style-name="T234">xtent map, either </text:span><text:span text:style-name="T314">an </text:span><text:span text:style-name="T234">extent info of </text:span><text:span text:style-name="T314">the </text:span><text:span text:style-name="T234">chain containing </text:span><text:span text:style-name="T309">an </text:span><text:span text:style-name="T234">entire dictionary </text:span><text:span text:style-name="T309">with diffs </text:span><text:span text:style-name="T234">or </text:span><text:span text:style-name="T309">a list of extent infos with their internal </text:span><text:span text:style-name="T234">allocation bitmap</text:span><text:span text:style-name="T309">s</text:span><text:span text:style-name="T234"> for B-tree fixed sized </text:span><text:span text:style-name="T307">nodes,</text:span><text:span text:style-name="T234"> and </text:span><text:span text:style-name="T314">a pointer to </text:span><text:span text:style-name="T234">the root B-tree </text:span><text:span text:style-name="T314">chunk</text:span><text:span text:style-name="T234">, </text:span><text:span text:style-name="T314">and the size of B-tree chunks. </text:span></text:p>
        </text:list-item>
        <text:list-item>
          <text:p text:style-name="P341"><text:span text:style-name="T308">R</text:span><text:span text:style-name="T234">oot directory extent id. Alternatively it could be defined constant. </text:span></text:p>
        </text:list-item>
        <text:list-item>
          <text:p text:style-name="P342"><text:span text:style-name="T234">Free extent </text:span><text:span text:style-name="T307">set</text:span><text:span text:style-name="T234">,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43"><text:span text:style-name="T297">U</text:span><text:span text:style-name="T234">nwiped extent </text:span><text:span text:style-name="T307">set</text:span><text:span text:style-name="T234">, as a list of extent </text:span><text:span text:style-name="T303">infos</text:span><text:span text:style-name="T234">. On encrypted volumes, inode extents end up on this list before they are passed to the free extent map. On unencrypted volumes, this list can be empty. </text:span></text:p>
        </text:list-item>
        <text:list-item>
          <text:p text:style-name="P33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44"><text:span text:style-name="T296">J</text:span><text:span text:style-name="T234">ournal, as </text:span><text:span text:style-name="T306">a list of </text:span><text:span text:style-name="T234">extent </text:span><text:span text:style-name="T307">infos </text:span><text:span text:style-name="T306">of </text:span><text:span text:style-name="T234">chains containing journal entries. Earliest chain is used for compacting and newest chain is used for adding new entries. </text:span></text:p>
        </text:list-item>
        <text:list-item>
          <text:p text:style-name="P33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45"><text:span text:style-name="T234">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46"><text:span text:style-name="T234">Settings that were passed during volume creation or set online, for example, selection of encryption </text:span><text:span text:style-name="T300">and authentication </text:span><text:span text:style-name="T234">algorithms, </text:span><text:span text:style-name="T304">RAID mode for new files, </text:span><text:span text:style-name="T234">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47"><text:span text:style-name="T301">E</text:span><text:span text:style-name="T234">ncryption and authentication keys </text:span><text:span text:style-name="T323">and schemes </text:span><text:span text:style-name="T234">to all mentioned data structures</text:span><text:span text:style-name="T305">, independently for each external data structure. </text:span></text:p>
        </text:list-item>
      </text:list>
      <text:p text:style-name="P134"/>
      <text:h text:style-name="P435" text:outline-level="4"><text:bookmark-start text:name="__RefHeading___Toc8225_175525380"/>Under <text:span text:style-name="T515">volume </text:span><text:bookmark-end text:name="__RefHeading___Toc8225_175525380"/></text:h>
      <text:p text:style-name="P141"><text:span text:style-name="T515">There </text:span>are few data structures that are not contained but referenced, such as the journal, <text:span text:style-name="T477">and </text:span>the extent map <text:span text:style-name="T478">(which switches between two representations)</text:span>. </text:p>
      <text:p text:style-name="P134"/>
      <text:p text:style-name="P142">Extent map chain chunk <text:span text:style-name="T492">content</text:span>: </text:p>
      <text:list xml:id="list1873535845" text:style-name="L4">
        <text:list-item>
          <text:p text:style-name="P350">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2">content</text:span>: </text:p>
      <text:list xml:id="list1285689631" text:style-name="L5">
        <text:list-item>
          <text:p text:style-name="P352">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352">Concatenation of fixed size <text:span text:style-name="T476">pointers to other chunks, each in unified disk space. </text:span></text:p>
        </text:list-item>
      </text:list>
      <text:p text:style-name="P136"/>
      <text:p text:style-name="P145">Journal chunk content: </text:p>
      <text:list xml:id="list2627550726" text:style-name="L6">
        <text:list-item>
          <text:p text:style-name="P353"><text:soft-page-break/>List of variable <text:span text:style-name="T534">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54">(Initialized volume) <text:span text:style-name="T507">No fields. This is used for informing the user. </text:span></text:p>
            </text:list-item>
            <text:list-item>
              <text:p text:style-name="P356">(Mounted volume) No fields. This is used for informing the user. </text:p>
            </text:list-item>
            <text:list-item>
              <text:p text:style-name="P358">(Opened file) <text:span text:style-name="T500">Inode id of parent directory inode as varint, </text:span>file inode id as varint, <text:span text:style-name="T500">length of the path as varint, path as UTF8 encoded string. </text:span></text:p>
            </text:list-item>
            <text:list-item>
              <text:p text:style-name="P355">(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53">(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59">(Appended to file) <text:span text:style-name="T495">(</text:span>same <text:span text:style-name="T497">fields </text:span>as <text:span text:style-name="T499">file write)</text:span></text:p>
            </text:list-item>
            <text:list-item>
              <text:p text:style-name="P353">(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34">Un</text:span>mounted volume) No fields. This is used for informing the user. </text:p>
            </text:list-item>
          </text:list>
        </text:list-item>
      </text:list>
      <text:p text:style-name="P136"/>
      <text:h text:style-name="P435"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47"/>
      <text:p text:style-name="P147">File inode: </text:p>
      <text:list xml:id="list4115401001" text:style-name="L7">
        <text:list-item>
          <text:p text:style-name="P326">Checksum covering further fields, <text:span text:style-name="T480">keyed from any parent directory, parametrized by id. </text:span></text:p>
        </text:list-item>
        <text:list-item>
          <text:p text:style-name="P364">Unique volume wide id, <text:span text:style-name="T536">as varint</text:span>. This is the same id that is used by the extent map to translate into <text:span text:style-name="T540">byte range</text:span>. <text:span text:style-name="T482">Also it is the revision number of the file creation operation. </text:span></text:p>
        </text:list-item>
        <text:list-item>
          <text:p text:style-name="P364">Hard links, as a <text:span text:style-name="T533">set</text:span> of extent ids <text:span text:style-name="T536">as varints</text:span>. <text:span text:style-name="T461">These</text:span> are ids of parent directory inodes that reference this file. <text:span text:style-name="T461">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1">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8"><text:soft-page-break/>Ignored revisions, as a list of revision ranges. This is <text:span text:style-name="T463">only </text:span>used when reverting. Journal provides explanations of each revision and snapshots point to particular revisions. </text:p>
        </text:list-item>
        <text:list-item>
          <text:p text:style-name="P371">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48"><text:span text:style-name="T301">E</text:span><text:span text:style-name="T234">ncryption and authentication keys </text:span><text:span text:style-name="T323">and schemes </text:span><text:span text:style-name="T234">to </text:span><text:span text:style-name="T311">be used on </text:span><text:span text:style-name="T325">data </text:span><text:span text:style-name="T311">chunks</text:span><text:span text:style-name="T305">. </text:span></text:p>
        </text:list-item>
        <text:list-item>
          <text:p text:style-name="P374"><text:span text:style-name="T305">Padding bytes,</text:span><text:span text:style-name="T317"> </text:span><text:span text:style-name="T324">needed for sector alignment and </text:span><text:span text:style-name="T317">discarded during parsing. </text:span></text:p>
        </text:list-item>
      </text:list>
      <text:p text:style-name="P152">In memory only: </text:p>
      <text:list xml:id="list2634879908" text:style-name="L8">
        <text:list-item>
          <text:p text:style-name="P376">Is dirty, as a boolean flag. When set this means the inode needs to be persisted, even if there are no dirty <text:span text:style-name="T468">data </text:span>chunks. </text:p>
        </text:list-item>
        <text:list-item>
          <text:p text:style-name="P379">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5">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69">Directory</text:span> inode: </text:p>
      <text:list xml:id="list15722261706533" text:continue-list="list4115401001" text:style-name="L7">
        <text:list-item>
          <text:p text:style-name="P327">Checksum covering further fields, <text:span text:style-name="T480">keyed from any parent directory, parametrized by id. Root directory is keyed from fsdict. </text:span></text:p>
        </text:list-item>
        <text:list-item>
          <text:p text:style-name="P365">Unique volume wide id. This is the same id that is used by the extent map to translate into extent info. <text:span text:style-name="T482">Also it is the revision number of the dir creation operation. </text:span></text:p>
        </text:list-item>
        <text:list-item>
          <text:p text:style-name="P383">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69">Ignored revisions, as a list of revision ranges. This is <text:span text:style-name="T463">only </text:span>used when reverting. Journal provides explanations of each revision and snapshots point to particular revisions. </text:p>
        </text:list-item>
        <text:list-item>
          <text:p text:style-name="P372"><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1">E</text:span><text:span text:style-name="T234">ncryption and authentication keys </text:span><text:span text:style-name="T323">and schemes </text:span><text:span text:style-name="T234">to </text:span><text:span text:style-name="T311">be used on inodes</text:span><text:span text:style-name="T305">. </text:span></text:p>
        </text:list-item>
        <text:list-item>
          <text:p text:style-name="P374"><text:span text:style-name="T305">Padding bytes. </text:span><text:span text:style-name="T317">These bytes are discarded during parsing. </text:span></text:p>
        </text:list-item>
      </text:list>
      <text:p text:style-name="P153">In memory only: </text:p>
      <text:list xml:id="list3354973041" text:style-name="L9">
        <text:list-item>
          <text:p text:style-name="P377">Is dirty, as a boolean flag. When set this means the inode needs to be persisted, <text:span text:style-name="T472">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3">Symlink </text:span>inode: </text:p>
      <text:list xml:id="list15721661784925" text:continue-list="list15722261706533" text:style-name="L7">
        <text:list-item>
          <text:p text:style-name="P327">Checksum covering further fields, <text:span text:style-name="T480">keyed from any parent directory, parametrized by id.</text:span></text:p>
        </text:list-item>
        <text:list-item>
          <text:p text:style-name="P365">Unique volume wide id. This is the same id that is used by the extent map to translate into extent info. <text:span text:style-name="T482">Also it is the revision number of the link creation operation. </text:span></text:p>
        </text:list-item>
        <text:list-item>
          <text:p text:style-name="P384">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0">Ignored revisions, as a list of revision ranges. This is <text:span text:style-name="T463">only </text:span>used when reverting. Journal provides explanations of each revision and snapshots point to particular revisions. </text:p>
        </text:list-item>
        <text:list-item>
          <text:p text:style-name="P373"><text:span text:style-name="T504">O</text:span>wner and permissions, <text:span text:style-name="T504">and target </text:span>for the newest revision. Those can be computed from <text:soft-page-break/>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4">These bytes are discarded during parsing. </text:span></text:p>
        </text:list-item>
      </text:list>
      <text:p text:style-name="P154">In memory only: </text:p>
      <text:list xml:id="list2894548696" text:style-name="L10">
        <text:list-item>
          <text:p text:style-name="P378">Is dirty, as a boolean flag. When set this means the inode needs to be persisted, <text:span text:style-name="T472">because some fields were changed. </text:span></text:p>
        </text:list-item>
        <text:list-item>
          <text:p text:style-name="P382">Frozen at revisions, as a <text:span text:style-name="T532">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3320331286" text:style-name="L11">
        <text:list-item>
          <text:p text:style-name="P387">Algorithm selection, as <text:span text:style-name="T537">varint. Implies </text:span>length of checksum field. </text:p>
        </text:list-item>
        <text:list-item>
          <text:p text:style-name="P328">Checksum covering further fields, <text:span text:style-name="T483">keyed from the file inode, parametrized by id. </text:span></text:p>
        </text:list-item>
        <text:list-item>
          <text:p text:style-name="P366">Unique incremental volume wide id, <text:span text:style-name="T538">as varint</text:span>. This is the same id that is used by the extent map to translate into <text:span text:style-name="T539">byte range</text:span>. <text:span text:style-name="T482">Also it is the revision number of the fle write operation. </text:span></text:p>
        </text:list-item>
        <text:list-item>
          <text:p text:style-name="P389">Concatenation of <text:span text:style-name="T479">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1">entire </text:span>extent size. <text:span text:style-name="T485">Chunks do not need padding. </text:span></text:p>
        </text:list-item>
      </text:list>
      <text:p text:style-name="P151"/>
      <text:p text:style-name="P156">Data chunk: </text:p>
      <text:list xml:id="list4047900940" text:style-name="L12">
        <text:list-item>
          <text:p text:style-name="P388"><text:span text:style-name="T537">Cheksum </text:span>algorithm selection, as <text:span text:style-name="T537">varint</text:span>, implying length of checksum field. </text:p>
        </text:list-item>
        <text:list-item>
          <text:p text:style-name="P329">Checksum covering <text:span text:style-name="T530">data field</text:span>, <text:span text:style-name="T483">keyed from the file inode, parametrized by id. </text:span></text:p>
        </text:list-item>
        <text:list-item>
          <text:p text:style-name="P390">Compression algorithm selection, as varint. </text:p>
        </text:list-item>
        <text:list-item>
          <text:p text:style-name="P391">Data, as bytes. Chunk map keeps track of <text:span text:style-name="T530">the entire chunk size. </text:span></text:p>
        </text:list-item>
      </text:list>
      <text:p text:style-name="P156"/>
      <text:h text:style-name="P435"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1044813051" text:style-name="L13">
        <text:list-item>
          <text:p text:style-name="P392">Concatenation of fixed size chunks. </text:p>
        </text:list-item>
        <text:list-item>
          <text:p text:style-name="P392">Padding bytes. The extent must be sector aligned. Sector size is externally provided. </text:p>
        </text:list-item>
      </text:list>
      <text:p text:style-name="P159"/>
      <text:p text:style-name="P159">Ring chunk: </text:p>
      <text:list xml:id="list2416600124" text:style-name="L14">
        <text:list-item>
          <text:p text:style-name="P330">Checksum covering further fields, <text:span text:style-name="T490">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1">blob</text:span>. </text:p>
        </text:list-item>
      </text:list>
      <text:p text:style-name="P159"/>
      <text:p text:style-name="P159">Chain extent: </text:p>
      <text:list xml:id="list2746087177" text:style-name="L15">
        <text:list-item>
          <text:p text:style-name="P394">Concatenation of variable size chunks. </text:p>
        </text:list-item>
      </text:list>
      <text:p text:style-name="P159"/>
      <text:p text:style-name="P159">Chain chunk: </text:p>
      <text:list xml:id="list2929182569" text:style-name="L16">
        <text:list-item>
          <text:p text:style-name="P331"><text:soft-page-break/>Checksum covering further fields, <text:span text:style-name="T491">can be keyed or parametrized. </text:span></text:p>
        </text:list-item>
        <text:list-item>
          <text:p text:style-name="P395">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51">Length <text:span text:style-name="T475">of data, in bytes. </text:span></text:p>
        </text:list-item>
        <text:list-item>
          <text:p text:style-name="P351"><text:span text:style-name="T475">Length of </text:span>padding, in bytes. </text:p>
        </text:list-item>
        <text:list-item>
          <text:p text:style-name="P351">Data blob. </text:p>
        </text:list-item>
        <text:list-item>
          <text:p text:style-name="P351">Padding bytes. Chunks must be sector aligned. <text:span text:style-name="T489">Sector size is provided in fsdict. </text:span></text:p>
        </text:list-item>
      </text:list>
      <text:p text:style-name="P157"/>
      <text:p text:style-name="P157"/>
      <text:h text:style-name="P429"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0">manipulating</text:span> files and directories is the same. Only one of the interfaces above needs to be truly implemented, as other can be mere wrappers. </text:p>
      <text:p text:style-name="P156"/>
      <text:p text:style-name="P160">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6">=</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7">or completely. </text:span></text:p>
      <text:p text:style-name="P163"/>
      <text:p text:style-name="P166">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69"/>
      <text:p text:style-name="P170">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4">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5">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8">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9">parameters</text:span> passed as buffer, and blocks until that request <text:soft-page-break/>completes. Reading from it returns the result of last operation. Several conduits can <text:span text:style-name="T650">be </text:span>used concurrently. </text:p>
      <text:p text:style-name="P144"/>
      <text:p text:style-name="P240">[awaiting: creating snapshots, browsing revision history, reverting to a revision, <text:span text:style-name="T514">transactions, anonymous files, truncation, </text:span>cloning files, <text:span text:style-name="T665">setcontents</text:span>]</text:p>
      <text:p text:style-name="P144"/>
      <text:p text:style-name="P274"/>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7">Arkadiusz Bulski</text:p>
      <text:p text:style-name="P297"/>
      <text:h text:style-name="P410" text:outline-level="2"><text:bookmark-start text:name="__RefHeading___Toc3098_21392783381"/>Introduction<text:bookmark-end text:name="__RefHeading___Toc3098_21392783381"/></text:h>
      <text:p text:style-name="P208">This <text:span text:style-name="T616">document</text:span> (chapter <text:span text:style-name="T617">rather</text:span>) describes a first attempted implementation of the filesystem. <text:span text:style-name="T618">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9">.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8"/>
      <text:p text:style-name="P236">It should be noted that descriptions below seem overly simple when in fact they are not. Design is highly experimental and work described includes implicitly much time spent on experimenting.</text:p>
      <text:p text:style-name="P208"/>
      <text:h text:style-name="Heading_20_4" text:outline-level="4"><text:bookmark-start text:name="__RefHeading___Toc5435_1259271636"/>In-memory filesystem<text:bookmark-end text:name="__RefHeading___Toc5435_1259271636"/></text:h>
      <text:p text:style-name="P209">Objective is a memory only filesystem that supports basic <text:span text:style-name="T620">operations like </text:span>add/remove/<text:span text:style-name="T621">rename</text:span> and read/write/<text:span text:style-name="T620">truncate/setcontents and stat/statfs</text:span>. <text:span text:style-name="T622">Code can run on single thread with no concurrency, at least until later. Primarily </text:span>the purpose is to become <text:span text:style-name="T623">acquainted</text:span> with FUSE <text:span text:style-name="T624">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9"/>
      <text:h text:style-name="Heading_20_4" text:outline-level="4"><text:bookmark-start text:name="__RefHeading___Toc5437_1259271636"/>Revision history<text:bookmark-end text:name="__RefHeading___Toc5437_1259271636"/></text:h>
      <text:p text:style-name="P206">Objective is to extend previous code to preserve <text:span text:style-name="T625">high resolution </text:span>history <text:span text:style-name="T626">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9"/>
      <text:h text:style-name="Heading_20_4" text:outline-level="4"><text:bookmark-start text:name="__RefHeading___Toc5439_1259271636"/>Reverting<text:bookmark-end text:name="__RefHeading___Toc5439_1259271636"/></text:h>
      <text:p text:style-name="P206">Objective is to extend previous code <text:span text:style-name="T627">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0"/>
      <text:h text:style-name="Heading_20_4" text:outline-level="4"><text:bookmark-start text:name="__RefHeading___Toc5441_1259271636"/><text:soft-page-break/>Snapshots<text:bookmark-end text:name="__RefHeading___Toc5441_1259271636"/></text:h>
      <text:p text:style-name="P206">Objective is to extend previous code <text:span text:style-name="T627">to support snapshots. Both creating removing and enumerating should be enabled. Reverting to a snapshot is just the same as reverting to a revision it references. This complicates garbage collection but that is not implemented yet. </text:span></text:p>
      <text:p text:style-name="P210"/>
      <text:h text:style-name="Heading_20_4" text:outline-level="4"><text:bookmark-start text:name="__RefHeading___Toc5443_1259271636"/>Cloning<text:bookmark-end text:name="__RefHeading___Toc5443_1259271636"/></text:h>
      <text:p text:style-name="P206">Objective is to extend previous code to <text:span text:style-name="T628">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6"/>
      <text:h text:style-name="Heading_20_4" text:outline-level="4"><text:bookmark-start text:name="__RefHeading___Toc5445_1259271636"/>Read-only views<text:bookmark-end text:name="__RefHeading___Toc5445_1259271636"/></text:h>
      <text:p text:style-name="P206">Objective is to extend previous code <text:span text:style-name="T627">to support opening files and directories at earlier revisions in read only mode, also called previous views. Multiple views can be open at the same time, as both editable current view and read only previous views. </text:span></text:p>
      <text:p text:style-name="P211"/>
      <text:h text:style-name="Heading_20_4" text:outline-level="4"><text:bookmark-start text:name="__RefHeading___Toc5447_1259271636"/>Garbage collection<text:bookmark-end text:name="__RefHeading___Toc5447_1259271636"/></text:h>
      <text:p text:style-name="P206">Objective is to extend previous code <text:span text:style-name="T629">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2"/>
      <text:h text:style-name="Heading_20_4" text:outline-level="4"><text:bookmark-start text:name="__RefHeading___Toc5449_1259271636"/>Free map, and space allocation<text:bookmark-end text:name="__RefHeading___Toc5449_1259271636"/></text:h>
      <text:p text:style-name="P213">Objective is to extend previous code with <text:span text:style-name="T630">an </text:span>internal structure, the free map. A free map is like a buddy allocator, keeping track of free space as extents. <text:span text:style-name="T631">Extents must be sector aligned. </text:span>Adjacent extents must be merged upon deallocation, <text:span text:style-name="T632">and free extents must be split on allocation. Map should allow for multiple allocations by coalescing requests. Extents must be grouped and divided by segments. The map is to be serializable to and from blobs and diff blobs. </text:span></text:p>
      <text:p text:style-name="P213"/>
      <text:h text:style-name="Heading_20_4" text:outline-level="4"><text:bookmark-start text:name="__RefHeading___Toc5451_1259271636"/>Extent map, <text:span text:style-name="T633">and inode allocation</text:span><text:bookmark-end text:name="__RefHeading___Toc5451_1259271636"/></text:h>
      <text:p text:style-name="P213">Objective is to extend previous code with <text:span text:style-name="T630">an </text:span>internal structure, the extent map. An extent map is a dictionary mapping integer ids to byte ranges (<text:span text:style-name="T634">offset pairs</text:span>). <text:span text:style-name="T635">Map must support allocation and deallocation and reassignment of ids. The map is to be serializable to and from blobs and diff blobs. </text:span></text:p>
      <text:p text:style-name="P213"/>
      <text:h text:style-name="Heading_20_4" text:outline-level="4"><text:bookmark-start text:name="__RefHeading___Toc5453_1259271636"/>Journal, <text:span text:style-name="T636">and entry allocation</text:span><text:bookmark-end text:name="__RefHeading___Toc5453_1259271636"/></text:h>
      <text:p text:style-name="P213">Objective is to extend previous code with <text:span text:style-name="T630">an </text:span>internal structure, <text:span text:style-name="T637">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9"/>
      <text:h text:style-name="Heading_20_4" text:outline-level="4"><text:bookmark-start text:name="__RefHeading___Toc5455_1259271636"/>Inodes <text:span text:style-name="T638">and data</text:span><text:bookmark-end text:name="__RefHeading___Toc5455_1259271636"/></text:h>
      <text:p text:style-name="P206">Objective is to extend previous code <text:span text:style-name="T627">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7">data is not stored on disk yet. </text:span></text:p>
      <text:p text:style-name="P214"/>
      <text:h text:style-name="Heading_20_4" text:outline-level="4"><text:bookmark-start text:name="__RefHeading___Toc5457_1259271636"/>Disk storage<text:bookmark-end text:name="__RefHeading___Toc5457_1259271636"/></text:h>
      <text:p text:style-name="P206">Objective is to extend previous code <text:span text:style-name="T639">to store extents to disk over time (checkpointing), and to load extents from disk and parse them on demand. Persisted objects can be immediately dropped in memory, without caching. This phase adds rings and chains abstract types. </text:span></text:p>
      <text:p text:style-name="P215"/>
      <text:h text:style-name="Heading_20_4" text:outline-level="4"><text:bookmark-start text:name="__RefHeading___Toc5459_1259271636"/>LRU cache<text:bookmark-end text:name="__RefHeading___Toc5459_1259271636"/></text:h>
      <text:p text:style-name="P206">Objective is to extend previous code <text:span text:style-name="T627">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6"/>
      <text:h text:style-name="Heading_20_4" text:outline-level="4"><text:bookmark-start text:name="__RefHeading___Toc5461_1259271636"/>Defragmentation<text:bookmark-end text:name="__RefHeading___Toc5461_1259271636"/></text:h>
      <text:p text:style-name="P206">Objective is to extend previous code <text:span text:style-name="T627">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7"/>
      <text:h text:style-name="P436" text:outline-level="4"><text:bookmark-start text:name="__RefHeading___Toc5483_1259271636"/>B-trees<text:bookmark-end text:name="__RefHeading___Toc5483_1259271636"/></text:h>
      <text:p text:style-name="P265"><text:span text:style-name="T56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2">This phase allows the filesystem to grow infinite amount of files, but not entries in each directory. </text:span></text:p>
      <text:p text:style-name="P207"/>
      <text:h text:style-name="Heading_20_4" text:outline-level="4"><text:bookmark-start text:name="__RefHeading___Toc5463_1259271636"/>Preallocation<text:bookmark-end text:name="__RefHeading___Toc5463_1259271636"/></text:h>
      <text:p text:style-name="P206">Objective is to extend previous code <text:span text:style-name="T627">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6"/>
      <text:h text:style-name="Heading_20_4" text:outline-level="4"><text:bookmark-start text:name="__RefHeading___Toc5465_1259271636"/>Dump utility<text:bookmark-end text:name="__RefHeading___Toc5465_1259271636"/></text:h>
      <text:p text:style-name="P218">Objective is to add a dumping utility that clones a <text:span text:style-name="T640">partition</text:span> to a <text:span text:style-name="T641">qcow2 alike container</text:span>, <text:span text:style-name="T641">and </text:span>include<text:span text:style-name="T641">s</text:span> only metadata. Metadata includes the extent map, allocation map, journal, all inodes. <text:soft-page-break/>The purpose is to enable end users to share <text:span text:style-name="T642">an </text:span>actual filesystem <text:span text:style-name="T642">for manual debugging </text:span>after they suffered some catastrophic <text:span text:style-name="T641">error</text:span>, both during and after development. Note that dump is considered a different utility than send. Dump is a low-level sparse copy that should work no matter what <text:span text:style-name="T643">happened</text:span>, <text:span text:style-name="T644">and</text:span> send allows to very efficiently store a backup but assumes no errors <text:span text:style-name="T645">on disk</text:span>. <text:span text:style-name="T646">Internally and effectively, those are very different tools. </text:span></text:p>
      <text:p text:style-name="P217"/>
      <text:h text:style-name="Heading_20_4" text:outline-level="4"><text:bookmark-start text:name="__RefHeading___Toc5467_1259271636"/>Conduit special files<text:bookmark-end text:name="__RefHeading___Toc5467_1259271636"/></text:h>
      <text:p text:style-name="P206">Objective is to extend previous code <text:span text:style-name="T627">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9"/>
      <text:h text:style-name="Heading_20_4" text:outline-level="4"><text:bookmark-start text:name="__RefHeading___Toc5469_1259271636"/>Python class tools<text:bookmark-end text:name="__RefHeading___Toc5469_1259271636"/></text:h>
      <text:p text:style-name="P206">Objective is to <text:span text:style-name="T647">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6"/>
      <text:h text:style-name="Heading_20_4" text:outline-level="4"><text:bookmark-start text:name="__RefHeading___Toc5471_1259271636"/>Command-line tools<text:bookmark-end text:name="__RefHeading___Toc5471_1259271636"/></text:h>
      <text:p text:style-name="P206">Objective is to <text:span text:style-name="T647">create a CLI application to support special operations from a terminal. This is a terminal interface around os2 module. Mainly this should produce argparse and pretty printing. Also this should implement proper mkfs utility. </text:span></text:p>
      <text:p text:style-name="P206"/>
      <text:h text:style-name="Heading_20_4" text:outline-level="4"><text:bookmark-start text:name="__RefHeading___Toc5473_1259271636"/>Graphical interface tools<text:bookmark-end text:name="__RefHeading___Toc5473_1259271636"/></text:h>
      <text:p text:style-name="P206">Objective is to <text:span text:style-name="T647">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6"/>
      <text:h text:style-name="Heading_20_4" text:outline-level="4"><text:bookmark-start text:name="__RefHeading___Toc5475_1259271636"/>Benchmarks<text:bookmark-end text:name="__RefHeading___Toc5475_1259271636"/></text:h>
      <text:p text:style-name="P206">Objective is to <text:span text:style-name="T647">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6"/>
      <text:h text:style-name="Heading_20_4" text:outline-level="4"><text:bookmark-start text:name="__RefHeading___Toc5477_1259271636"/>Man pages<text:bookmark-end text:name="__RefHeading___Toc5477_1259271636"/></text:h>
      <text:p text:style-name="P206">Objective is to <text:span text:style-name="T647">create proper man pages and bash completion for end users. This is going to be the last step before second public announcement and pushing non-beta apt packages. </text:span></text:p>
      <text:p text:style-name="P206"/>
      <text:h text:style-name="Heading_20_4" text:outline-level="4"><text:bookmark-start text:name="__RefHeading___Toc5479_1259271636"/><text:soft-page-break/>Public <text:span text:style-name="T648">beta release</text:span><text:bookmark-end text:name="__RefHeading___Toc5479_1259271636"/></text:h>
      <text:p text:style-name="P206">Objective is to <text:span text:style-name="T648">push into the apt repository with beta status. Since core features already exist and testing framework does not signal any problems, it is time to announce beta availability to a broader audience and start hands on testing on a larger user base. </text:span></text:p>
      <text:p text:style-name="P206"/>
      <text:p text:style-name="P273"/>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3">Arkadiusz Bulski</text:p>
      <text:p text:style-name="P293"/>
      <text:p text:style-name="P293">asked by Thistle (pseudonym)</text:p>
      <text:p text:style-name="P293">recorded on 2015-04-10</text:p>
      <text:p text:style-name="P174"/>
      <text:p text:style-name="P70">What control will a user have over wiping of files? Wiping of files is not practical? You mean manual wiping? </text:p>
      <text:p text:style-name="P175">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0">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6"><text:span text:style-name="T398">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60">Therefore </text:span><text:span text:style-name="T263">this kind of action </text:span><text:span text:style-name="T264">is </text:span><text:span text:style-name="T263">inspectable </text:span><text:span text:style-name="T261">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2">This kind of action </text:span><text:span text:style-name="T264">is </text:span><text:span text:style-name="T328">partially </text:span><text:span text:style-name="T262">inspectable, </text:span><text:span text:style-name="T260">as </text:span><text:span text:style-name="T262">revision history reveal</text:span><text:span text:style-name="T264">s</text:span><text:span text:style-name="T262"> that </text:span><text:span text:style-name="T260">some </text:span><text:span text:style-name="T262">wiping has taken place but file content </text:span><text:span text:style-name="T264">is </text:span><text:span text:style-name="T262">not accessible anymore. </text:span></text:p>
      <text:p text:style-name="P174"/>
      <text:p text:style-name="P70">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7">History of changes is <text:span text:style-name="T548">like </text:span>a list of <text:span text:style-name="T548">commits</text:span>, states saved at some points in time, ordered chronologically. History can be browsed and every <text:span text:style-name="T548">revision </text:span>can be inspected for details but also every <text:span text:style-name="T548">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0"><text:soft-page-break/>Deleted files are permanently gone, how would that be done? In comparison to saving file history...</text:p>
      <text:p text:style-name="P178">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0">Legal questions, may use of the program encounter difficulties with existing laws in some countries? </text:p>
      <text:p text:style-name="P179">Depending on <text:span text:style-name="T379">your country of residence, you may be: </text:span></text:p>
      <text:list xml:id="list546054346" text:style-name="L17">
        <text:list-item>
          <text:p text:style-name="P396">forbidden from using cryptographic products in general</text:p>
        </text:list-item>
        <text:list-item>
          <text:p text:style-name="P397">required to get license or send notification before import<text:span text:style-name="T380">ing</text:span></text:p>
        </text:list-item>
        <text:list-item>
          <text:p text:style-name="P398">required to disclose cryptographic keys to authorities in advance</text:p>
        </text:list-item>
        <text:list-item>
          <text:p text:style-name="P399">asked to <text:span text:style-name="T403">enter password and hand over </text:span>your laptop</text:p>
        </text:list-item>
        <text:list-item>
          <text:p text:style-name="P398">asked if you have any other undisclosed encrypted partitions</text:p>
        </text:list-item>
        <text:list-item>
          <text:p text:style-name="P400">subpoenaed <text:span text:style-name="T381">to produce </text:span>keys or <text:span text:style-name="T381">de</text:span>crypted data <text:span text:style-name="T381">itself</text:span></text:p>
        </text:list-item>
        <text:list-item>
          <text:p text:style-name="P400">jailed for long time or until your produce encryption keys</text:p>
        </text:list-item>
      </text:list>
      <text:p text:style-name="P180">Lesson to learn <text:span text:style-name="T382">here </text:span>is that <text:span text:style-name="T614">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3">asked by Steven Balderrama</text:p>
      <text:p text:style-name="P293">recorded on 2015-08-14</text:p>
      <text:p text:style-name="P1"/>
      <text:p text:style-name="P71">On mission document, page 3, I found top 3 things what lacks today in a filesystem: versioning, secure deletion and disk utilisation. </text:p>
      <text:p text:style-name="P182">There are also other features but <text:span text:style-name="T392">some are so specialized that clearly there will not be many people that will have a use for them. This project aims to deliver a versatile filesystem that will be useful to everybody. </text:span></text:p>
      <text:p text:style-name="P183"/>
      <text:p text:style-name="P184"><text:span text:style-name="T387">Compression </text:span><text:span text:style-name="T385">is great, </text:span><text:span text:style-name="T386">but s</text:span><text:span text:style-name="T385">ome files should not be compressed for performance. </text:span></text:p>
      <text:p text:style-name="P185">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2"><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7">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3">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4">Lastly, you said about having it's own type of recovery. Explain in detail how it will recover or roll back. </text:p>
      <text:p text:style-name="P191">Early filesystems like Fast File System and it's descendant Ext2 depended on running a program called <text:span text:style-name="T218">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3">ZFS also uses intents. The state of the art solution would perhaps comprise of copy on write only. Initial idea of using intents was discarded. </text:span></text:p>
      <text:p text:style-name="P226"><text:span text:style-name="T579">Solution is described in </text:span><text:a xlink:type="simple" xlink:href="#2.1.4.Fsync is not efficient. |outline" text:style-name="Internet_20_link" text:visited-style-name="Visited_20_Internet_20_Link"><text:span text:style-name="T579">Fsync chapter</text:span></text:a><text:span text:style-name="T579">. </text:span><text:span text:style-name="T563">Overwriting </text:span><text:span text:style-name="T579">a </text:span><text:span text:style-name="T563">file puts </text:span><text:span text:style-name="T579">the </text:span><text:span text:style-name="T563">data and </text:span><text:span text:style-name="T579">the </text:span><text:span text:style-name="T563">modified inode </text:span><text:span text:style-name="T579">into </text:span><text:span text:style-name="T563">new extents, </text:span><text:span text:style-name="T579">doing copy on write</text:span><text:span text:style-name="T563">. Their previous copies remain locked until a checkpoint. After all dirty data and inodes </text:span><text:span text:style-name="T579">up to a specified revision </text:span><text:span text:style-name="T563">were synced to disk, </text:span><text:span text:style-name="T579">header is atomically updated to point to new extents, and then old locked extents get finally unallocated. </text:span><text:span text:style-name="T563">Recovery is a noop since </text:span><text:span text:style-name="T579">header </text:span><text:span text:style-name="T563">always references extents that were completely synced to disk. Interrupting before or during a checkpoint only affects space that is considered unallocated anyway. </text:span></text:p>
      <text:p text:style-name="P192"/>
      <text:p text:style-name="P298">asked by <text:span text:style-name="T551">Robert Węcławski</text:span></text:p>
      <text:p text:style-name="P298">recorded on <text:span text:style-name="T551">2017-03-03</text:span></text:p>
      <text:p text:style-name="P193"/>
      <text:p text:style-name="P77">You wrote that this is a general purpose filesystem, but then that it only works on hard drives <text:span text:style-name="T552">(not SSDs)</text:span>. Such a narrow application makes it not useful. </text:p>
      <text:p text:style-name="P194">General purpose means that it meets minimum requirements <text:span text:style-name="T586">for</text:span> everyone and surpasses them for some, not that it beats <text:span text:style-name="T586">every competitor </text:span>on every benchmark <text:span text:style-name="T586">in every configuration</text:span>. If I were designing <text:span text:style-name="T586">a filesystem </text:span>for SSDs then I would have made different design decisions, in fact <text:span text:style-name="T586">I would have made opposite design decisions</text:span>. Then <text:span text:style-name="T586">the design would be inferior </text:span>on hard drives. Would you then complain that it does <text:span text:style-name="T553">not</text:span> work on HDDs? </text:p>
      <text:p text:style-name="P194"/>
      <text:p text:style-name="P75">Extents are not beneficial on SSDs, and are shortening their lifespan. </text:p>
      <text:p text:style-name="P264"><text:span text:style-name="T580">True but SSDs are not being considered, </text:span><text:span text:style-name="T581">for reasons explained in </text:span><text:a xlink:type="simple" xlink:href="#2.1.12.Design decisions for HDDs and SSDs are mutually exclusive. |outline" text:style-name="Internet_20_link" text:visited-style-name="Visited_20_Internet_20_Link"><text:span text:style-name="T615">SSDs chapter</text:span></text:a>. </text:p>
      <text:p text:style-name="P195"/>
      <text:p text:style-name="P75">Extents compaction is supposed to be delayed into the future, but what about servers running 24/7? </text:p>
      <text:p text:style-name="P272">Some servers actually do experience peek hours, especially those hosting <text:span text:style-name="T587">non-</text:span>international websites. Then more disk IO will be used on compaction during these non-peek hours. <text:span text:style-name="T561">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6">I think B-trees would cache better because the entire dictionary will be slow with large amount of files. </text:p>
      <text:p text:style-name="P196">The dictionary representation switches to a B-tree <text:span text:style-name="T588">representation </text:span>when the amount of entries grows <text:span text:style-name="T588">too </text:span>large <text:span text:style-name="T588">for that representation to be effective</text:span>. <text:span text:style-name="T588">It </text:span>is used only until it is beneficial, <text:span text:style-name="T554">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1:57:21.119252401">2017-09-04</text:date></text:span><text:span text:style-name="MT1"><text:tab/>Page </text:span><text:span text:style-name="MT1"><text:page-number text:select-page="current">49</text:page-number></text:span><text:span text:style-name="MT1"> of </text:span><text:span text:style-name="MT1"><text:page-count>49</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1H51M35S</meta:editing-duration>
    <meta:editing-cycles>1687</meta:editing-cycles>
    <meta:generator>LibreOffice/5.3.1.2$Linux_X86_64 LibreOffice_project/30m0$Build-2</meta:generator>
    <dc:date>2017-09-04T01:57:21.048925495</dc:date>
    <meta:print-date>2017-03-17T12:48:20.222054410</meta:print-date>
    <meta:document-statistic meta:table-count="1" meta:image-count="24" meta:object-count="6" meta:page-count="49" meta:paragraph-count="531" meta:word-count="21128" meta:character-count="131140" meta:non-whitespace-character-count="110294"/>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